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4.64pt"/>
    </style:style>
    <style:style style:name="co11" style:family="table-column">
      <style:table-column-properties fo:break-before="auto" style:column-width="384.2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58.95pt"/>
    </style:style>
    <style:style style:name="co14" style:family="table-column">
      <style:table-column-properties fo:break-before="auto" style:column-width="22.51pt"/>
    </style:style>
    <style:style style:name="co15" style:family="table-column">
      <style:table-column-properties fo:break-before="auto" style:column-width="115.46pt"/>
    </style:style>
    <style:style style:name="co16" style:family="table-column">
      <style:table-column-properties fo:break-before="auto" style:column-width="60.15pt"/>
    </style:style>
    <style:style style:name="co17" style:family="table-column">
      <style:table-column-properties fo:break-before="auto" style:column-width="446.14pt"/>
    </style:style>
    <style:style style:name="co18" style:family="table-column">
      <style:table-column-properties fo:break-before="auto" style:column-width="166.99pt"/>
    </style:style>
    <style:style style:name="co19" style:family="table-column">
      <style:table-column-properties fo:break-before="auto" style:column-width="329.84pt"/>
    </style:style>
    <style:style style:name="co20" style:family="table-column">
      <style:table-column-properties fo:break-before="auto" style:column-width="21.46pt"/>
    </style:style>
    <style:style style:name="co21" style:family="table-column">
      <style:table-column-properties fo:break-before="auto" style:column-width="108.4pt"/>
    </style:style>
    <style:style style:name="co22" style:family="table-column">
      <style:table-column-properties fo:break-before="auto" style:column-width="102.64pt"/>
    </style:style>
    <style:style style:name="co23" style:family="table-column">
      <style:table-column-properties fo:break-before="auto" style:column-width="538.04pt"/>
    </style:style>
    <style:style style:name="co24" style:family="table-column">
      <style:table-column-properties fo:break-before="auto" style:column-width="149.36pt"/>
    </style:style>
    <style:style style:name="co25" style:family="table-column">
      <style:table-column-properties fo:break-before="auto" style:column-width="306.96pt"/>
    </style:style>
    <style:style style:name="co26" style:family="table-column">
      <style:table-column-properties fo:break-before="auto" style:column-width="35.49pt"/>
    </style:style>
    <style:style style:name="co27" style:family="table-column">
      <style:table-column-properties fo:break-before="auto" style:column-width="332.96pt"/>
    </style:style>
    <style:style style:name="co28" style:family="table-column">
      <style:table-column-properties fo:break-before="auto" style:column-width="49.44pt"/>
    </style:style>
    <style:style style:name="co29" style:family="table-column">
      <style:table-column-properties fo:break-before="auto" style:column-width="182.95pt"/>
    </style:style>
    <style:style style:name="co30" style:family="table-column">
      <style:table-column-properties fo:break-before="auto" style:column-width="61.71pt"/>
    </style:style>
    <style:style style:name="co31" style:family="table-column">
      <style:table-column-properties fo:break-before="auto" style:column-width="200.64pt"/>
    </style:style>
    <style:style style:name="co32" style:family="table-column">
      <style:table-column-properties fo:break-before="auto" style:column-width="54.79pt"/>
    </style:style>
    <style:style style:name="co33" style:family="table-column">
      <style:table-column-properties fo:break-before="auto" style:column-width="83.96pt"/>
    </style:style>
    <style:style style:name="ro3" style:family="table-row">
      <style:table-row-properties style:row-height="14.4pt" fo:break-before="auto" style:use-optimal-row-height="true"/>
    </style:style>
    <style:style style:name="ro1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ro6" style:family="table-row">
      <style:table-row-properties style:row-height="28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anti-CV">
      <style:table-properties table:display="true" style:writing-mode="lr-tb"/>
    </style:style>
    <style:style style:name="ta5" style:family="table" style:master-page-name="PageStyle_5f_WP-group">
      <style:table-properties table:display="true" style:writing-mode="lr-tb"/>
    </style:style>
    <style:style style:name="ta6" style:family="table" style:master-page-name="PageStyle_5f_filter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14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'to-check'.F1"/>
    </style:style>
    <style:style style:name="ce15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7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17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7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8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18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8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8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7" style:family="table-cell" style:parent-style-name="Default" style:data-style-name="N100">
      <style:table-cell-properties fo:border-bottom="none" fo:background-color="#fff200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'to-check'.B6"/>
    </style:style>
    <style:style style:name="ce299" style:family="table-cell" style:parent-style-name="Default" style:data-style-name="N4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'to-check'.C1"/>
      <style:map style:condition="cell-content()=&quot;BLOCK&quot;" style:apply-style-name="Good" style:base-cell-address="'to-check'.C1"/>
    </style:style>
    <style:style style:name="ce300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3" style:family="table-cell" style:parent-style-name="Default" style:data-style-name="N4">
      <style:map style:condition="cell-content()=&quot;1&quot;" style:apply-style-name="Good" style:base-cell-address="'to-check'.C3"/>
      <style:map style:condition="cell-content()=&quot;1.5&quot;" style:apply-style-name="Neutral" style:base-cell-address="'to-check'.C3"/>
    </style:style>
    <style:style style:name="ce305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6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7" style:family="table-cell" style:parent-style-name="Default" style:data-style-name="N4">
      <style:map style:condition="cell-content()=&quot;1&quot;" style:apply-style-name="Good" style:base-cell-address="'to-check'.C41"/>
      <style:map style:condition="cell-content()=&quot;1.5&quot;" style:apply-style-name="Neutral" style:base-cell-address="'to-check'.C41"/>
    </style:style>
    <style:style style:name="ce308" style:family="table-cell" style:parent-style-name="Default" style:data-style-name="N4"/>
    <style:style style:name="ce3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45"/>
      <style:map style:condition="cell-content()=&quot;no&quot;" style:apply-style-name="Bad" style:base-cell-address="'to-check'.E45"/>
      <style:map style:condition="cell-content()=&quot;revert&quot;" style:apply-style-name="Accent_20_2" style:base-cell-address="'to-check'.E45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3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2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style:rotation-align="none"/>
    </style:style>
    <style:style style:name="ce32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6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7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8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9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0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1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2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3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3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33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1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3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6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2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6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7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5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6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361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36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36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36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36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36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36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36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36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37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37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37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37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375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377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8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9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1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2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4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5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6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38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0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1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2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0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1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no-wrap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solid" style:text-line-through-type="singl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7"/>
      <style:map style:condition="cell-content()=&quot;BLOCK&quot;" style:apply-style-name="Good" style:base-cell-address="filters.C837"/>
    </style:style>
    <style:style style:name="ce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8"/>
      <style:map style:condition="cell-content()=&quot;BLOCK&quot;" style:apply-style-name="Good" style:base-cell-address="filters.C838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9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4"/>
      <style:map style:condition="cell-content()=&quot;BLOCK&quot;" style:apply-style-name="Good" style:base-cell-address="filters.C894"/>
    </style:style>
    <style:style style:name="ce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161"/>
      <style:map style:condition="cell-content()=&quot;BLOCK&quot;" style:apply-style-name="Good" style:base-cell-address="filters.C1161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0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1"/>
    </style:style>
    <style:style style:name="ce1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8"/>
    </style:style>
    <style:style style:name="ce5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61"/>
    </style:style>
    <style:style style:name="ce1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11"/>
    </style:style>
    <style:style style:name="ce12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22"/>
    </style:style>
    <style:style style:name="ce26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26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161"/>
    </style:style>
    <style:style style:name="ce268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3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14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27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27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0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1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29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20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0" style:family="table-cell" style:parent-style-name="Default" style:data-style-name="N100">
      <style:table-cell-properties fo:border-bottom="none" fo:background-color="#fff200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'to-check'.B6"/>
    </style:style>
    <style:style style:name="ce313" style:family="table-cell" style:parent-style-name="Default" style:data-style-name="N4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'to-check'.C1"/>
      <style:map style:condition="cell-content()=&quot;BLOCK&quot;" style:apply-style-name="Good" style:base-cell-address="'to-check'.C1"/>
    </style:style>
    <style:style style:name="ce314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15" style:family="table-cell" style:parent-style-name="Default" style:data-style-name="N4">
      <style:map style:condition="cell-content()=&quot;1&quot;" style:apply-style-name="Good" style:base-cell-address="'to-check'.C3"/>
      <style:map style:condition="cell-content()=&quot;1.5&quot;" style:apply-style-name="Neutral" style:base-cell-address="'to-check'.C3"/>
    </style:style>
    <style:style style:name="ce318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19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20" style:family="table-cell" style:parent-style-name="Default" style:data-style-name="N4">
      <style:map style:condition="cell-content()=&quot;1&quot;" style:apply-style-name="Good" style:base-cell-address="'to-check'.C41"/>
      <style:map style:condition="cell-content()=&quot;1.5&quot;" style:apply-style-name="Neutral" style:base-cell-address="'to-check'.C41"/>
    </style:style>
    <style:style style:name="ce321" style:family="table-cell" style:parent-style-name="Default" style:data-style-name="N4"/>
    <style:style style:name="ce12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35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39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45"/>
      <style:map style:condition="cell-content()=&quot;no&quot;" style:apply-style-name="Bad" style:base-cell-address="'to-check'.E45"/>
      <style:map style:condition="cell-content()=&quot;revert&quot;" style:apply-style-name="Accent_20_2" style:base-cell-address="'to-check'.E45"/>
    </style:style>
    <style:style style:name="ce143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'to-check'.F1"/>
    </style:style>
    <style:style style:name="ce39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3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3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39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15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40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40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40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40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40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7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8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9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0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1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2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3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4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4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42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2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6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1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32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35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6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3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3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3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440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44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44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44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4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4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44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44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44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44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45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45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5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45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454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5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456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57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58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0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2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3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4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5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46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9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0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1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ato Medium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3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  <style:style style:name="T4" style:family="text">
      <style:text-properties style:font-name="Lato Medium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fo:color="#000000"/>
    </style:style>
    <style:style style:name="T5" style:family="text">
      <style:text-properties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fo:color="#000000" style:font-name="Liberation Sans"/>
    </style:style>
    <style:style style:name="T6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Lato Medium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ato Medium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6">
        <office:forms form:automatic-focus="false" form:apply-design-mode="false"/>
        <table:table-column table:style-name="co26" table:default-cell-style-name="ce4"/>
        <table:table-column table:style-name="co27" table:default-cell-style-name="ce218"/>
        <table:table-column table:style-name="co28" table:default-cell-style-name="ce23"/>
        <table:table-column table:style-name="co29" table:default-cell-style-name="ce304"/>
        <table:table-column table:style-name="co30" table:default-cell-style-name="ce40"/>
        <table:table-column table:style-name="co31" table:default-cell-style-name="ce50"/>
        <table:table-column table:style-name="co32" table:default-cell-style-name="ce55"/>
        <table:table-column table:style-name="co33" table:number-columns-repeated="3" table:default-cell-style-name="ce304"/>
        <table:table-column table:style-name="co33" table:default-cell-style-name="ce56"/>
        <table:table-column table:style-name="co33" table:number-columns-repeated="2" table:default-cell-style-name="ce304"/>
        <table:table-column table:style-name="co9" table:number-columns-repeated="1011" table:default-cell-style-name="ce304"/>
        <table:table-row table:style-name="ro1">
          <table:table-cell table:style-name="ce189" office:value-type="string" calcext:value-type="string">
            <text:p>No</text:p>
          </table:table-cell>
          <table:table-cell table:style-name="ce189" office:value-type="string" calcext:value-type="string">
            <text:p>Filter</text:p>
          </table:table-cell>
          <table:table-cell table:style-name="ce219" office:value-type="string" calcext:value-type="string">
            <text:p>Type</text:p>
          </table:table-cell>
          <table:table-cell table:style-name="ce189" office:value-type="string" calcext:value-type="string">
            <text:p>Link</text:p>
          </table:table-cell>
          <table:table-cell table:style-name="ce268" office:value-type="string" calcext:value-type="string">
            <text:p>Check</text:p>
          </table:table-cell>
          <table:table-cell table:style-name="ce279" office:value-type="string" calcext:value-type="string">
            <text:p>Notes</text:p>
          </table:table-cell>
          <table:table-cell table:style-name="ce290" office:value-type="string" calcext:value-type="string">
            <text:p>Push</text:p>
          </table:table-cell>
          <table:table-cell table:style-name="ce189" office:value-type="string" calcext:value-type="string">
            <text:p>EL DONE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1" calcext:value-type="float">
            <text:p>1</text:p>
          </table:table-cell>
          <table:table-cell table:style-name="ce194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0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2" calcext:value-type="float">
            <text:p>2</text:p>
          </table:table-cell>
          <table:table-cell table:style-name="ce195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ckinf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3" calcext:value-type="float">
            <text:p>3</text:p>
          </table:table-cell>
          <table:table-cell table:style-name="ce194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0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4" calcext:value-type="float">
            <text:p>4</text:p>
          </table:table-cell>
          <table:table-cell table:style-name="ce194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5" calcext:value-type="float">
            <text:p>5</text:p>
          </table:table-cell>
          <table:table-cell table:style-name="ce195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anywhere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6" calcext:value-type="float">
            <text:p>6</text:p>
          </table:table-cell>
          <table:table-cell table:style-name="ce194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/>
          <table:table-cell table:style-name="ce195" office:value-type="string" calcext:value-type="string">
            <text:p>http://www.pless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/>
          <table:table-cell table:style-name="ce194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91" office:value-type="float" office:value="7" calcext:value-type="float">
            <text:p>7</text:p>
          </table:table-cell>
          <table:table-cell table:style-name="ce195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www.pomponik.pl/plotki/news-magda-gessler-na-zdjeciu-z-mlodosci-hit,nId,309999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/>
          <table:table-cell table:style-name="ce194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/>
          <table:table-cell table:style-name="ce195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8" calcext:value-type="float">
            <text:p>8</text:p>
          </table:table-cell>
          <table:table-cell table:style-name="ce194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9" calcext:value-type="float">
            <text:p>9</text:p>
          </table:table-cell>
          <table:table-cell table:style-name="ce194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0" calcext:value-type="float">
            <text:p>10</text:p>
          </table:table-cell>
          <table:table-cell table:style-name="ce195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11" calcext:value-type="float">
            <text:p>11</text:p>
          </table:table-cell>
          <table:table-cell table:style-name="ce194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2" calcext:value-type="float">
            <text:p>12</text:p>
          </table:table-cell>
          <table:table-cell table:style-name="ce195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://www.czech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90" office:value-type="float" office:value="14" calcext:value-type="float">
            <text:p>14</text:p>
          </table:table-cell>
          <table:table-cell table:style-name="ce194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5" calcext:value-type="float">
            <text:p>15</text:p>
          </table:table-cell>
          <table:table-cell table:style-name="ce195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inowroclawskie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16" calcext:value-type="float">
            <text:p>16</text:p>
          </table:table-cell>
          <table:table-cell table:style-name="ce194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7" calcext:value-type="float">
            <text:p>17</text:p>
          </table:table-cell>
          <table:table-cell table:style-name="ce195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xda-developers.co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18" calcext:value-type="float">
            <text:p>18</text:p>
          </table:table-cell>
          <table:table-cell table:style-name="ce194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9" calcext:value-type="float">
            <text:p>19</text:p>
          </table:table-cell>
          <table:table-cell table:style-name="ce195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zary-zagan.region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20" calcext:value-type="float">
            <text:p>20</text:p>
          </table:table-cell>
          <table:table-cell table:style-name="ce194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21" calcext:value-type="float">
            <text:p>21</text:p>
          </table:table-cell>
          <table:table-cell table:style-name="ce195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www.zywiec112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22" calcext:value-type="float">
            <text:p>22</text:p>
          </table:table-cell>
          <table:table-cell table:style-name="ce194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23" calcext:value-type="float">
            <text:p>23</text:p>
          </table:table-cell>
          <table:table-cell table:style-name="ce195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blogprezes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24" calcext:value-type="float">
            <text:p>24</text:p>
          </table:table-cell>
          <table:table-cell table:style-name="ce195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25" calcext:value-type="float">
            <text:p>25</text:p>
          </table:table-cell>
          <table:table-cell table:style-name="ce195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190" office:value-type="float" office:value="26" calcext:value-type="float">
            <text:p>26</text:p>
          </table:table-cell>
          <table:table-cell table:style-name="ce194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191" office:value-type="float" office:value="27" calcext:value-type="float">
            <text:p>27</text:p>
          </table:table-cell>
          <table:table-cell table:style-name="ce195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://www.bron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28" calcext:value-type="float">
            <text:p>28</text:p>
          </table:table-cell>
          <table:table-cell table:style-name="ce194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29" calcext:value-type="float">
            <text:p>29</text:p>
          </table:table-cell>
          <table:table-cell table:style-name="ce195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businesswomanlif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30" calcext:value-type="float">
            <text:p>30</text:p>
          </table:table-cell>
          <table:table-cell table:style-name="ce194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31" calcext:value-type="float">
            <text:p>31</text:p>
          </table:table-cell>
          <table:table-cell table:style-name="ce195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www.ceny-zlom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32" calcext:value-type="float">
            <text:p>32</text:p>
          </table:table-cell>
          <table:table-cell table:style-name="ce194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0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33" calcext:value-type="float">
            <text:p>33</text:p>
          </table:table-cell>
          <table:table-cell table:style-name="ce195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ciechanowinaczej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34" calcext:value-type="float">
            <text:p>34</text:p>
          </table:table-cell>
          <table:table-cell table:style-name="ce194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35" calcext:value-type="float">
            <text:p>35</text:p>
          </table:table-cell>
          <table:table-cell table:style-name="ce195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icomp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36" calcext:value-type="float">
            <text:p>36</text:p>
          </table:table-cell>
          <table:table-cell table:style-name="ce194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37" calcext:value-type="float">
            <text:p>37</text:p>
          </table:table-cell>
          <table:table-cell table:style-name="ce195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zabawkowo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38" calcext:value-type="float">
            <text:p>38</text:p>
          </table:table-cell>
          <table:table-cell table:style-name="ce194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39" calcext:value-type="float">
            <text:p>39</text:p>
          </table:table-cell>
          <table:table-cell table:style-name="ce195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://dziennikzwiazk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0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40" calcext:value-type="float">
            <text:p>40</text:p>
          </table:table-cell>
          <table:table-cell table:style-name="ce195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dzisiajwgliwicach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41" calcext:value-type="float">
            <text:p>41</text:p>
          </table:table-cell>
          <table:table-cell table:style-name="ce194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42" calcext:value-type="float">
            <text:p>42</text:p>
          </table:table-cell>
          <table:table-cell table:style-name="ce195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e-playbet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0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43" calcext:value-type="float">
            <text:p>43</text:p>
          </table:table-cell>
          <table:table-cell table:style-name="ce194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44" calcext:value-type="float">
            <text:p>44</text:p>
          </table:table-cell>
          <table:table-cell table:style-name="ce195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://e-pla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45" calcext:value-type="float">
            <text:p>45</text:p>
          </table:table-cell>
          <table:table-cell table:style-name="ce194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46" calcext:value-type="float">
            <text:p>46</text:p>
          </table:table-cell>
          <table:table-cell table:style-name="ce195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gosc.pl/doc/5739192.Ojciec-Szustak-dotarl-do-Grobu-Pa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47" calcext:value-type="float">
            <text:p>47</text:p>
          </table:table-cell>
          <table:table-cell table:style-name="ce194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48" calcext:value-type="float">
            <text:p>48</text:p>
          </table:table-cell>
          <table:table-cell table:style-name="ce195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zw.l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49" calcext:value-type="float">
            <text:p>49</text:p>
          </table:table-cell>
          <table:table-cell table:style-name="ce195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appleworld.pl/dziala-tylko-jedna-sluchawka-airpods-oto-jak-naprawic-probl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50" calcext:value-type="float">
            <text:p>50</text:p>
          </table:table-cell>
          <table:table-cell table:style-name="ce194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51" calcext:value-type="float">
            <text:p>51</text:p>
          </table:table-cell>
          <table:table-cell table:style-name="ce195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://www.ziemialimanow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52" calcext:value-type="float">
            <text:p>52</text:p>
          </table:table-cell>
          <table:table-cell table:style-name="ce194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53" calcext:value-type="float">
            <text:p>53</text:p>
          </table:table-cell>
          <table:table-cell table:style-name="ce195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blogpress.pl/node/2596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54" calcext:value-type="float">
            <text:p>54</text:p>
          </table:table-cell>
          <table:table-cell table:style-name="ce194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55" calcext:value-type="float">
            <text:p>55</text:p>
          </table:table-cell>
          <table:table-cell table:style-name="ce195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://filetracke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56" calcext:value-type="float">
            <text:p>56</text:p>
          </table:table-cell>
          <table:table-cell table:style-name="ce194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57" calcext:value-type="float">
            <text:p>57</text:p>
          </table:table-cell>
          <table:table-cell table:style-name="ce195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58" calcext:value-type="float">
            <text:p>58</text:p>
          </table:table-cell>
          <table:table-cell table:style-name="ce195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59" calcext:value-type="float">
            <text:p>59</text:p>
          </table:table-cell>
          <table:table-cell table:style-name="ce194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60" calcext:value-type="float">
            <text:p>60</text:p>
          </table:table-cell>
          <table:table-cell table:style-name="ce195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direct.mone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61" calcext:value-type="float">
            <text:p>61</text:p>
          </table:table-cell>
          <table:table-cell table:style-name="ce194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62" calcext:value-type="float">
            <text:p>62</text:p>
          </table:table-cell>
          <table:table-cell table:style-name="ce195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direct.money.pl/artykuly/porady/raty-rowne-czy-malejace,39,0,931367.htm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63" calcext:value-type="float">
            <text:p>63</text:p>
          </table:table-cell>
          <table:table-cell table:style-name="ce194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64" calcext:value-type="float">
            <text:p>64</text:p>
          </table:table-cell>
          <table:table-cell table:style-name="ce195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ylecz.to/uklad-krazenia/brak-tchu-i-pelnego-oddechu-przy-wysilku-i-w-spoczynku-jakie-sa-przyczyny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65" calcext:value-type="float">
            <text:p>65</text:p>
          </table:table-cell>
          <table:table-cell table:style-name="ce194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66" calcext:value-type="float">
            <text:p>66</text:p>
          </table:table-cell>
          <table:table-cell table:style-name="ce195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67" calcext:value-type="float">
            <text:p>67</text:p>
          </table:table-cell>
          <table:table-cell table:style-name="ce194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68" calcext:value-type="float">
            <text:p>68</text:p>
          </table:table-cell>
          <table:table-cell table:style-name="ce195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korki.epozna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69" calcext:value-type="float">
            <text:p>69</text:p>
          </table:table-cell>
          <table:table-cell table:style-name="ce194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70" calcext:value-type="float">
            <text:p>70</text:p>
          </table:table-cell>
          <table:table-cell table:style-name="ce195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rajdy24.pl/kategoria/rsmp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71" calcext:value-type="float">
            <text:p>71</text:p>
          </table:table-cell>
          <table:table-cell table:style-name="ce194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72" calcext:value-type="float">
            <text:p>72</text:p>
          </table:table-cell>
          <table:table-cell table:style-name="ce195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95" office:value-type="string" calcext:value-type="string">
            <text:p>https://wirtualnyregion.pl/reklama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73" calcext:value-type="float">
            <text:p>73</text:p>
          </table:table-cell>
          <table:table-cell table:style-name="ce194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74" calcext:value-type="float">
            <text:p>74</text:p>
          </table:table-cell>
          <table:table-cell table:style-name="ce195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wirtualnyreg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90" office:value-type="float" office:value="75" calcext:value-type="float">
            <text:p>75</text:p>
          </table:table-cell>
          <table:table-cell table:style-name="ce194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76" calcext:value-type="float">
            <text:p>76</text:p>
          </table:table-cell>
          <table:table-cell table:style-name="ce195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party.pl/newsy/marta-manowska-komentuje-udzial-niny-w-the-voice-senior-9197-r22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77" calcext:value-type="float">
            <text:p>77</text:p>
          </table:table-cell>
          <table:table-cell table:style-name="ce194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0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78" calcext:value-type="float">
            <text:p>78</text:p>
          </table:table-cell>
          <table:table-cell table:style-name="ce194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79" calcext:value-type="float">
            <text:p>79</text:p>
          </table:table-cell>
          <table:table-cell table:style-name="ce195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www.lokalna24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80" calcext:value-type="float">
            <text:p>80</text:p>
          </table:table-cell>
          <table:table-cell table:style-name="ce194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81" calcext:value-type="float">
            <text:p>81</text:p>
          </table:table-cell>
          <table:table-cell table:style-name="ce194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82" calcext:value-type="float">
            <text:p>82</text:p>
          </table:table-cell>
          <table:table-cell table:style-name="ce194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83" calcext:value-type="float">
            <text:p>83</text:p>
          </table:table-cell>
          <table:table-cell table:style-name="ce195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84" calcext:value-type="float">
            <text:p>84</text:p>
          </table:table-cell>
          <table:table-cell table:style-name="ce194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85" calcext:value-type="float">
            <text:p>85</text:p>
          </table:table-cell>
          <table:table-cell table:style-name="ce195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86" calcext:value-type="float">
            <text:p>86</text:p>
          </table:table-cell>
          <table:table-cell table:style-name="ce194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87" calcext:value-type="float">
            <text:p>87</text:p>
          </table:table-cell>
          <table:table-cell table:style-name="ce195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www.kryptonotowania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88" calcext:value-type="float">
            <text:p>88</text:p>
          </table:table-cell>
          <table:table-cell table:style-name="ce194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89" calcext:value-type="float">
            <text:p>89</text:p>
          </table:table-cell>
          <table:table-cell table:style-name="ce194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90" calcext:value-type="float">
            <text:p>90</text:p>
          </table:table-cell>
          <table:table-cell table:style-name="ce194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91" calcext:value-type="float">
            <text:p>91</text:p>
          </table:table-cell>
          <table:table-cell table:style-name="ce195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www.oto-samochody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92" calcext:value-type="float">
            <text:p>92</text:p>
          </table:table-cell>
          <table:table-cell table:style-name="ce194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/>
          <table:table-cell table:style-name="ce195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93" calcext:value-type="float">
            <text:p>93</text:p>
          </table:table-cell>
          <table:table-cell table:style-name="ce194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94" calcext:value-type="float">
            <text:p>94</text:p>
          </table:table-cell>
          <table:table-cell table:style-name="ce195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/>
          <table:table-cell table:style-name="ce194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/>
          <table:table-cell table:style-name="ce195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95" calcext:value-type="float">
            <text:p>95</text:p>
          </table:table-cell>
          <table:table-cell table:style-name="ce194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96" calcext:value-type="float">
            <text:p>96</text:p>
          </table:table-cell>
          <table:table-cell table:style-name="ce195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://podlasie24.pl/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97" calcext:value-type="float">
            <text:p>97</text:p>
          </table:table-cell>
          <table:table-cell table:style-name="ce194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98" calcext:value-type="float">
            <text:p>98</text:p>
          </table:table-cell>
          <table:table-cell table:style-name="ce195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rowery.org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99" calcext:value-type="float">
            <text:p>99</text:p>
          </table:table-cell>
          <table:table-cell table:style-name="ce194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/>
          <table:table-cell table:style-name="ce195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/>
          <table:table-cell table:style-name="ce240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/>
          <table:table-cell table:style-name="ce195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/>
          <table:table-cell table:style-name="ce194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00" calcext:value-type="float">
            <text:p>100</text:p>
          </table:table-cell>
          <table:table-cell table:style-name="ce195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/>
          <table:table-cell table:style-name="ce194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/>
          <table:table-cell table:style-name="ce195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/>
          <table:table-cell table:style-name="ce194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/>
          <table:table-cell table:style-name="ce195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/>
          <table:table-cell table:style-name="ce194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01" calcext:value-type="float">
            <text:p>101</text:p>
          </table:table-cell>
          <table:table-cell table:style-name="ce195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kadra.pl/387888-icc-benfica-pokonala-fiorentine-grali-polacy.htm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102" calcext:value-type="float">
            <text:p>102</text:p>
          </table:table-cell>
          <table:table-cell table:style-name="ce194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0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03" calcext:value-type="float">
            <text:p>103</text:p>
          </table:table-cell>
          <table:table-cell table:style-name="ce195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glos.liv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104" calcext:value-type="float">
            <text:p>104</text:p>
          </table:table-cell>
          <table:table-cell table:style-name="ce194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05" calcext:value-type="float">
            <text:p>105</text:p>
          </table:table-cell>
          <table:table-cell table:style-name="ce195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106" calcext:value-type="float">
            <text:p>106</text:p>
          </table:table-cell>
          <table:table-cell table:style-name="ce194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07" calcext:value-type="float">
            <text:p>107</text:p>
          </table:table-cell>
          <table:table-cell table:style-name="ce195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108" calcext:value-type="float">
            <text:p>108</text:p>
          </table:table-cell>
          <table:table-cell table:style-name="ce194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195" office:value-type="string" calcext:value-type="string">
            <text:p>https://tromil.pl/poradniki-elektroniczne/diagnostyka-naprawa-monitorow-lcd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109" calcext:value-type="float">
            <text:p>109</text:p>
          </table:table-cell>
          <table:table-cell table:style-name="ce194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10" calcext:value-type="float">
            <text:p>110</text:p>
          </table:table-cell>
          <table:table-cell table:style-name="ce195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111" calcext:value-type="float">
            <text:p>111</text:p>
          </table:table-cell>
          <table:table-cell table:style-name="ce194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12" calcext:value-type="float">
            <text:p>112</text:p>
          </table:table-cell>
          <table:table-cell table:style-name="ce195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mgsm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113" calcext:value-type="float">
            <text:p>113</text:p>
          </table:table-cell>
          <table:table-cell table:style-name="ce194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14" calcext:value-type="float">
            <text:p>114</text:p>
          </table:table-cell>
          <table:table-cell table:style-name="ce195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://miedziak.info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115" calcext:value-type="float">
            <text:p>115</text:p>
          </table:table-cell>
          <table:table-cell table:style-name="ce194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/>
          <table:table-cell table:style-name="ce195" office:value-type="string" calcext:value-type="string">
            <text:p>http://www.chemiabudowlana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116" calcext:value-type="float">
            <text:p>116</text:p>
          </table:table-cell>
          <table:table-cell table:style-name="ce194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/>
          <table:table-cell table:style-name="ce195" office:value-type="string" calcext:value-type="string">
            <text:p>http://www.obud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117" calcext:value-type="float">
            <text:p>117</text:p>
          </table:table-cell>
          <table:table-cell table:style-name="ce194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18" calcext:value-type="float">
            <text:p>118</text:p>
          </table:table-cell>
          <table:table-cell table:style-name="ce195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okraglemiast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119" calcext:value-type="float">
            <text:p>119</text:p>
          </table:table-cell>
          <table:table-cell table:style-name="ce194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20" calcext:value-type="float">
            <text:p>120</text:p>
          </table:table-cell>
          <table:table-cell table:style-name="ce195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121" calcext:value-type="float">
            <text:p>121</text:p>
          </table:table-cell>
          <table:table-cell table:style-name="ce194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22" calcext:value-type="float">
            <text:p>122</text:p>
          </table:table-cell>
          <table:table-cell table:style-name="ce195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trakt.tv/movies/trendin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123" calcext:value-type="float">
            <text:p>123</text:p>
          </table:table-cell>
          <table:table-cell table:style-name="ce194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24" calcext:value-type="float">
            <text:p>124</text:p>
          </table:table-cell>
          <table:table-cell table:style-name="ce195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25" calcext:value-type="float">
            <text:p>125</text:p>
          </table:table-cell>
          <table:table-cell table:style-name="ce195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centrumdruku3d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float" office:value="126" calcext:value-type="float">
            <text:p>126</text:p>
          </table:table-cell>
          <table:table-cell table:style-name="ce194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91" office:value-type="float" office:value="127" calcext:value-type="float">
            <text:p>127</text:p>
          </table:table-cell>
          <table:table-cell table:style-name="ce195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28</text:p>
          </table:table-cell>
          <table:table-cell table:style-name="ce194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29</text:p>
          </table:table-cell>
          <table:table-cell table:style-name="ce194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0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30</text:p>
          </table:table-cell>
          <table:table-cell table:style-name="ce195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31</text:p>
          </table:table-cell>
          <table:table-cell table:style-name="ce194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0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32</text:p>
          </table:table-cell>
          <table:table-cell table:style-name="ce195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/>
          <table:table-cell table:style-name="ce240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33</text:p>
          </table:table-cell>
          <table:table-cell table:style-name="ce195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0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34</text:p>
          </table:table-cell>
          <table:table-cell table:style-name="ce195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35</text:p>
          </table:table-cell>
          <table:table-cell table:style-name="ce195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36</text:p>
          </table:table-cell>
          <table:table-cell table:style-name="ce194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0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37</text:p>
          </table:table-cell>
          <table:table-cell table:style-name="ce194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0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38</text:p>
          </table:table-cell>
          <table:table-cell table:style-name="ce195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/>
          <table:table-cell table:style-name="ce240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/>
          <table:table-cell table:style-name="ce240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/>
          <table:table-cell table:style-name="ce240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/>
          <table:table-cell table:style-name="ce240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39</text:p>
          </table:table-cell>
          <table:table-cell table:style-name="ce194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0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/>
          <table:table-cell table:style-name="ce240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/>
          <table:table-cell table:style-name="ce240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/>
          <table:table-cell table:style-name="ce240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40</text:p>
          </table:table-cell>
          <table:table-cell table:style-name="ce194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0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41</text:p>
          </table:table-cell>
          <table:table-cell table:style-name="ce194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0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42</text:p>
          </table:table-cell>
          <table:table-cell table:style-name="ce195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43</text:p>
          </table:table-cell>
          <table:table-cell table:style-name="ce194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0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44</text:p>
          </table:table-cell>
          <table:table-cell table:style-name="ce195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45</text:p>
          </table:table-cell>
          <table:table-cell table:style-name="ce194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0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46</text:p>
          </table:table-cell>
          <table:table-cell table:style-name="ce195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47</text:p>
          </table:table-cell>
          <table:table-cell table:style-name="ce194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0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48</text:p>
          </table:table-cell>
          <table:table-cell table:style-name="ce195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49</text:p>
          </table:table-cell>
          <table:table-cell table:style-name="ce194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0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50</text:p>
          </table:table-cell>
          <table:table-cell table:style-name="ce195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51</text:p>
          </table:table-cell>
          <table:table-cell table:style-name="ce194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0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52</text:p>
          </table:table-cell>
          <table:table-cell table:style-name="ce194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0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53</text:p>
          </table:table-cell>
          <table:table-cell table:style-name="ce194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0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0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54</text:p>
          </table:table-cell>
          <table:table-cell table:style-name="ce194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0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91" office:value-type="string" calcext:value-type="string">
            <text:p>155</text:p>
          </table:table-cell>
          <table:table-cell table:style-name="ce195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56</text:p>
          </table:table-cell>
          <table:table-cell table:style-name="ce195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57</text:p>
          </table:table-cell>
          <table:table-cell table:style-name="ce194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0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58</text:p>
          </table:table-cell>
          <table:table-cell table:style-name="ce194"/>
          <table:table-cell table:style-name="ce17" table:content-validation-name="val1"/>
          <table:table-cell table:style-name="ce194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59</text:p>
          </table:table-cell>
          <table:table-cell table:style-name="ce195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90" office:value-type="string" calcext:value-type="string">
            <text:p>160</text:p>
          </table:table-cell>
          <table:table-cell table:style-name="ce194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61</text:p>
          </table:table-cell>
          <table:table-cell table:style-name="ce194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://wysokomazowiecki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62</text:p>
          </table:table-cell>
          <table:table-cell table:style-name="ce195"/>
          <table:table-cell table:style-name="ce18" table:content-validation-name="val1"/>
          <table:table-cell table:style-name="ce195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63</text:p>
          </table:table-cell>
          <table:table-cell table:style-name="ce194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194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64</text:p>
          </table:table-cell>
          <table:table-cell table:style-name="ce195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ronieckibaza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65</text:p>
          </table:table-cell>
          <table:table-cell table:style-name="ce195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195" office:value-type="string" calcext:value-type="string">
            <text:p>https://wmeritum.pl/bieg-polskiej-sztafety/295952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66</text:p>
          </table:table-cell>
          <table:table-cell table:style-name="ce194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67</text:p>
          </table:table-cell>
          <table:table-cell table:style-name="ce195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irtualnekosmety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68</text:p>
          </table:table-cell>
          <table:table-cell table:style-name="ce194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194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69</text:p>
          </table:table-cell>
          <table:table-cell table:style-name="ce195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adowice24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70</text:p>
          </table:table-cell>
          <table:table-cell table:style-name="ce194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194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71</text:p>
          </table:table-cell>
          <table:table-cell table:style-name="ce195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://uavo.com.pl/gdzie-zdawac-egzamin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72</text:p>
          </table:table-cell>
          <table:table-cell table:style-name="ce194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73</text:p>
          </table:table-cell>
          <table:table-cell table:style-name="ce195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tygodnikponidz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74</text:p>
          </table:table-cell>
          <table:table-cell table:style-name="ce194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194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75</text:p>
          </table:table-cell>
          <table:table-cell table:style-name="ce195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195" office:value-type="string" calcext:value-type="string">
            <text:p>http://tvgorzow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76</text:p>
          </table:table-cell>
          <table:table-cell table:style-name="ce194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77</text:p>
          </table:table-cell>
          <table:table-cell table:style-name="ce195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trzemeszno24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78</text:p>
          </table:table-cell>
          <table:table-cell table:style-name="ce194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gazetaklobucka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79</text:p>
          </table:table-cell>
          <table:table-cell table:style-name="ce195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trawka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81</text:p>
          </table:table-cell>
          <table:table-cell table:style-name="ce194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90" office:value-type="string" calcext:value-type="string">
            <text:p>182</text:p>
          </table:table-cell>
          <table:table-cell table:style-name="ce194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/>
          <table:table-cell table:style-name="ce195" office:value-type="string" calcext:value-type="string">
            <text:p>https://elita-magazy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/>
          <table:table-cell table:style-name="ce194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/>
          <table:table-cell table:style-name="ce195" office:value-type="string" calcext:value-type="string">
            <text:p>https://profitechni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/>
          <table:table-cell table:style-name="ce194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/>
          <table:table-cell table:style-name="ce195" office:value-type="string" calcext:value-type="string">
            <text:p>http://sadnowoczesn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83</text:p>
          </table:table-cell>
          <table:table-cell table:style-name="ce194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194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19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84</text:p>
          </table:table-cell>
          <table:table-cell table:style-name="ce194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85</text:p>
          </table:table-cell>
          <table:table-cell table:style-name="ce194"/>
          <table:table-cell table:style-name="ce17" table:content-validation-name="val1"/>
          <table:table-cell table:style-name="ce194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86</text:p>
          </table:table-cell>
          <table:table-cell table:style-name="ce195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tarnobrzeski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87</text:p>
          </table:table-cell>
          <table:table-cell table:style-name="ce194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90" office:value-type="string" calcext:value-type="string">
            <text:p>188</text:p>
          </table:table-cell>
          <table:table-cell table:style-name="ce194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89</text:p>
          </table:table-cell>
          <table:table-cell table:style-name="ce195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szczecinek.com/artykul/na-trampoliny--do-galerii/733809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90</text:p>
          </table:table-cell>
          <table:table-cell table:style-name="ce194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91</text:p>
          </table:table-cell>
          <table:table-cell table:style-name="ce195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://swietokrzyskie24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92</text:p>
          </table:table-cell>
          <table:table-cell table:style-name="ce194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91" office:value-type="string" calcext:value-type="string">
            <text:p>193</text:p>
          </table:table-cell>
          <table:table-cell table:style-name="ce195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swiatkarin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94</text:p>
          </table:table-cell>
          <table:table-cell table:style-name="ce194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95</text:p>
          </table:table-cell>
          <table:table-cell table:style-name="ce194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96</text:p>
          </table:table-cell>
          <table:table-cell table:style-name="ce195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staresiolkowice.pl/mlyn-wodny-ze-starych-siolkowic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97</text:p>
          </table:table-cell>
          <table:table-cell table:style-name="ce194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98</text:p>
          </table:table-cell>
          <table:table-cell table:style-name="ce195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199</text:p>
          </table:table-cell>
          <table:table-cell table:style-name="ce194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00</text:p>
          </table:table-cell>
          <table:table-cell table:style-name="ce195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www.slupc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01</text:p>
          </table:table-cell>
          <table:table-cell table:style-name="ce195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02</text:p>
          </table:table-cell>
          <table:table-cell table:style-name="ce194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03</text:p>
          </table:table-cell>
          <table:table-cell table:style-name="ce194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04</text:p>
          </table:table-cell>
          <table:table-cell table:style-name="ce195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roosevelta81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05</text:p>
          </table:table-cell>
          <table:table-cell table:style-name="ce194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06</text:p>
          </table:table-cell>
          <table:table-cell table:style-name="ce195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://radomnews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07</text:p>
          </table:table-cell>
          <table:table-cell table:style-name="ce195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radio5.com.pl/jedenascie-godzin-walczyli-z-pozar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08</text:p>
          </table:table-cell>
          <table:table-cell table:style-name="ce195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09</text:p>
          </table:table-cell>
          <table:table-cell table:style-name="ce194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10</text:p>
          </table:table-cell>
          <table:table-cell table:style-name="ce195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prudnik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11</text:p>
          </table:table-cell>
          <table:table-cell table:style-name="ce194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12</text:p>
          </table:table-cell>
          <table:table-cell table:style-name="ce195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protipster.com/betting-tips/football/international-clubs/uefa-europa-leagu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13</text:p>
          </table:table-cell>
          <table:table-cell table:style-name="ce194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14</text:p>
          </table:table-cell>
          <table:table-cell table:style-name="ce195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progressforpoland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15</text:p>
          </table:table-cell>
          <table:table-cell table:style-name="ce194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16</text:p>
          </table:table-cell>
          <table:table-cell table:style-name="ce195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www.portalmors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17</text:p>
          </table:table-cell>
          <table:table-cell table:style-name="ce195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://leszczynskisport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18</text:p>
          </table:table-cell>
          <table:table-cell table:style-name="ce194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19</text:p>
          </table:table-cell>
          <table:table-cell table:style-name="ce195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://pokonajlysienie.com/foru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20</text:p>
          </table:table-cell>
          <table:table-cell table:style-name="ce194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21</text:p>
          </table:table-cell>
          <table:table-cell table:style-name="ce195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22</text:p>
          </table:table-cell>
          <table:table-cell table:style-name="ce195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23</text:p>
          </table:table-cell>
          <table:table-cell table:style-name="ce195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24</text:p>
          </table:table-cell>
          <table:table-cell table:style-name="ce194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90" office:value-type="string" calcext:value-type="string">
            <text:p>225</text:p>
          </table:table-cell>
          <table:table-cell table:style-name="ce194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26</text:p>
          </table:table-cell>
          <table:table-cell table:style-name="ce195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nowogard.onlin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27</text:p>
          </table:table-cell>
          <table:table-cell table:style-name="ce194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28</text:p>
          </table:table-cell>
          <table:table-cell table:style-name="ce194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29</text:p>
          </table:table-cell>
          <table:table-cell table:style-name="ce195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nowawrzesnia.pl/index.php/kultura/item/6500-przed-nami-juz-17-odslona-dyktanda-wrzesi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30</text:p>
          </table:table-cell>
          <table:table-cell table:style-name="ce194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31</text:p>
          </table:table-cell>
          <table:table-cell table:style-name="ce195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zdrowieiuroda.gwarek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32</text:p>
          </table:table-cell>
          <table:table-cell table:style-name="ce194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://zd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33</text:p>
          </table:table-cell>
          <table:table-cell table:style-name="ce194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34</text:p>
          </table:table-cell>
          <table:table-cell table:style-name="ce195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zawiercie112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35</text:p>
          </table:table-cell>
          <table:table-cell table:style-name="ce195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://zakliczyninfo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36</text:p>
          </table:table-cell>
          <table:table-cell table:style-name="ce194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37</text:p>
          </table:table-cell>
          <table:table-cell table:style-name="ce194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38</text:p>
          </table:table-cell>
          <table:table-cell table:style-name="ce194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39</text:p>
          </table:table-cell>
          <table:table-cell table:style-name="ce195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40</text:p>
          </table:table-cell>
          <table:table-cell table:style-name="ce194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41</text:p>
          </table:table-cell>
          <table:table-cell table:style-name="ce195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42</text:p>
          </table:table-cell>
          <table:table-cell table:style-name="ce194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43</text:p>
          </table:table-cell>
          <table:table-cell table:style-name="ce194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44</text:p>
          </table:table-cell>
          <table:table-cell table:style-name="ce195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45</text:p>
          </table:table-cell>
          <table:table-cell table:style-name="ce194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46</text:p>
          </table:table-cell>
          <table:table-cell table:style-name="ce194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47</text:p>
          </table:table-cell>
          <table:table-cell table:style-name="ce195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48</text:p>
          </table:table-cell>
          <table:table-cell table:style-name="ce195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49</text:p>
          </table:table-cell>
          <table:table-cell table:style-name="ce194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50</text:p>
          </table:table-cell>
          <table:table-cell table:style-name="ce195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51</text:p>
          </table:table-cell>
          <table:table-cell table:style-name="ce194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52</text:p>
          </table:table-cell>
          <table:table-cell table:style-name="ce195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53</text:p>
          </table:table-cell>
          <table:table-cell table:style-name="ce194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54</text:p>
          </table:table-cell>
          <table:table-cell table:style-name="ce195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ples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55</text:p>
          </table:table-cell>
          <table:table-cell table:style-name="ce194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56</text:p>
          </table:table-cell>
          <table:table-cell table:style-name="ce194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57</text:p>
          </table:table-cell>
          <table:table-cell table:style-name="ce195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speedladie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90" office:value-type="string" calcext:value-type="string">
            <text:p>258</text:p>
          </table:table-cell>
          <table:table-cell table:style-name="ce194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59</text:p>
          </table:table-cell>
          <table:table-cell table:style-name="ce194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60</text:p>
          </table:table-cell>
          <table:table-cell table:style-name="ce195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www.budownic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www.narzedziapol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61</text:p>
          </table:table-cell>
          <table:table-cell table:style-name="ce195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www.budowlanematerial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forumfirm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62</text:p>
          </table:table-cell>
          <table:table-cell table:style-name="ce194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63</text:p>
          </table:table-cell>
          <table:table-cell table:style-name="ce195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www.maszynydlameblarstw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 office:value-type="string" calcext:value-type="string">
            <text:p>HIDE</text:p>
          </table:table-cell>
          <table:table-cell table:style-name="ce240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64</text:p>
          </table:table-cell>
          <table:table-cell table:style-name="ce195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65</text:p>
          </table:table-cell>
          <table:table-cell table:style-name="ce194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66</text:p>
          </table:table-cell>
          <table:table-cell table:style-name="ce195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67</text:p>
          </table:table-cell>
          <table:table-cell table:style-name="ce194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68</text:p>
          </table:table-cell>
          <table:table-cell table:style-name="ce195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://www.tkaninyobiciow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69</text:p>
          </table:table-cell>
          <table:table-cell table:style-name="ce194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70</text:p>
          </table:table-cell>
          <table:table-cell table:style-name="ce195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71</text:p>
          </table:table-cell>
          <table:table-cell table:style-name="ce194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72</text:p>
          </table:table-cell>
          <table:table-cell table:style-name="ce195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73</text:p>
          </table:table-cell>
          <table:table-cell table:style-name="ce194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74</text:p>
          </table:table-cell>
          <table:table-cell table:style-name="ce195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75</text:p>
          </table:table-cell>
          <table:table-cell table:style-name="ce194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76</text:p>
          </table:table-cell>
          <table:table-cell table:style-name="ce194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77</text:p>
          </table:table-cell>
          <table:table-cell table:style-name="ce194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78</text:p>
          </table:table-cell>
          <table:table-cell table:style-name="ce194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0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79</text:p>
          </table:table-cell>
          <table:table-cell table:style-name="ce194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81</text:p>
          </table:table-cell>
          <table:table-cell table:style-name="ce195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www.cnc.info.pl/frezarka-konstrukcja-metalowa-f60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82</text:p>
          </table:table-cell>
          <table:table-cell table:style-name="ce194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83</text:p>
          </table:table-cell>
          <table:table-cell table:style-name="ce194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84</text:p>
          </table:table-cell>
          <table:table-cell table:style-name="ce194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85</text:p>
          </table:table-cell>
          <table:table-cell table:style-name="ce195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gostynin.info/informacje/nieznany-sprawca-dokonal-zniszczenia-tablicy-pamieci-ruchu-oporu-armii-krajowej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86</text:p>
          </table:table-cell>
          <table:table-cell table:style-name="ce194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0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87</text:p>
          </table:table-cell>
          <table:table-cell table:style-name="ce195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radio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88</text:p>
          </table:table-cell>
          <table:table-cell table:style-name="ce195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89</text:p>
          </table:table-cell>
          <table:table-cell table:style-name="ce194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0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90</text:p>
          </table:table-cell>
          <table:table-cell table:style-name="ce195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kaszuby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91</text:p>
          </table:table-cell>
          <table:table-cell table:style-name="ce195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92</text:p>
          </table:table-cell>
          <table:table-cell table:style-name="ce194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93</text:p>
          </table:table-cell>
          <table:table-cell table:style-name="ce195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kierunekenergety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kierunekchem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94</text:p>
          </table:table-cell>
          <table:table-cell table:style-name="ce194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0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95</text:p>
          </table:table-cell>
          <table:table-cell table:style-name="ce195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98</text:p>
          </table:table-cell>
          <table:table-cell table:style-name="ce194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299</text:p>
          </table:table-cell>
          <table:table-cell table:style-name="ce194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0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00</text:p>
          </table:table-cell>
          <table:table-cell table:style-name="ce195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9" office:value-type="string" calcext:value-type="string">
            <text:p>HIDE</text:p>
          </table:table-cell>
          <table:table-cell table:style-name="ce194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01</text:p>
          </table:table-cell>
          <table:table-cell table:style-name="ce195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goral.info.pl/kontrola-sanitarna-na-granicy-polsko-slowackiej-w-malopolsc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02</text:p>
          </table:table-cell>
          <table:table-cell table:style-name="ce194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03</text:p>
          </table:table-cell>
          <table:table-cell table:style-name="ce195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naszwodzislaw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04</text:p>
          </table:table-cell>
          <table:table-cell table:style-name="ce195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www.radiobonto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05</text:p>
          </table:table-cell>
          <table:table-cell table:style-name="ce194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06</text:p>
          </table:table-cell>
          <table:table-cell table:style-name="ce194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07</text:p>
          </table:table-cell>
          <table:table-cell table:style-name="ce195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www.naszrybnik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08</text:p>
          </table:table-cell>
          <table:table-cell table:style-name="ce195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09</text:p>
          </table:table-cell>
          <table:table-cell table:style-name="ce194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10</text:p>
          </table:table-cell>
          <table:table-cell table:style-name="ce195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trzemeszno24.info/maseczki-trafia-do-mieszkancow-i-sluzb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11</text:p>
          </table:table-cell>
          <table:table-cell table:style-name="ce194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12</text:p>
          </table:table-cell>
          <table:table-cell table:style-name="ce195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ekinomaniak.net/watch-movies/Sonic-Szybki-jak-byskawica-5983</text:p>
          </table:table-cell>
          <table:table-cell table:style-name="ce133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13</text:p>
          </table:table-cell>
          <table:table-cell table:style-name="ce194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14</text:p>
          </table:table-cell>
          <table:table-cell table:style-name="ce195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24jgo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egarwol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eprzasnysz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ototorun.pl/artykul/bibliotekarski-z-gminy/94304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15</text:p>
          </table:table-cell>
          <table:table-cell table:style-name="ce195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www.24starogard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16</text:p>
          </table:table-cell>
          <table:table-cell table:style-name="ce194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17</text:p>
          </table:table-cell>
          <table:table-cell table:style-name="ce195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magazynfakty.pl/gigantyczne-pensje-dyrektorow-politykow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18</text:p>
          </table:table-cell>
          <table:table-cell table:style-name="ce194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19</text:p>
          </table:table-cell>
          <table:table-cell table:style-name="ce195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rynekinwestycj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20</text:p>
          </table:table-cell>
          <table:table-cell table:style-name="ce194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21</text:p>
          </table:table-cell>
          <table:table-cell table:style-name="ce195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beskidliv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22</text:p>
          </table:table-cell>
          <table:table-cell table:style-name="ce194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23</text:p>
          </table:table-cell>
          <table:table-cell table:style-name="ce195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sejny.ne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24</text:p>
          </table:table-cell>
          <table:table-cell table:style-name="ce194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25</text:p>
          </table:table-cell>
          <table:table-cell table:style-name="ce195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biznestub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26</text:p>
          </table:table-cell>
          <table:table-cell table:style-name="ce194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27</text:p>
          </table:table-cell>
          <table:table-cell table:style-name="ce195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195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28</text:p>
          </table:table-cell>
          <table:table-cell table:style-name="ce194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194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29</text:p>
          </table:table-cell>
          <table:table-cell table:style-name="ce194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194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30</text:p>
          </table:table-cell>
          <table:table-cell table:style-name="ce195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195" office:value-type="string" calcext:value-type="string">
            <text:p>https://nwloclawe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31</text:p>
          </table:table-cell>
          <table:table-cell table:style-name="ce194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194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32</text:p>
          </table:table-cell>
          <table:table-cell table:style-name="ce195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195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33</text:p>
          </table:table-cell>
          <table:table-cell table:style-name="ce194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194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34</text:p>
          </table:table-cell>
          <table:table-cell table:style-name="ce195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195" office:value-type="string" calcext:value-type="string">
            <text:p>https://ehumo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35</text:p>
          </table:table-cell>
          <table:table-cell table:style-name="ce194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194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36</text:p>
          </table:table-cell>
          <table:table-cell table:style-name="ce195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37</text:p>
          </table:table-cell>
          <table:table-cell table:style-name="ce194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7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38</text:p>
          </table:table-cell>
          <table:table-cell table:style-name="ce195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195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248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39</text:p>
          </table:table-cell>
          <table:table-cell table:style-name="ce195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8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40</text:p>
          </table:table-cell>
          <table:table-cell table:style-name="ce194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8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41</text:p>
          </table:table-cell>
          <table:table-cell table:style-name="ce195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8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42</text:p>
          </table:table-cell>
          <table:table-cell table:style-name="ce194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8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43</text:p>
          </table:table-cell>
          <table:table-cell table:style-name="ce195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8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8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45</text:p>
          </table:table-cell>
          <table:table-cell table:style-name="ce194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HIDE</text:p>
          </table:table-cell>
          <table:table-cell table:style-name="ce248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/>
          <table:table-cell table:style-name="ce17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HIDE</text:p>
          </table:table-cell>
          <table:table-cell table:style-name="ce248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46</text:p>
          </table:table-cell>
          <table:table-cell table:style-name="ce194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47</text:p>
          </table:table-cell>
          <table:table-cell table:style-name="ce195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8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48</text:p>
          </table:table-cell>
          <table:table-cell table:style-name="ce194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49</text:p>
          </table:table-cell>
          <table:table-cell table:style-name="ce195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8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50</text:p>
          </table:table-cell>
          <table:table-cell table:style-name="ce194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51</text:p>
          </table:table-cell>
          <table:table-cell table:style-name="ce195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8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52</text:p>
          </table:table-cell>
          <table:table-cell table:style-name="ce194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8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53</text:p>
          </table:table-cell>
          <table:table-cell table:style-name="ce195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54</text:p>
          </table:table-cell>
          <table:table-cell table:style-name="ce194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8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55</text:p>
          </table:table-cell>
          <table:table-cell table:style-name="ce195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8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56</text:p>
          </table:table-cell>
          <table:table-cell table:style-name="ce194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8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57</text:p>
          </table:table-cell>
          <table:table-cell table:style-name="ce195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58</text:p>
          </table:table-cell>
          <table:table-cell table:style-name="ce194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8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59</text:p>
          </table:table-cell>
          <table:table-cell table:style-name="ce195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8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60</text:p>
          </table:table-cell>
          <table:table-cell table:style-name="ce195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61</text:p>
          </table:table-cell>
          <table:table-cell table:style-name="ce195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62</text:p>
          </table:table-cell>
          <table:table-cell table:style-name="ce194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63</text:p>
          </table:table-cell>
          <table:table-cell table:style-name="ce194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64</text:p>
          </table:table-cell>
          <table:table-cell table:style-name="ce195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65</text:p>
          </table:table-cell>
          <table:table-cell table:style-name="ce194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<text:a xlink:href="https://gazeo.pl/" xlink:type="simple">https://gazeo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66</text:p>
          </table:table-cell>
          <table:table-cell table:style-name="ce195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gpcodzienni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67</text:p>
          </table:table-cell>
          <table:table-cell table:style-name="ce194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s://gazeta-mlawska.pl/" xlink:type="simple">https://gazeta-mlawska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68</text:p>
          </table:table-cell>
          <table:table-cell table:style-name="ce194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gazetaostrowska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69</text:p>
          </table:table-cell>
          <table:table-cell table:style-name="ce195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://gazetakartuska.pl/" xlink:type="simple">http://gazetakartusk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<text:a xlink:href="http://www.gazeta-wiesci.pl/" xlink:type="simple">http://www.gazeta-wiesc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71</text:p>
          </table:table-cell>
          <table:table-cell table:style-name="ce195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://glogow.info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72</text:p>
          </table:table-cell>
          <table:table-cell table:style-name="ce195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gazetka.be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73</text:p>
          </table:table-cell>
          <table:table-cell table:style-name="ce195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gf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74</text:p>
          </table:table-cell>
          <table:table-cell table:style-name="ce194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infobrzeszcze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75</text:p>
          </table:table-cell>
          <table:table-cell table:style-name="ce195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76</text:p>
          </table:table-cell>
          <table:table-cell table:style-name="ce194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77</text:p>
          </table:table-cell>
          <table:table-cell table:style-name="ce195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www.glok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78</text:p>
          </table:table-cell>
          <table:table-cell table:style-name="ce195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www.speedtest.pl/" xlink:type="simple">https://www.speedtest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79</text:p>
          </table:table-cell>
          <table:table-cell table:style-name="ce194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<text:a xlink:href="https://www.isbzdrowie.pl/" xlink:type="simple">https://www.isbzdrow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80</text:p>
          </table:table-cell>
          <table:table-cell table:style-name="ce195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s://www.ipon.pl/" xlink:type="simple">https://www.ipon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81</text:p>
          </table:table-cell>
          <table:table-cell table:style-name="ce194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s://www.info.elblag.pl/" xlink:type="simple">https://www.info.elbla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4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kliknijwzdrowie.pl/" xlink:type="simple">https://kliknijwzdrow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83</text:p>
          </table:table-cell>
          <table:table-cell table:style-name="ce194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3" office:value-type="string" calcext:value-type="string">
            <text:p><text:a xlink:href="http://jarmark.com.pl/" xlink:type="simple">http://jarmark.co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84</text:p>
          </table:table-cell>
          <table:table-cell table:style-name="ce194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85</text:p>
          </table:table-cell>
          <table:table-cell table:style-name="ce195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86</text:p>
          </table:table-cell>
          <table:table-cell table:style-name="ce194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infokonin.pl/" xlink:type="simple">https://infokonin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87</text:p>
          </table:table-cell>
          <table:table-cell table:style-name="ce194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gwarminska.pl/" xlink:type="simple">https://gwarmin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88</text:p>
          </table:table-cell>
          <table:table-cell table:style-name="ce195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89</text:p>
          </table:table-cell>
          <table:table-cell table:style-name="ce194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3" office:value-type="string" calcext:value-type="string">
            <text:p><text:a xlink:href="http://infobeskidy.eu/" xlink:type="simple">http://infobeskidy.eu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91</text:p>
          </table:table-cell>
          <table:table-cell table:style-name="ce195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5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4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92</text:p>
          </table:table-cell>
          <table:table-cell table:style-name="ce194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5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195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<text:a xlink:href="https://www.anywhere.pl/" xlink:type="simple">https://www.anywhere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www.abcslubu.pl/" xlink:type="simple">https://www.abcslubu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95</text:p>
          </table:table-cell>
          <table:table-cell table:style-name="ce195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<text:a xlink:href="https://isel.edu.pl/forum/" xlink:type="simple">https://isel.edu.pl/foru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enerad.pl/" xlink:type="simple">https://enerad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97</text:p>
          </table:table-cell>
          <table:table-cell table:style-name="ce195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<text:a xlink:href="http://www.gloskatowic.pl/" xlink:type="simple">http://www.gloskatowic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://www.glosczestochowy.pl/" xlink:type="simple">http://www.glosczestochow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99</text:p>
          </table:table-cell>
          <table:table-cell table:style-name="ce195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<text:a xlink:href="http://www.dziennikopolski.pl/" xlink:type="simple">http://www.dziennikopolski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401</text:p>
          </table:table-cell>
          <table:table-cell table:style-name="ce195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://www.glostrojmiasta.pl/" xlink:type="simple">http://www.glostrojmiast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403</text:p>
          </table:table-cell>
          <table:table-cell table:style-name="ce195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<text:a xlink:href="http://www.gloskrakowa.pl/" xlink:type="simple">http://www.gloskrakow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405</text:p>
          </table:table-cell>
          <table:table-cell table:style-name="ce195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407</text:p>
          </table:table-cell>
          <table:table-cell table:style-name="ce195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<text:a xlink:href="https://gazetatwojeinfo.pl/" xlink:type="simple">https://gazetatwojeinf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0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5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0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95" office:value-type="string" calcext:value-type="string">
            <text:p><text:a xlink:href="http://reklama.prokopienko.pl/" xlink:type="simple">http://reklama.prokopienk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409</text:p>
          </table:table-cell>
          <table:table-cell table:style-name="ce195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94" office:value-type="string" calcext:value-type="string">
            <text:p>zsmie.torun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5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411</text:p>
          </table:table-cell>
          <table:table-cell table:style-name="ce195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5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5" office:value-type="string" calcext:value-type="string">
            <text:p><text:a xlink:href="http://pionki24.pl/" xlink:type="simple">http://pionki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<text:a xlink:href="http://lipsko24.pl/" xlink:type="simple">http://lipsko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414</text:p>
          </table:table-cell>
          <table:table-cell table:style-name="ce195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kramik.pl/" xlink:type="simple">https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<text:a xlink:href="http://www.kujawy.info/" xlink:type="simple">http://www.kujawy.inf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<text:a xlink:href="http://www.maritime.com.pl/" xlink:type="simple">http://www.maritime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<text:a xlink:href="https://magazif.com/" xlink:type="simple">https://magazif.com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419</text:p>
          </table:table-cell>
          <table:table-cell table:style-name="ce195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lsw24.pl/" xlink:type="simple">https://lsw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421</text:p>
          </table:table-cell>
          <table:table-cell table:style-name="ce195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s://lpg-forum.pl/" xlink:type="simple">https://lpg-foru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422</text:p>
          </table:table-cell>
          <table:table-cell table:style-name="ce195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www.lokalna.news/" xlink:type="simple">https://www.lokalna.news</text:a></text:p>
          </table:table-cell>
          <table:table-cell table:style-name="ce133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<text:a xlink:href="https://www.linguajob.pl/" xlink:type="simple">https://www.linguajob.p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424</text:p>
          </table:table-cell>
          <table:table-cell table:style-name="ce195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<text:a xlink:href="https://mapa.targeo.pl/" xlink:type="simple">https://mapa.targe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426</text:p>
          </table:table-cell>
          <table:table-cell table:style-name="ce195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mapabts.pl/" xlink:type="simple">https://mapabts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<text:a xlink:href="https://www.lakiernictwo.net/" xlink:type="simple">https://www.lakiernictwo.net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429</text:p>
          </table:table-cell>
          <table:table-cell table:style-name="ce195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431</text:p>
          </table:table-cell>
          <table:table-cell table:style-name="ce195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432</text:p>
          </table:table-cell>
          <table:table-cell table:style-name="ce195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<text:a xlink:href="https://brodnica-cbr.pl/" xlink:type="simple">https://brodnica-cbr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<text:a xlink:href="https://lipno-cli.pl/" xlink:type="simple">https://lipno-cl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<text:a xlink:href="https://wterenie.pl/" xlink:type="simple">https://wteren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438</text:p>
          </table:table-cell>
          <table:table-cell table:style-name="ce195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s://nolesnica.pl/" xlink:type="simple">https://nolesnic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cieszyn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gazetalubliniecka.pl/2020/07/14/proboszcz-wyszedl-z-aresztu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442</text:p>
          </table:table-cell>
          <table:table-cell table:style-name="ce41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nowinylokalne.pl/czeka-nas-fala-wzrostu-zaburzen-psychicznych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443</text:p>
          </table:table-cell>
          <table:table-cell table:style-name="ce41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kierowcyhgv.uk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444</text:p>
          </table:table-cell>
          <table:table-cell table:style-name="ce48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warzywapolow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48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petro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446</text:p>
          </table:table-cell>
          <table:table-cell table:style-name="ce195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www.piszan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448</text:p>
          </table:table-cell>
          <table:table-cell table:style-name="ce41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450</text:p>
          </table:table-cell>
          <table:table-cell table:style-name="ce195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3" office:value-type="string" calcext:value-type="string">
            <text:p><text:s text:c="2"/>http://nml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<text:a xlink:href="https://miedzyrzec.info/" xlink:type="simple">https://miedzyrzec.info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452</text:p>
          </table:table-cell>
          <table:table-cell table:style-name="ce195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454</text:p>
          </table:table-cell>
          <table:table-cell table:style-name="ce195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<text:a xlink:href="https://mobileclick.pl/" xlink:type="simple">https://mobileclick.pl/</text:a></text:p>
          </table:table-cell>
          <table:table-cell table:style-name="ce133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455</text:p>
          </table:table-cell>
          <table:table-cell table:style-name="ce195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457</text:p>
          </table:table-cell>
          <table:table-cell table:style-name="ce195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<text:a xlink:href="http://wirtualnynowydwor.pl/" xlink:type="simple">http://wirtualnynowydwor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459</text:p>
          </table:table-cell>
          <table:table-cell table:style-name="ce195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463</text:p>
          </table:table-cell>
          <table:table-cell table:style-name="ce195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oknonawagrowiec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online-tv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operatorzy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olesnica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467</text:p>
          </table:table-cell>
          <table:table-cell table:style-name="ce195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pozytywniej.pl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469</text:p>
          </table:table-cell>
          <table:table-cell table:style-name="ce195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www.proszkow.eu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polsatnews.pl/wiadomosc/2020-07-24/polityczna-walka-o-nastepce-rpo-sa-pierwsze-nazwiska/?ref=kafl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473</text:p>
          </table:table-cell>
          <table:table-cell table:style-name="ce41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41"/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pik.kielce.pl/aktualnosci/mwk-powiekszylo-kolekcje.htm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51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476</text:p>
          </table:table-cell>
          <table:table-cell table:style-name="ce8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chamsko.pl/page/29</text:p>
          </table:table-cell>
          <table:table-cell table:style-name="ce133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477</text:p>
          </table:table-cell>
          <table:table-cell table:style-name="ce8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www.olsztyn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2">||</text:span><text:span text:style-name="T3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194" office:value-type="string" calcext:value-type="string">
            <text:p>http://openkatalog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479</text:p>
          </table:table-cell>
          <table:table-cell table:style-name="ce8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480</text:p>
          </table:table-cell>
          <table:table-cell table:style-name="ce48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481</text:p>
          </table:table-cell>
          <table:table-cell table:style-name="ce195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stomil.olsztyn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483</text:p>
          </table:table-cell>
          <table:table-cell table:style-name="ce8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legionisci.com/news/81164_Wyniki_legionistow_w_Lotos_Nord_Cup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484</text:p>
          </table:table-cell>
          <table:table-cell table:style-name="ce8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pomorskifutbol.pl/news_11426_PKO-Ekstraklasa_-Rakow-Czestochowa-3-2-Arka-Gdynia.htm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/>
          <table:table-cell table:style-name="ce8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485</text:p>
          </table:table-cell>
          <table:table-cell table:style-name="ce8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mojewronki.pl/2020/06/jedna-osoba-w-szpitalu-po-groznym-wypadku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487</text:p>
          </table:table-cell>
          <table:table-cell table:style-name="ce195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ulub.pl/3PYwVHIOHq/6ix9ine-yaya-lyricsletra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5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490</text:p>
          </table:table-cell>
          <table:table-cell table:style-name="ce195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5" office:value-type="string" calcext:value-type="string">
            <text:p><text:a xlink:href="http://promocja.mielec.pl/" xlink:type="simple">http://promocja.mielec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492</text:p>
          </table:table-cell>
          <table:table-cell table:style-name="ce8" office:value-type="string" calcext:value-type="string">
            <text:p>niebezpiecznik.pl##a[href^="https://niebezpiecznik.pl/r"][href$=".php"] &gt; img:not([width])</text:p>
          </table:table-cell>
          <table:table-cell table:style-name="ce83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niebezpiecznik.pl/post/bialorus-odcina-sie-od-swiatowego-internetu/?similarpost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493</text:p>
          </table:table-cell>
          <table:table-cell table:style-name="ce41" office:value-type="string" calcext:value-type="string">
            <text:p>gosc.pl##img[alt="Reklama"]</text:p>
          </table:table-cell>
          <table:table-cell table:style-name="ce84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gosc.pl/doc/6447564.Papiez-pomaga-ofiarom-wybuchu-w-Bejruci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494</text:p>
          </table:table-cell>
          <table:table-cell table:style-name="ce41" office:value-type="string" calcext:value-type="string">
            <text:p>mhmkuchnie.eu###custom_html-2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mhmkuchnie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495</text:p>
          </table:table-cell>
          <table:table-cell table:style-name="ce195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5" office:value-type="string" calcext:value-type="string">
            <text:p><text:a xlink:href="https://radiowrzesnia.pl/" xlink:type="simple">https://radiowrzesni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radiowrzesnia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41" office:value-type="string" calcext:value-type="string">
            <text:p>radiowrzesnia.pl##.td-footer-wrapper .wpb_wrapper &gt;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5" office:value-type="string" calcext:value-type="string">
            <text:p><text:a xlink:href="https://radio7.pl/" xlink:type="simple">https://radio7.pl/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498</text:p>
          </table:table-cell>
          <table:table-cell table:style-name="ce8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5" office:value-type="string" calcext:value-type="string">
            <text:p><text:a xlink:href="https://ciechanowinaczej.pl/" xlink:type="simple">https://ciechanowinaczej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499</text:p>
          </table:table-cell>
          <table:table-cell table:style-name="ce41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00</text:p>
          </table:table-cell>
          <table:table-cell table:style-name="ce195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01</text:p>
          </table:table-cell>
          <table:table-cell table:style-name="ce195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5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02</text:p>
          </table:table-cell>
          <table:table-cell table:style-name="ce8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03</text:p>
          </table:table-cell>
          <table:table-cell table:style-name="ce8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5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04</text:p>
          </table:table-cell>
          <table:table-cell table:style-name="ce195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5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05</text:p>
          </table:table-cell>
          <table:table-cell table:style-name="ce8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/>
          <table:table-cell table:style-name="ce54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506</text:p>
          </table:table-cell>
          <table:table-cell table:style-name="ce195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5" office:value-type="string" calcext:value-type="string">
            <text:p><text:a xlink:href="https://kopalniawiedzy.pl/" xlink:type="simple">https://kopalniawiedzy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508</text:p>
          </table:table-cell>
          <table:table-cell table:style-name="ce8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5" office:value-type="string" calcext:value-type="string">
            <text:p><text:a xlink:href="https://www.marihuana.info.pl/" xlink:type="simple">https://www.marihuana.info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509</text:p>
          </table:table-cell>
          <table:table-cell table:style-name="ce8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5" office:value-type="string" calcext:value-type="string">
            <text:p><text:a xlink:href="http://www.radiopik.pl/" xlink:type="simple">http://www.radiop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510</text:p>
          </table:table-cell>
          <table:table-cell table:style-name="ce8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5" office:value-type="string" calcext:value-type="string">
            <text:p><text:a xlink:href="http://radio.opole.pl/" xlink:type="simple">http://radio.opole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s://www.kryptoholik.pl/" xlink:type="simple">https://www.kryptohol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513</text:p>
          </table:table-cell>
          <table:table-cell table:style-name="ce8" office:value-type="string" calcext:value-type="string">
            <text:p>memytutaj.pl#@##top-ad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94" office:value-type="string" calcext:value-type="string">
            <text:p><text:a xlink:href="http://memytutaj.pl/top" xlink:type="simple">http://memytutaj.pl/top</text:a></text:p>
          </table:table-cell>
          <table:table-cell table:style-name="ce133" office:value-type="string" calcext:value-type="string">
            <text:p>yes</text:p>
          </table:table-cell>
          <table:table-cell table:style-name="ce180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194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8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5" office:value-type="string" calcext:value-type="string">
            <text:p><text:a xlink:href="https://www.mojadieta.pl/" xlink:type="simple">https://www.mojadieta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515</text:p>
          </table:table-cell>
          <table:table-cell table:style-name="ce8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5" office:value-type="string" calcext:value-type="string">
            <text:p><text:a xlink:href="http://www.racingforum.pl/" xlink:type="simple">http://www.racingforu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oprocentowanielokat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517</text:p>
          </table:table-cell>
          <table:table-cell table:style-name="ce208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3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://www.torun.com.pl/index.php?art_id=*&amp;id_news=*&amp;fbclid=*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19</text:p>
          </table:table-cell>
          <table:table-cell table:style-name="ce195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3" office:value-type="string" calcext:value-type="string">
            <text:p><text:a xlink:href="https://www.miechowski.pl/" xlink:type="simple">https://www.miechow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/>
          <table:table-cell table:style-name="ce41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3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41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3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<text:a xlink:href="https://www.wirtualnemedia.pl/" xlink:type="simple">https://www.wirtualnemedi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21</text:p>
          </table:table-cell>
          <table:table-cell table:style-name="ce41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leki.abczdrowie.pl/p/prostogal-1000-spec-przed-rol-prod-gal-l-p-m-l-s-j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http://bloog.pl/inne/nowoczesna-drukarnia-czym-powinna-sie-wyrozniac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23</text:p>
          </table:table-cell>
          <table:table-cell table:style-name="ce195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://kcynia.info/" xlink:type="simple">http://kcyni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5" office:value-type="string" calcext:value-type="string">
            <text:p><text:a xlink:href="https://musiclovers.pl/" xlink:type="simple">https://musiclover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195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527</text:p>
          </table:table-cell>
          <table:table-cell table:style-name="ce195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namasce.pl/" xlink:type="simple">https://namasc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 office:value-type="string" calcext:value-type="string">
            <text:p><text:a xlink:href="https://www.nakolei.pl/" xlink:type="simple">https://www.nakolei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29</text:p>
          </table:table-cell>
          <table:table-cell table:style-name="ce195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naszagazeta.info/" xlink:type="simple">https://naszagazet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94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194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195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8" office:value-type="string" calcext:value-type="string">
            <text:p>polska-ie.com#@##adsense</text:p>
          </table:table-cell>
          <table:table-cell table:style-name="ce93" table:content-validation-name="val1" office:value-type="string" calcext:value-type="string">
            <text:p>WHITE</text:p>
          </table:table-cell>
          <table:table-cell table:style-name="ce194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36" office:value-type="string" calcext:value-type="string">
            <text:p>yes</text:p>
          </table:table-cell>
          <table:table-cell table:style-name="ce181" office:value-type="string" calcext:value-type="string">
            <text:p>easylist</text:p>
          </table:table-cell>
          <table:table-cell table:style-name="ce200" office:value-type="string" calcext:value-type="string">
            <text:p>yes</text:p>
          </table:table-cell>
          <table:table-cell table:style-name="ce194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191" office:value-type="string" calcext:value-type="string">
            <text:p>532</text:p>
          </table:table-cell>
          <table:table-cell table:style-name="ce8" office:value-type="string" calcext:value-type="string">
            <text:p>przekrojlokalny.pl##.banner_zone</text:p>
          </table:table-cell>
          <table:table-cell table:style-name="ce91" table:content-validation-name="val1" office:value-type="string" calcext:value-type="string">
            <text:p>HIDE</text:p>
          </table:table-cell>
          <table:table-cell table:style-name="ce255" office:value-type="string" calcext:value-type="string">
            <text:p><text:a xlink:href="http://przekrojlokalny.pl/" xlink:type="simple">http://przekrojlokaln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33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96" table:content-validation-name="val1" office:value-type="string" calcext:value-type="string">
            <text:p>HIDE</text:p>
          </table:table-cell>
          <table:table-cell table:style-name="ce255" office:value-type="string" calcext:value-type="string">
            <text:p><text:a xlink:href="https://przemysl24.pl/" xlink:type="simple">https://przemysl24.pl</text:a>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/>
          <table:table-cell table:style-name="ce195" office:value-type="string" calcext:value-type="string">
            <text:p>przemysl24.pl##.fbaner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34</text:p>
          </table:table-cell>
          <table:table-cell table:style-name="ce195" office:value-type="string" calcext:value-type="string">
            <text:p>przegladoponiarski.pl##.axd &gt;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5" office:value-type="string" calcext:value-type="string">
            <text:p><text:a xlink:href="https://przegladoponiarski.pl/" xlink:type="simple">https://przegladoponiar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35</text:p>
          </table:table-cell>
          <table:table-cell table:style-name="ce195" office:value-type="string" calcext:value-type="string">
            <text:p>facet.wp.pl##.view-first &gt; mask &gt; logo_cdc_big + box_wyprzed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3" office:value-type="string" calcext:value-type="string">
            <text:p><text:a xlink:href="https://facet.wp.pl/mysliwskie-i-robocze-noze-na-wyprawe-w-dzicz-6527787448899713a" xlink:type="simple">https://facet.wp.pl/mysliwskie-i-robocze-noze-na-wyprawe-w-dzicz-6527787448899713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36</text:p>
          </table:table-cell>
          <table:table-cell table:style-name="ce8" office:value-type="string" calcext:value-type="string">
            <text:p>agronews.com.pl##div[class^=”g-single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agronews.com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71" office:value-type="string" calcext:value-type="string">
            <text:p>agronews.com.pl##div[class^=”g-dyn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37</text:p>
          </table:table-cell>
          <table:table-cell table:style-name="ce41" office:value-type="string" calcext:value-type="string">
            <text:p>esportnow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esportnow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38</text:p>
          </table:table-cell>
          <table:table-cell table:style-name="ce195" office:value-type="string" calcext:value-type="string">
            <text:p>boardtime.pl###widget_smartslider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boardtim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boardtime.pl###header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39</text:p>
          </table:table-cell>
          <table:table-cell table:style-name="ce41" office:value-type="string" calcext:value-type="string">
            <text:p>gwiazdybasketu.pl##a[onclick^="hc_ad_even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www.gwiazdybasket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40</text:p>
          </table:table-cell>
          <table:table-cell table:style-name="ce41" office:value-type="string" calcext:value-type="string">
            <text:p>inthecage.pl###metaslider-id-1319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inthecage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41</text:p>
          </table:table-cell>
          <table:table-cell table:style-name="ce195" office:value-type="string" calcext:value-type="string">
            <text:p>||kryptoporadnik.pl^*^bbfin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www.kryptoporadni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inance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||kryptoporadnik.pl^*^bitmex-zni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rave_pobierz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42</text:p>
          </table:table-cell>
          <table:table-cell table:style-name="ce41" office:value-type="string" calcext:value-type="string">
            <text:p>miasto-gazeta.pl##a[href^="https://www.planetcinem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16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43</text:p>
          </table:table-cell>
          <table:table-cell table:style-name="ce8" office:value-type="string" calcext:value-type="string">
            <text:p>miejscawewroclawiu.pl##.rev_slider_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miejscawewroclawiu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44</text:p>
          </table:table-cell>
          <table:table-cell table:style-name="ce41" office:value-type="string" calcext:value-type="string">
            <text:p>futbolwtv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3" office:value-type="string" calcext:value-type="string">
            <text:p><text:a xlink:href="https://futbolwtv.pl/" xlink:type="simple">https://futbolwtv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45</text:p>
          </table:table-cell>
          <table:table-cell table:style-name="ce41" office:value-type="string" calcext:value-type="string">
            <text:p>||redefine.hit.stat24.com^$script,domain=geekwee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geekweek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46</text:p>
          </table:table-cell>
          <table:table-cell table:style-name="ce195" office:value-type="string" calcext:value-type="string">
            <text:p>konstancin.com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://www.konstancin.com/" xlink:type="simple">http://www.konstancin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41" office:value-type="string" calcext:value-type="string">
            <text:p>||konstancin.com/reklam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47</text:p>
          </table:table-cell>
          <table:table-cell table:style-name="ce195" office:value-type="string" calcext:value-type="string">
            <text:p>mecze24.pl###couponco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www.mecze24.pl/typy-bukmacherskie/rb-lipsk-atletico-madryt/3189811" xlink:type="simple">https://www.mecze24.pl/typy-bukmacherskie/rb-lipsk-atletico-madryt/318981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48</text:p>
          </table:table-cell>
          <table:table-cell table:style-name="ce41" office:value-type="string" calcext:value-type="string">
            <text:p>mojlask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3" office:value-type="string" calcext:value-type="string">
            <text:p><text:a xlink:href="http://www.mojlask.pl/" xlink:type="simple">http://www.mojlas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mojlask.pl##div[class^="ads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49</text:p>
          </table:table-cell>
          <table:table-cell table:style-name="ce41" office:value-type="string" calcext:value-type="string">
            <text:p>^banery^$domain=mymm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mymma.pl/" xlink:type="simple">https://mymm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mymma.pl##a[href^="https://dietyodbrokul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50</text:p>
          </table:table-cell>
          <table:table-cell table:style-name="ce41" office:value-type="string" calcext:value-type="string">
            <text:p>^bannery^$domain=wroclif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roclife.pl/nasze-miasto/kariera-biznes/wspierajac-przedsiebiorcow-wspieramy-dolny-slask/" xlink:type="simple">https://wroclife.pl/nasze-miasto/kariera-biznes/wspierajac-przedsiebiorcow-wspieramy-dolny-sla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51</text:p>
          </table:table-cell>
          <table:table-cell table:style-name="ce195" office:value-type="string" calcext:value-type="string">
            <text:p>||radioq.fm^*^jquery.gafancybox.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://radioq.fm/wiadomosci/2300-ponad-1200-litrow-nielegalnego-alkoholu-zabezpieczyli-policjanci-z-kutna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52</text:p>
          </table:table-cell>
          <table:table-cell table:style-name="ce41" office:value-type="string" calcext:value-type="string">
            <text:p>radioq.fm###sppb-carouse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://radioq.fm/" xlink:type="simple">http://radioq.fm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53</text:p>
          </table:table-cell>
          <table:table-cell table:style-name="ce195" office:value-type="string" calcext:value-type="string">
            <text:p>radiofon.fm##.easing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radiofon.f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54</text:p>
          </table:table-cell>
          <table:table-cell table:style-name="ce41" office:value-type="string" calcext:value-type="string">
            <text:p>^baner_$domain=radiopiekar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radiopiekary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radiopiekary.pl##div[id^="cycloneslider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55</text:p>
          </table:table-cell>
          <table:table-cell table:style-name="ce41" office:value-type="string" calcext:value-type="string">
            <text:p>miastoiludzie.pl###text-1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miastoiludzie.pl/2020/06/24/pomysly-kreatywne-dekoracje-pokoju-dzieck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miastoiludzie.pl###footer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56</text:p>
          </table:table-cell>
          <table:table-cell table:style-name="ce48" office:value-type="string" calcext:value-type="string">
            <text:p>kurier-kolski.pl###wrap-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kurier-kolski.pl/2020/08/wartaki-sredniaki-nagraly-swoj-pierwszy-teledysk/" xlink:type="simple">https://kurier-kolski.pl/2020/08/wartaki-sredniaki-nagraly-swoj-pierwszy-teledy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57</text:p>
          </table:table-cell>
          <table:table-cell table:style-name="ce41" office:value-type="string" calcext:value-type="string">
            <text:p>lubaczow.tv##aside[id^="custom_html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lubaczow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58</text:p>
          </table:table-cell>
          <table:table-cell table:style-name="ce48" office:value-type="string" calcext:value-type="string">
            <text:p>mecze.com###coupon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mecze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mecze.com##.cool-stuff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59</text:p>
          </table:table-cell>
          <table:table-cell table:style-name="ce41" office:value-type="string" calcext:value-type="string">
            <text:p>||poludnie.com.pl^*_banery-www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poludnie.com.pl/2020/07/31/deszczowka-pozadan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||poludnie.com.pl^*_093454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60</text:p>
          </table:table-cell>
          <table:table-cell table:style-name="ce41" office:value-type="string" calcext:value-type="string">
            <text:p>perspektywy.pl##a:not([href^="https://perspektywy.pl/"]) &gt; img[src*="/banners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://perspektywy.pl/portal/index.php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61</text:p>
          </table:table-cell>
          <table:table-cell table:style-name="ce41" office:value-type="string" calcext:value-type="string">
            <text:p>inwestycje.pl##a[target="_blank"] &gt; img[width="1200"][height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inwestycj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62</text:p>
          </table:table-cell>
          <table:table-cell table:style-name="ce41" office:value-type="string" calcext:value-type="string">
            <text:p>||komediowo.pl^*^ciekawe-miejsca-w-warszawi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komediowo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63</text:p>
          </table:table-cell>
          <table:table-cell table:style-name="ce195" office:value-type="string" calcext:value-type="string">
            <text:p>temi.pl##div[class^="gtmi-dyn atmi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tem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64</text:p>
          </table:table-cell>
          <table:table-cell table:style-name="ce41" office:value-type="string" calcext:value-type="string">
            <text:p>fresh-market.pl##a[onclick^="_gaq.push(['_trackEvent',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https://www.fresh-market.pl/1509767791/skup_stanek_sp_z_o.o.,f1445587856/cebula_obrana_w_worku_blue_back,s741170313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fresh-market.pl##a[href^="https://redpackmaszyny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65</text:p>
          </table:table-cell>
          <table:table-cell table:style-name="ce41" office:value-type="string" calcext:value-type="string">
            <text:p>hobby-elektronika.eu##a[href^="http://online.freeware.inf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8" office:value-type="string" calcext:value-type="string">
            <text:p>http://hobby-elektronika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66</text:p>
          </table:table-cell>
          <table:table-cell table:style-name="ce195" office:value-type="string" calcext:value-type="string">
            <text:p>gwi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gwio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67</text:p>
          </table:table-cell>
          <table:table-cell table:style-name="ce41" office:value-type="string" calcext:value-type="string">
            <text:p>skrotymeczow.pl##li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skrotymeczow.pl/skroty/pilka-nozna/bordeaux-fc-nantes/48739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skrotymeczow.pl##div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68</text:p>
          </table:table-cell>
          <table:table-cell table:style-name="ce41" office:value-type="string" calcext:value-type="string">
            <text:p>wynikinazywo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wynikinazyw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69</text:p>
          </table:table-cell>
          <table:table-cell table:style-name="ce41" office:value-type="string" calcext:value-type="string">
            <text:p>flashscore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www.flashscore.pl/" xlink:type="simple">https://www.flashscore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70</text:p>
          </table:table-cell>
          <table:table-cell table:style-name="ce41" office:value-type="string" calcext:value-type="string">
            <text:p>||angielskieespresso.pl^*^253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angielskieespresso.pl/post/69040/2020/08/12/co-bylo-dalej-pilkarze-ktorzy-zasilili-manchester-united-w-tym-samym-okienku-co-cristiano-ronaldo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^banner_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-banner-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71</text:p>
          </table:table-cell>
          <table:table-cell table:style-name="ce195" office:value-type="string" calcext:value-type="string">
            <text:p>podlaskapilka.pl###media_image-6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podlaskapil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podlaskapilka.pl###media_image-6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72</text:p>
          </table:table-cell>
          <table:table-cell table:style-name="ce195" office:value-type="string" calcext:value-type="string">
            <text:p>sportdziennik.com##.theiaStickySidebar &gt; .sport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sportdziennik.com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sportdziennik.com###custom_html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73</text:p>
          </table:table-cell>
          <table:table-cell table:style-name="ce195" office:value-type="string" calcext:value-type="string">
            <text:p>||baxu.pl^*^img-160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s://baxu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baxu.pl###postTopAdMobi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baxu.pl###postTop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74</text:p>
          </table:table-cell>
          <table:table-cell table:style-name="ce212" office:value-type="string" calcext:value-type="string">
            <text:p>polski-sport.pl##a[href^="https://fundacja.lexnostr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polski-sport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polski-sport.pl##a[href^="<text:a xlink:href="http://www.czesciauto24/" xlink:type="simple">http://www.czesciauto24</text:a>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75</text:p>
          </table:table-cell>
          <table:table-cell table:style-name="ce41" office:value-type="string" calcext:value-type="string">
            <text:p>gniewskowo.eu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gniewkowo.eu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76</text:p>
          </table:table-cell>
          <table:table-cell table:style-name="ce41" office:value-type="string" calcext:value-type="string">
            <text:p>soccer24.com,tennis24.com,horseracing24.com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59" office:value-type="string" calcext:value-type="string">
            <text:p>https://www.soccer24.com</text:p>
          </table:table-cell>
          <table:table-cell table:style-name="ce142" office:value-type="string" calcext:value-type="string">
            <text:p>yes</text:p>
          </table:table-cell>
          <table:table-cell table:style-name="ce43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195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7</text:p>
          </table:table-cell>
          <table:table-cell table:style-name="ce212" office:value-type="string" calcext:value-type="string">
            <text:p>dania-dietetyczne.pl###tex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www.dania-dietetycz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dania-dietetyczne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78</text:p>
          </table:table-cell>
          <table:table-cell table:style-name="ce212" office:value-type="string" calcext:value-type="string">
            <text:p>-baner.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crypto-trader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^baner-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79</text:p>
          </table:table-cell>
          <table:table-cell table:style-name="ce212" office:value-type="string" calcext:value-type="string">
            <text:p>fight24.pl###add_produk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www.fight24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fight24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||fight24.pl^*^fight_backgroun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80</text:p>
          </table:table-cell>
          <table:table-cell table:style-name="ce195" office:value-type="string" calcext:value-type="string">
            <text:p>kochamsilownie.pl###text-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kochamsilownie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kochamsilownie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81</text:p>
          </table:table-cell>
          <table:table-cell table:style-name="ce195" office:value-type="string" calcext:value-type="string">
            <text:p>kulturystyka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kulturysty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kultyrystyka.pl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82</text:p>
          </table:table-cell>
          <table:table-cell table:style-name="ce195" office:value-type="string" calcext:value-type="string">
            <text:p>||goniecpolski.nl^*^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://goniecpolski.n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goniecpolski.nl###execphp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83</text:p>
          </table:table-cell>
          <table:table-cell table:style-name="ce41" office:value-type="string" calcext:value-type="string">
            <text:p>||seriale.co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s://seriale.co/" xlink:type="simple">https://seriale.co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84</text:p>
          </table:table-cell>
          <table:table-cell table:style-name="ce212" office:value-type="string" calcext:value-type="string">
            <text:p>cda-flix.pl##a[href^="<text:a xlink:href="https://cda-flix.pl/kryptowaluty" xlink:type="simple">https://cda-flix.pl/kryptowaluty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cda-flix.pl/cale-filmy-online/kraina-lodu-ii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85</text:p>
          </table:table-cell>
          <table:table-cell table:style-name="ce195" office:value-type="string" calcext:value-type="string">
            <text:p>hej.mielec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hej.mielec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86</text:p>
          </table:table-cell>
          <table:table-cell table:style-name="ce41" office:value-type="string" calcext:value-type="string">
            <text:p>glosgminny.pl###media_image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glosgminny.pl/przyjaciel-billa-g-prof-neil-ferguson-sparalizowal-planete-falszujac-dane-c-19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87</text:p>
          </table:table-cell>
          <table:table-cell table:style-name="ce195" office:value-type="string" calcext:value-type="string">
            <text:p>gazetazoliborza.pl##a[href^="https://pl.westfield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3" office:value-type="string" calcext:value-type="string">
            <text:p><text:a xlink:href="https://gazetazoliborza.pl/2020/08/potocka-zamknieta-utrudnienia-na-mickiewicza/" xlink:type="simple">https://gazetazoliborza.pl/2020/08/potocka-zamknieta-utrudnienia-na-mickiewicza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88</text:p>
          </table:table-cell>
          <table:table-cell table:style-name="ce212" office:value-type="string" calcext:value-type="string">
            <text:p>||golfnews.pl^*^betfa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7" office:value-type="string" calcext:value-type="string">
            <text:p>https://golf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golfnews.pl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89</text:p>
          </table:table-cell>
          <table:table-cell table:style-name="ce212" office:value-type="string" calcext:value-type="string">
            <text:p>allaboutmusic.pl##a[href^="https://www.empik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3" office:value-type="string" calcext:value-type="string">
            <text:p><text:a xlink:href="https://allaboutmusic.pl/" xlink:type="simple">https://allaboutmusic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allaboutmusic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90</text:p>
          </table:table-cell>
          <table:table-cell table:style-name="ce212" office:value-type="string" calcext:value-type="string">
            <text:p>||miastons.pl^*^do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3" office:value-type="string" calcext:value-type="string">
            <text:p><text:a xlink:href="https://miastons.pl/" xlink:type="simple">https://miastons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91</text:p>
          </table:table-cell>
          <table:table-cell table:style-name="ce195" office:value-type="string" calcext:value-type="string">
            <text:p>sportowegniezn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3" office:value-type="string" calcext:value-type="string">
            <text:p><text:a xlink:href="http://sportowegniezno.pl/index.php/2020/03/13/los-organizatorow-imprez-w-czasach-koronawirusa-nazywaja-nas-zlodziejami/" xlink:type="simple">http://sportowegniezno.pl/index.php/2020/03/13/los-organizatorow-imprez-w-czasach-koronawirusa-nazywaja-nas-zlodziejami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sportowegniezno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||sportowegniezno.pl^*^orle_mon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92</text:p>
          </table:table-cell>
          <table:table-cell table:style-name="ce212" office:value-type="string" calcext:value-type="string">
            <text:p>^banners^$domain=polskiinstalator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3" office:value-type="string" calcext:value-type="string">
            <text:p><text:a xlink:href="https://www.polskiinstalator.com.pl/" xlink:type="simple">https://www.polskiinstalator.com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93</text:p>
          </table:table-cell>
          <table:table-cell table:style-name="ce195" office:value-type="string" calcext:value-type="string">
            <text:p>chlodnictwoiklimatyzacja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3" office:value-type="string" calcext:value-type="string">
            <text:p><text:a xlink:href="https://www.chlodnictwoiklimatyzacja.pl/artykuly/277-wydanie-11-2017/4316-wymagania-bezpieczenstwa-dla-propanu-zastosowanie-w-srednich-i-malych-ukladach-chlodniczych-przechowalni-warzyw.html" xlink:type="simple">https://www.chlodnictwoiklimatyzacja.pl/artykuly/277-wydanie-11-2017/4316-wymagania-bezpieczenstwa-dla-propanu-zastosowanie-w-srednich-i-malych-ukladach-chlodniczych-przechowalni-warzyw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94</text:p>
          </table:table-cell>
          <table:table-cell table:style-name="ce212" office:value-type="string" calcext:value-type="string">
            <text:p>^imghttps/30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3" office:value-type="string" calcext:value-type="string">
            <text:p><text:a xlink:href="https://www.emecze.pl/" xlink:type="simple">https://www.emec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^imghttps/728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^imghttps/75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95</text:p>
          </table:table-cell>
          <table:table-cell table:style-name="ce195" office:value-type="string" calcext:value-type="string">
            <text:p>^imghttps/30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^imghttps/728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^imghttps/75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||mecze24.pl^*^fortunatv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96</text:p>
          </table:table-cell>
          <table:table-cell table:style-name="ce195" office:value-type="string" calcext:value-type="string">
            <text:p>^300^$image,domain=mecz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s://meczlive.pl/aktualnosci/transmisja-na-zywo-ze-spotkania-slask-wroclaw-piast-gliwice-gdzie-ogladac" xlink:type="simple">https://meczlive.pl/aktualnosci/transmisja-na-zywo-ze-spotkania-slask-wroclaw-piast-gliwice-gdzie-ogladac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97</text:p>
          </table:table-cell>
          <table:table-cell table:style-name="ce212" office:value-type="string" calcext:value-type="string">
            <text:p>estadios24.pl##.blok_tresc_bez_tl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estadios24.pl##.baner_top_ban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598</text:p>
          </table:table-cell>
          <table:table-cell table:style-name="ce41" office:value-type="string" calcext:value-type="string">
            <text:p>^imghttps/468^$image,domain=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3" office:value-type="string" calcext:value-type="string">
            <text:p><text:a xlink:href="https://www.betglob.pl/" xlink:type="simple">https://www.betglob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599</text:p>
          </table:table-cell>
          <table:table-cell table:style-name="ce195" office:value-type="string" calcext:value-type="string">
            <text:p>ddb24.pl##a[href^="https://www.gowork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ddb24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ddb24.pl##a[href^="https://www.czesciauto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00</text:p>
          </table:table-cell>
          <table:table-cell table:style-name="ce195" office:value-type="string" calcext:value-type="string">
            <text:p>boxing.pl###collapseobj_module_5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://www.boxing.pl/" xlink:type="simple">http://www.boxin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01</text:p>
          </table:table-cell>
          <table:table-cell table:style-name="ce212" office:value-type="string" calcext:value-type="string">
            <text:p>||egorzow.pl^*-pzu_gorzow_mies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egorzow.pl/" xlink:type="simple">https://egorzow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02</text:p>
          </table:table-cell>
          <table:table-cell table:style-name="ce195" office:value-type="string" calcext:value-type="string">
            <text:p>||zamioculcas.org^$script,domain=budujesz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s://budujesz.info/" xlink:type="simple">https://budujesz.info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03</text:p>
          </table:table-cell>
          <table:table-cell table:style-name="ce212" office:value-type="string" calcext:value-type="string">
            <text:p>-bannery-$domain=zarobmy.s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zarobmy.se/" xlink:type="simple">https://zarobmy.se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04</text:p>
          </table:table-cell>
          <table:table-cell table:style-name="ce195" office:value-type="string" calcext:value-type="string">
            <text:p>||jpktraders.pl^*^ledger_nan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://jpktraders.pl/analizy.html#!/posts/Bitcoin---kana-wzrostowy/309" xlink:type="simple">http://jpktraders.pl/analizy.html#!/posts/Bitcoin---kana-wzrostowy/309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||jpktraders.pl^*^am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05</text:p>
          </table:table-cell>
          <table:table-cell table:style-name="ce195" office:value-type="string" calcext:value-type="string">
            <text:p>swarzedz24.pl###media_image-31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swarzedz24.pl/znowu-wiecej-zakazen-covid-19-juz-13-przypadkow-w-gminie-swarzedz/" xlink:type="simple">https://swarzedz24.pl/znowu-wiecej-zakazen-covid-19-juz-13-przypadkow-w-gminie-swarzedz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swarzedz24.pl###media_image-32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06</text:p>
          </table:table-cell>
          <table:table-cell table:style-name="ce195" office:value-type="string" calcext:value-type="string">
            <text:p>^inline__1_$domain=zycie.pil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8" office:value-type="string" calcext:value-type="string">
            <text:p><text:a xlink:href="https://zycie.pila.pl/" xlink:type="simple">https://zycie.pil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07</text:p>
          </table:table-cell>
          <table:table-cell table:style-name="ce212" office:value-type="string" calcext:value-type="string">
            <text:p>43bis.media.pl##.column-righ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43bis.media.pl/wiadomosci.html" xlink:type="simple">http://www.43bis.media.pl/wiadomosci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43bis.media.pl##.column-lef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08</text:p>
          </table:table-cell>
          <table:table-cell table:style-name="ce212" office:value-type="string" calcext:value-type="string">
            <text:p>gpcodziennie.pl###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gpcodziennie.pl/" xlink:type="simple">https://gpcodziennie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09</text:p>
          </table:table-cell>
          <table:table-cell table:style-name="ce195" office:value-type="string" calcext:value-type="string">
            <text:p>wspolnota.org.pl###c32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wspolnota.org.pl/" xlink:type="simple">https://wspolnota.or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10</text:p>
          </table:table-cell>
          <table:table-cell table:style-name="ce212" office:value-type="string" calcext:value-type="string">
            <text:p>megatiming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megatiming.pl/news/all/1" xlink:type="simple">http://megatiming.pl/news/all/1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11</text:p>
          </table:table-cell>
          <table:table-cell table:style-name="ce195" office:value-type="string" calcext:value-type="string">
            <text:p>baltic.info.pl##div[class^="angwp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baltic.info.pl/" xlink:type="simple">https://baltic.inf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612</text:p>
          </table:table-cell>
          <table:table-cell table:style-name="ce195" office:value-type="string" calcext:value-type="string">
            <text:p>dorzeczy.pl##.adv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3" office:value-type="string" calcext:value-type="string">
            <text:p><text:a xlink:href="https://dorzeczy.pl/" xlink:type="simple">https://dorzeczy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613</text:p>
          </table:table-cell>
          <table:table-cell table:style-name="ce212" office:value-type="string" calcext:value-type="string">
            <text:p>||wislakrakow.com^*^lv7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3" office:value-type="string" calcext:value-type="string">
            <text:p><text:a xlink:href="https://wislakrakow.com/forum/" xlink:type="simple">https://wislakrakow.com/forum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14</text:p>
          </table:table-cell>
          <table:table-cell table:style-name="ce195" office:value-type="string" calcext:value-type="string">
            <text:p>||emisja.contentstream.pl^$script,domain=u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http://ulub.pl/3PYwVHIOHq/6ix9ine-yaya-lyricsletra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615</text:p>
          </table:table-cell>
          <table:table-cell table:style-name="ce212" office:value-type="string" calcext:value-type="string">
            <text:p>radiobiper.info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4" office:value-type="string" calcext:value-type="string">
            <text:p>https://www.radiobiper.info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16</text:p>
          </table:table-cell>
          <table:table-cell table:style-name="ce212" office:value-type="string" calcext:value-type="string">
            <text:p>parenting.pl##.article__tex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0" office:value-type="string" calcext:value-type="string">
            <text:p>https://parenting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617</text:p>
          </table:table-cell>
          <table:table-cell table:style-name="ce195" office:value-type="string" calcext:value-type="string">
            <text:p>||miastokobiet.pl^*^WK_TheCrown2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3" office:value-type="string" calcext:value-type="string">
            <text:p><text:a xlink:href="https://www.miastokobiet.pl/" xlink:type="simple">https://www.miastokobiet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212" office:value-type="string" calcext:value-type="string">
            <text:p>||miastokobiet.pl^*^energylandi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195" office:value-type="string" calcext:value-type="string">
            <text:p>^baner-$domain=miastokobie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618</text:p>
          </table:table-cell>
          <table:table-cell table:style-name="ce212" office:value-type="string" calcext:value-type="string">
            <text:p>||s0urce.io^*^idletowerminer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://s0urce.io/" xlink:type="simple">http://s0urce.io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19</text:p>
          </table:table-cell>
          <table:table-cell table:style-name="ce195" office:value-type="string" calcext:value-type="string">
            <text:p>||sadownictwo.com.pl^*^Plantivax-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s://www.sadownictwo.com.pl/" xlink:type="simple">https://www.sadownictwo.com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||sadownictwo.com.pl^*^Owoce-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-baner-$domain=sadownictwo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||sadownictwo.com.pl^*^Filel/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sadownictwo.com.pl###wrapper .media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20</text:p>
          </table:table-cell>
          <table:table-cell table:style-name="ce212" office:value-type="string" calcext:value-type="string">
            <text:p>sarp.org.pl###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sarp.org.pl/" xlink:type="simple">http://www.sarp.or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21</text:p>
          </table:table-cell>
          <table:table-cell table:style-name="ce195" office:value-type="string" calcext:value-type="string">
            <text:p>wygasle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://wygasle.net/index.html" xlink:type="simple">http://wygasle.net/index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22</text:p>
          </table:table-cell>
          <table:table-cell table:style-name="ce212" office:value-type="string" calcext:value-type="string">
            <text:p>signs.pl##div[id^="adibad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igns.pl/" xlink:type="simple">https://www.signs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signs.pl###B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23</text:p>
          </table:table-cell>
          <table:table-cell table:style-name="ce212" office:value-type="string" calcext:value-type="string">
            <text:p>skawinska.pl##.gaskad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kawinska.pl/" xlink:type="simple">https://skawin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skawinska.pl##.homepage-ad-are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24</text:p>
          </table:table-cell>
          <table:table-cell table:style-name="ce212" office:value-type="string" calcext:value-type="string">
            <text:p>skawina.eu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kawina.eu/" xlink:type="simple">https://skawina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skawina.eu##a[href^="<text:a xlink:href="http://promotor.biz/" xlink:type="simple">http://promotor.biz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25</text:p>
          </table:table-cell>
          <table:table-cell table:style-name="ce212" office:value-type="string" calcext:value-type="string">
            <text:p>||skiny.pl/r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iny.pl/index" xlink:type="simple">https://skiny.pl/index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^rkm^$domain=skin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26</text:p>
          </table:table-cell>
          <table:table-cell table:style-name="ce41" office:value-type="string" calcext:value-type="string">
            <text:p>skijumping.pl##a[href^="https://online-mexos.efortuna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kijumping.pl/" xlink:type="simple">https://www.skijumpin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27</text:p>
          </table:table-cell>
          <table:table-cell table:style-name="ce195" office:value-type="string" calcext:value-type="string">
            <text:p>winterszus.pl###text-1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winterszus.pl/" xlink:type="simple">https://winterszu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28</text:p>
          </table:table-cell>
          <table:table-cell table:style-name="ce212" office:value-type="string" calcext:value-type="string">
            <text:p>||skokipolska.pl^*-30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skokipolska.pl/" xlink:type="simple">https://www.skokipol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29</text:p>
          </table:table-cell>
          <table:table-cell table:style-name="ce195" office:value-type="string" calcext:value-type="string">
            <text:p>bbfan.pl##a[target="_blank"] &gt; img[src*="/inline__1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bbfan.pl/" xlink:type="simple">https://bbfan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30</text:p>
          </table:table-cell>
          <table:table-cell table:style-name="ce212" office:value-type="string" calcext:value-type="string">
            <text:p>dziel-pasje.pl##a[href^="<text:a xlink:href="https://motofanstore.pl/" xlink:type="simple">https://motofanstore.pl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f1.dziel-pasje.pl/F1_news-31280-Stella_Sainz_i_Norris_maja_pewne_cechy_wspolne_z_Schumacherem_czy_Alonso.html" xlink:type="simple">https://f1.dziel-pasje.pl/F1_news-31280-Stella_Sainz_i_Norris_maja_pewne_cechy_wspolne_z_Schumacherem_czy_Alonso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31</text:p>
          </table:table-cell>
          <table:table-cell table:style-name="ce195" office:value-type="string" calcext:value-type="string">
            <text:p>biegowki.pl###makler4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://biegowki.pl/forum/index.php" xlink:type="simple">http://biegowki.pl/forum/index.php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32</text:p>
          </table:table-cell>
          <table:table-cell table:style-name="ce213" office:value-type="string" calcext:value-type="string">
            <text:p>^banery^$domain=sklep-muzyczny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lep-muzyczny.com.pl/" xlink:type="simple">https://sklep-muzyczny.com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33</text:p>
          </table:table-cell>
          <table:table-cell table:style-name="ce195" office:value-type="string" calcext:value-type="string">
            <text:p>smart-test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://smart-test.pl/" xlink:type="simple">http://smart-test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34</text:p>
          </table:table-cell>
          <table:table-cell table:style-name="ce212" office:value-type="string" calcext:value-type="string">
            <text:p>slonskyradio.eu###ruchome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lonskyradio.eu/" xlink:type="simple">https://slonskyradio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slonskyradio.eu###n2-ss-4-alig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35</text:p>
          </table:table-cell>
          <table:table-cell table:style-name="ce212" office:value-type="string" calcext:value-type="string">
            <text:p>sochaczewianin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ochaczewianin.pl/2020/09/zmiany-w-rokladzie-na-prosbe-pasazerow/" xlink:type="simple">https://sochaczewianin.pl/2020/09/zmiany-w-rokladzie-na-prosbe-pasazerow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36</text:p>
          </table:table-cell>
          <table:table-cell table:style-name="ce195" office:value-type="string" calcext:value-type="string">
            <text:p>||softonet.pl^*^mobik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s://softonet.pl/publikacje/poradniki/Pizza.Hut.z.opcja.zamawiania.jedzenia.przez.Messengera,1992" xlink:type="simple">https://softonet.pl/publikacje/poradniki/Pizza.Hut.z.opcja.zamawiania.jedzenia.przez.Messengera,1992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37</text:p>
          </table:table-cell>
          <table:table-cell table:style-name="ce212" office:value-type="string" calcext:value-type="string">
            <text:p>||speedtest.pl^*^play7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speedtest.pl/" xlink:type="simple">https://www.speedtest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38</text:p>
          </table:table-cell>
          <table:table-cell table:style-name="ce195" office:value-type="string" calcext:value-type="string">
            <text:p>spiz.pl###home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://katowice.spiz.pl/index.html" xlink:type="simple">http://katowice.spiz.pl/index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39</text:p>
          </table:table-cell>
          <table:table-cell table:style-name="ce64" office:value-type="string" calcext:value-type="string">
            <text:p>spidersweb.pl##.box-specjaln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pidersweb.pl/rozrywka/" xlink:type="simple">https://www.spidersweb.pl/rozrywka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40</text:p>
          </table:table-cell>
          <table:table-cell table:style-name="ce195" office:value-type="string" calcext:value-type="string">
            <text:p>||spliff.pl^*^sensimilla_logo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://spliff.pl/" xlink:type="simple">http://spliff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||spliff.pl^*^ecobison_logo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||spliff.pl^*^DomowaUpraw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41</text:p>
          </table:table-cell>
          <table:table-cell table:style-name="ce212" office:value-type="string" calcext:value-type="string">
            <text:p>calc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calc.pl/zdrowie/bmi" xlink:type="simple">https://calc.pl/zdrowie/bmi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42</text:p>
          </table:table-cell>
          <table:table-cell table:style-name="ce195" office:value-type="string" calcext:value-type="string">
            <text:p><text:span text:style-name="T4">procesor.pl</text:span><text:span text:style-name="T5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procesor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643</text:p>
          </table:table-cell>
          <table:table-cell table:style-name="ce212" office:value-type="string" calcext:value-type="string">
            <text:p>dojazd.org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dojazd.org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44</text:p>
          </table:table-cell>
          <table:table-cell table:style-name="ce195" office:value-type="string" calcext:value-type="string">
            <text:p><text:span text:style-name="T4">trasa.info</text:span><text:span text:style-name="T5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trasa.info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645</text:p>
          </table:table-cell>
          <table:table-cell table:style-name="ce212" office:value-type="string" calcext:value-type="string">
            <text:p>odleglosci.info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odleglosci.info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46</text:p>
          </table:table-cell>
          <table:table-cell table:style-name="ce195" office:value-type="string" calcext:value-type="string">
            <text:p><text:span text:style-name="T4">wyznaczanie-trasy.pl</text:span><text:span text:style-name="T5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www.wyznaczanie-trasy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647</text:p>
          </table:table-cell>
          <table:table-cell table:style-name="ce212" office:value-type="string" calcext:value-type="string">
            <text:p>docel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docelu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48</text:p>
          </table:table-cell>
          <table:table-cell table:style-name="ce65" office:value-type="string" calcext:value-type="string">
            <text:p>footroll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footroll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649</text:p>
          </table:table-cell>
          <table:table-cell table:style-name="ce212" office:value-type="string" calcext:value-type="string">
            <text:p>speedwaynews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speedway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50</text:p>
          </table:table-cell>
          <table:table-cell table:style-name="ce195" office:value-type="string" calcext:value-type="string">
            <text:p>||c.spolecznosci.net/f.spolecznosci.net^$image,domain=dlastudent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s://facet.dlastudenta.pl/artykul/loty-donikad-najnowszy-trend-podrozniczy-w-dobie-pandemii,138877.html" xlink:type="simple">https://facet.dlastudenta.pl/artykul/loty-donikad-najnowszy-trend-podrozniczy-w-dobie-pandemii,138877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dlastudenta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51</text:p>
          </table:table-cell>
          <table:table-cell table:style-name="ce195" office:value-type="string" calcext:value-type="string">
            <text:p>twojememy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s://twojememy.pl/15-zdjec-ktore-mowia-wiecej-niz-tysiac-slow-3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twojememy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52</text:p>
          </table:table-cell>
          <table:table-cell table:style-name="ce65" office:value-type="string" calcext:value-type="string">
            <text:p>irss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irss.pl/" xlink:type="simple">https://irs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653</text:p>
          </table:table-cell>
          <table:table-cell table:style-name="ce212" office:value-type="string" calcext:value-type="string">
            <text:p>mapa.info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mapa.info/" xlink:type="simple">https://mapa.info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54</text:p>
          </table:table-cell>
          <table:table-cell table:style-name="ce65" office:value-type="string" calcext:value-type="string">
            <text:p>czaslot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czaslotu.pl/" xlink:type="simple">https://czaslotu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655</text:p>
          </table:table-cell>
          <table:table-cell table:style-name="ce65" office:value-type="string" calcext:value-type="string">
            <text:p>rozmiar.com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rozmiar.com/" xlink:type="simple">https://www.rozmiar.com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56</text:p>
          </table:table-cell>
          <table:table-cell table:style-name="ce65" office:value-type="string" calcext:value-type="string">
            <text:p>dobak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www.dobaku.pl/wirtualny-alkomat" xlink:type="simple">https://www.dobaku.pl/wirtualny-alkomat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57</text:p>
          </table:table-cell>
          <table:table-cell table:style-name="ce195" office:value-type="string" calcext:value-type="string">
            <text:p>antyauto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antyauto.pl/" xlink:type="simple">https://antyauto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212" office:value-type="string" calcext:value-type="string">
            <text:p>antyauto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58</text:p>
          </table:table-cell>
          <table:table-cell table:style-name="ce212" office:value-type="string" calcext:value-type="string">
            <text:p>miumag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miumag.pl/" xlink:type="simple">https://miumag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59</text:p>
          </table:table-cell>
          <table:table-cell table:style-name="ce195" office:value-type="string" calcext:value-type="string">
            <text:p>naserio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://www.naserio.pl/cudem-uszedl-zyciem-nadmiernym-spozywaniu-energetykow-zobacz-ta-tragedia-wplynela-codziennosc-tej-rodziny/" xlink:type="simple">http://www.naserio.pl/cudem-uszedl-zyciem-nadmiernym-spozywaniu-energetykow-zobacz-ta-tragedia-wplynela-codziennosc-tej-rodziny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naserio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60</text:p>
          </table:table-cell>
          <table:table-cell table:style-name="ce65" office:value-type="string" calcext:value-type="string">
            <text:p>praktycznepodroze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praktycznepodroze.pl/" xlink:type="simple">https://praktycznepodroze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61</text:p>
          </table:table-cell>
          <table:table-cell table:style-name="ce212" office:value-type="string" calcext:value-type="string">
            <text:p>^ad^$domain=sportowepodhal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portowepodhale.pl/" xlink:type="simple">https://sportowepodhal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62</text:p>
          </table:table-cell>
          <table:table-cell table:style-name="ce195" office:value-type="string" calcext:value-type="string">
            <text:p>sportrelacje.pl##.card.my-4 img[src^="<text:a xlink:href="https://i.imgur.com/" xlink:type="simple">https://i.imgur.com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www.sportrelacje.pl/na-zywo/83ed0bd8fe491/lincoln-liverpool" xlink:type="simple">https://www.sportrelacje.pl/na-zywo/83ed0bd8fe491/lincoln-liverpoo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63</text:p>
          </table:table-cell>
          <table:table-cell table:style-name="ce212" office:value-type="string" calcext:value-type="string">
            <text:p>pieniny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pieniny24.pl/" xlink:type="simple">https://pieniny24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pieniny24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3" office:value-type="string" calcext:value-type="string">
            <text:p>^ad^$domain=pienin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64</text:p>
          </table:table-cell>
          <table:table-cell table:style-name="ce195" office:value-type="string" calcext:value-type="string">
            <text:p>spotradomsk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spotradomsko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65</text:p>
          </table:table-cell>
          <table:table-cell table:style-name="ce212" office:value-type="string" calcext:value-type="string">
            <text:p>||spottedskarzysko.pl^*^rabato-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spottedskarzysk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||spottedskarzysko.pl^*^sajgon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||spottedskarzysko.pl^*^szmarag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||spottedskarzysko.pl^*^swiat_roboty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||spottedskarzysko.pl^*^planetadziecka7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||spottedskarzysko.pl^*^ckziu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||spottedskarzysko.pl^*^bw_pazdziernik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spottedskarzysko.pl###BoxCol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spottedskarzysko.pl###BoxCol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66</text:p>
          </table:table-cell>
          <table:table-cell table:style-name="ce195" office:value-type="string" calcext:value-type="string">
            <text:p>stacja-tluszcz.pl###text-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http://stacja-tluszcz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67</text:p>
          </table:table-cell>
          <table:table-cell table:style-name="ce212" office:value-type="string" calcext:value-type="string">
            <text:p>stalenierdzewne.pl##.banner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stalenierdzew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68</text:p>
          </table:table-cell>
          <table:table-cell table:style-name="ce195" office:value-type="string" calcext:value-type="string">
            <text:p>||stoczniowcy.pl^*^jd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s://www.stoczniowcy.pl/index.php" xlink:type="simple">https://www.stoczniowcy.pl/index.php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69</text:p>
          </table:table-cell>
          <table:table-cell table:style-name="ce212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stomil.olsztyn.pl/" xlink:type="simple">http://stomil.olsztyn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70</text:p>
          </table:table-cell>
          <table:table-cell table:style-name="ce195" office:value-type="string" calcext:value-type="string">
            <text:p>dwadozera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://dwadozera.pl/" xlink:type="simple">http://dwadozera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71</text:p>
          </table:table-cell>
          <table:table-cell table:style-name="ce212" office:value-type="string" calcext:value-type="string">
            <text:p>stopnadwadze.pl###text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topnadwadze.pl/" xlink:type="simple">https://stopnadwad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72</text:p>
          </table:table-cell>
          <table:table-cell table:style-name="ce195" office:value-type="string" calcext:value-type="string">
            <text:p>||strajk.eu^*^strajk-324x320-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s://strajk.eu/" xlink:type="simple">https://strajk.eu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73</text:p>
          </table:table-cell>
          <table:table-cell table:style-name="ce216" office:value-type="string" calcext:value-type="string">
            <text:p>sulecin24.pl##.td-rec-spot img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266" office:value-type="string" calcext:value-type="string">
            <text:p><text:a xlink:href="https://sulecin24.pl/" xlink:type="simple">https://sulecin24.pl/</text:a></text:p>
          </table:table-cell>
          <table:table-cell table:style-name="ce142" office:value-type="string" calcext:value-type="string">
            <text:p>Re-upload</text:p>
          </table:table-cell>
          <table:table-cell table:style-name="ce46" office:value-type="string" calcext:value-type="string">
            <text:p>commiting again after sorting ELP</text:p>
          </table:table-cell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1" office:value-type="string" calcext:value-type="string">
            <text:p>sulecin24.pl##.td_rec &gt; .td_mod_wrap &gt; img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11"/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6" office:value-type="string" calcext:value-type="string">
            <text:p>-baner-$domain=sulecin24.pl</text:p>
          </table:table-cell>
          <table:table-cell table:style-name="ce21" table:content-validation-name="val1" office:value-type="string" calcext:value-type="string">
            <text:p>BLOCK</text:p>
          </table:table-cell>
          <table:table-cell table:style-name="ce266"/>
          <table:table-cell table:style-name="ce142" office:value-type="string" calcext:value-type="string">
            <text:p>Re-upload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75</text:p>
          </table:table-cell>
          <table:table-cell table:style-name="ce11" office:value-type="string" calcext:value-type="string">
            <text:p>super-warez.eu##.h_banner-block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11" office:value-type="string" calcext:value-type="string">
            <text:p><text:a xlink:href="http://super-warez.eu/" xlink:type="simple">http://super-warez.eu/</text:a></text:p>
          </table:table-cell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6" office:value-type="string" calcext:value-type="string">
            <text:p>^banner_$domain=super-warez.eu</text:p>
          </table:table-cell>
          <table:table-cell table:style-name="ce21" table:content-validation-name="val1" office:value-type="string" calcext:value-type="string">
            <text:p>BLOCK</text:p>
          </table:table-cell>
          <table:table-cell table:style-name="ce266"/>
          <table:table-cell table:style-name="ce142" office:value-type="string" calcext:value-type="string">
            <text:p>Re-upload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76</text:p>
          </table:table-cell>
          <table:table-cell table:style-name="ce11" office:value-type="string" calcext:value-type="string">
            <text:p>swiatdronow.pl##a[onclick^="ga('send'"]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11" office:value-type="string" calcext:value-type="string">
            <text:p><text:a xlink:href="http://www.swiatdronow.pl/" xlink:type="simple">http://www.swiatdronow.pl/</text:a></text:p>
          </table:table-cell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6" office:value-type="string" calcext:value-type="string">
            <text:p>swiatdronow.pl###custom_html-2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266"/>
          <table:table-cell table:style-name="ce142" office:value-type="string" calcext:value-type="string">
            <text:p>Re-upload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77</text:p>
          </table:table-cell>
          <table:table-cell table:style-name="ce11" office:value-type="string" calcext:value-type="string">
            <text:p>swiatmotocykli.pl##div[class^="g-single a-"]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11" office:value-type="string" calcext:value-type="string">
            <text:p><text:a xlink:href="https://swiatmotocykli.pl/" xlink:type="simple">https://swiatmotocykli.pl/</text:a></text:p>
          </table:table-cell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78</text:p>
          </table:table-cell>
          <table:table-cell table:style-name="ce216" office:value-type="string" calcext:value-type="string">
            <text:p>||systemyplatnosci.com^*^hotpay_</text:p>
          </table:table-cell>
          <table:table-cell table:style-name="ce21" table:content-validation-name="val1" office:value-type="string" calcext:value-type="string">
            <text:p>BLOCK</text:p>
          </table:table-cell>
          <table:table-cell table:style-name="ce266" office:value-type="string" calcext:value-type="string">
            <text:p><text:a xlink:href="https://systemyplatnosci.com/" xlink:type="simple">https://systemyplatnosci.com/</text:a></text:p>
          </table:table-cell>
          <table:table-cell table:style-name="ce142" office:value-type="string" calcext:value-type="string">
            <text:p>Re-upload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1" office:value-type="string" calcext:value-type="string">
            <text:p>||systemyplatnosci.com^*^fundacja_zoodoptuj.</text:p>
          </table:table-cell>
          <table:table-cell table:style-name="ce21" table:content-validation-name="val1" office:value-type="string" calcext:value-type="string">
            <text:p>BLOCK</text:p>
          </table:table-cell>
          <table:table-cell table:style-name="ce11"/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79</text:p>
          </table:table-cell>
          <table:table-cell table:style-name="ce212" office:value-type="string" calcext:value-type="string">
            <text:p>swoszowice.org.pl##a[href^="https://carline.com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woszowice.org.pl/" xlink:type="simple">https://swoszowice.org.pl/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swoszowice.org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swoszowice.org.pl##a[href^="http://www.unison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swoszowice.org.pl###text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80</text:p>
          </table:table-cell>
          <table:table-cell table:style-name="ce195" office:value-type="string" calcext:value-type="string">
            <text:p>szukam-ksiazki.pl##.box_width_left &gt; tbody &gt; tr:nth-child(3)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://szukam-ksiazki.pl/" xlink:type="simple">http://szukam-ksiazki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||szukam-ksiazki.pl/marbet_hurtow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||szukam-ksiazki.pl^*^havan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81</text:p>
          </table:table-cell>
          <table:table-cell table:style-name="ce195" office:value-type="string" calcext:value-type="string">
            <text:p>szydlowiecki.eu##div[id^="bills_in_rotation_1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szydlowiecki.eu/" xlink:type="simple">https://szydlowiecki.eu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82</text:p>
          </table:table-cell>
          <table:table-cell table:style-name="ce212" office:value-type="string" calcext:value-type="string">
            <text:p>techmaniachd.pl###HTM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techmaniachd.pl/" xlink:type="simple">http://www.techmaniachd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83</text:p>
          </table:table-cell>
          <table:table-cell table:style-name="ce195" office:value-type="string" calcext:value-type="string">
            <text:p>radiogol.pl##a[href^="https://www.iparts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://radiogol.pl/" xlink:type="simple">http://radiogol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radiogol.pl##a[href^="https://www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radiogol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84</text:p>
          </table:table-cell>
          <table:table-cell table:style-name="ce212" office:value-type="string" calcext:value-type="string">
            <text:p>telewizor.eu###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telewizor.eu/" xlink:type="simple">http://telewizor.eu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85</text:p>
          </table:table-cell>
          <table:table-cell table:style-name="ce195" office:value-type="string" calcext:value-type="string">
            <text:p>||alicdn.com^$image,domain=telchi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s://telchina.pl/microwear-h8-niezbedne-urzadzenie-na-plenerowy-t38996.html" xlink:type="simple">https://telchina.pl/microwear-h8-niezbedne-urzadzenie-na-plenerowy-t38996.htm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86</text:p>
          </table:table-cell>
          <table:table-cell table:style-name="ce212" office:value-type="string" calcext:value-type="string">
            <text:p>techpolska.pl##a[href^="<text:a xlink:href="https://www.ceneo.pl/" xlink:type="simple">https://www.ceneo.pl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echpolska.pl/recenzja-zestawu-x8100-i-myszy-gamingowej-v240-od-rapoo/" xlink:type="simple">https://techpolska.pl/recenzja-zestawu-x8100-i-myszy-gamingowej-v240-od-rapoo/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87</text:p>
          </table:table-cell>
          <table:table-cell table:style-name="ce195" office:value-type="string" calcext:value-type="string">
            <text:p>telewizjaleszno.pl###vlog-module-0-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://telewizjaleszno.pl/" xlink:type="simple">http://telewizjaleszno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88</text:p>
          </table:table-cell>
          <table:table-cell table:style-name="ce212" office:value-type="string" calcext:value-type="string">
            <text:p>telko.in##.custom-html p &gt; script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telko.in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89</text:p>
          </table:table-cell>
          <table:table-cell table:style-name="ce195" office:value-type="string" calcext:value-type="string">
            <text:p>teraz-wilanow.pl##div[id^="rev_slider_2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://teraz-wilanow.pl/" xlink:type="simple">http://teraz-wilanow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teraz-wilanow.pl##div[id^="rev_slider_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90</text:p>
          </table:table-cell>
          <table:table-cell table:style-name="ce195" office:value-type="string" calcext:value-type="string">
            <text:p>terazgabin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terazgabin.pl/pl/" xlink:type="simple">https://terazgabin.pl/pl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91</text:p>
          </table:table-cell>
          <table:table-cell table:style-name="ce67" office:value-type="string" calcext:value-type="string">
            <text:p>terazgostynin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erazgostynin.pl/pl/" xlink:type="simple">https://terazgostynin.pl/pl/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92</text:p>
          </table:table-cell>
          <table:table-cell table:style-name="ce195" office:value-type="string" calcext:value-type="string">
            <text:p>terazlipn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terazlipno.pl/pl/" xlink:type="simple">https://terazlipno.pl/pl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93</text:p>
          </table:table-cell>
          <table:table-cell table:style-name="ce212" office:value-type="string" calcext:value-type="string">
            <text:p>tinypic.pl##a[href^="<text:a xlink:href="http://www.likeplus.eu/" xlink:type="simple">http://www.likeplus.eu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inypic.pl/" xlink:type="simple">https://tinypic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94</text:p>
          </table:table-cell>
          <table:table-cell table:style-name="ce195" office:value-type="string" calcext:value-type="string">
            <text:p>||emisja.contentstream.pl^$script,domain=tojuzby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s://tojuzbylo.pl/wiadomosc/bitwa-o-borujsk-ostatnia-szarza-polskiej-kawalerii" xlink:type="simple">https://tojuzbylo.pl/wiadomosc/bitwa-o-borujsk-ostatnia-szarza-polskiej-kawalerii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95</text:p>
          </table:table-cell>
          <table:table-cell table:style-name="ce212" office:value-type="string" calcext:value-type="string">
            <text:p>||emisja.contentstream.pl^$script,domain=zmianysolar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://zmianysolarne.pl/wiadomosc/mozliwy-wzrost-aktywnosci-slonecznej-pojawiaja-sie-nowe-aktywne-regiony" xlink:type="simple">http://zmianysolarne.pl/wiadomosc/mozliwy-wzrost-aktywnosci-slonecznej-pojawiaja-sie-nowe-aktywne-regiony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96</text:p>
          </table:table-cell>
          <table:table-cell table:style-name="ce195" office:value-type="string" calcext:value-type="string">
            <text:p>||emisja.contentstream.pl^$script,domain=tylkonau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s://tylkonauka.pl/wiadomosc/futurolog-przewiduje-ze-do-2050-roku-ludzie-beda-mogli-porzucac-swoje-ciala-i-przenosic" xlink:type="simple">https://tylkonauka.pl/wiadomosc/futurolog-przewiduje-ze-do-2050-roku-ludzie-beda-mogli-porzucac-swoje-ciala-i-przenosic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97</text:p>
          </table:table-cell>
          <table:table-cell table:style-name="ce212" office:value-type="string" calcext:value-type="string">
            <text:p><text:span text:style-name="T6">||emisja.contentstream.pl^$script,domain=innemedium</text:span>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innemedium.pl/wiadomosc/czy-titanic-mogl-zatonac-z-powodu-zorzy-polarnej" xlink:type="simple">https://innemedium.pl/wiadomosc/czy-titanic-mogl-zatonac-z-powodu-zorzy-polarnej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698</text:p>
          </table:table-cell>
          <table:table-cell table:style-name="ce195" office:value-type="string" calcext:value-type="string">
            <text:p>||emisja.contentstream.pl^$script,domain=jejporta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s://jejportal.pl/wiadomosc/co-jesc-sniadanie-aby-nie-przytyc" xlink:type="simple">https://jejportal.pl/wiadomosc/co-jesc-sniadanie-aby-nie-przytyc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699</text:p>
          </table:table-cell>
          <table:table-cell table:style-name="ce212" office:value-type="string" calcext:value-type="string">
            <text:p>||emisja.contentstream.pl^$script,domain=tylkomedycy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tylkomedycyna.pl/wiadomosc/naukowcy-znalezli-zwiazek-miedzy-otyloscia-slabym-wechem-0" xlink:type="simple">https://tylkomedycyna.pl/wiadomosc/naukowcy-znalezli-zwiazek-miedzy-otyloscia-slabym-wechem-0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700</text:p>
          </table:table-cell>
          <table:table-cell table:style-name="ce195" office:value-type="string" calcext:value-type="string">
            <text:p><text:span text:style-name="T8">||emisja.contentstream.pl^$script,domain=tylkoastronomia</text:span>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s://tylkoastronomia.pl/wiadomosc/sensacja-astronomiczna-odkryto-nieznane-dotychczas-obiekty-w-ukladzie-slonecznym" xlink:type="simple">https://tylkoastronomia.pl/wiadomosc/sensacja-astronomiczna-odkryto-nieznane-dotychczas-obiekty-w-ukladzie-slonecznym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701</text:p>
          </table:table-cell>
          <table:table-cell table:style-name="ce212" office:value-type="string" calcext:value-type="string">
            <text:p>||emisja.contentstream.pl^$script,domain=zmianynaziem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zmianynaziemi.pl/" xlink:type="simple">https://zmianynaziemi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702</text:p>
          </table:table-cell>
          <table:table-cell table:style-name="ce195" office:value-type="string" calcext:value-type="string">
            <text:p>||emisja.contentstream.pl^$script,domain=tylkoprzyrod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://tylkoprzyroda.pl/wiadomosc/potomstwo-zmodyfikowanych-genetycznie-gasienic-ulegnie-samozniszczeniu" xlink:type="simple">http://tylkoprzyroda.pl/wiadomosc/potomstwo-zmodyfikowanych-genetycznie-gasienic-ulegnie-samozniszczeniu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703</text:p>
          </table:table-cell>
          <table:table-cell table:style-name="ce212" office:value-type="string" calcext:value-type="string">
            <text:p>||emisja.contentstream.pl^$script,domain=superdan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uperdania.pl/wiadomosc/gotowy-zestaw-sushi-alternatywny-fastfood" xlink:type="simple">https://superdania.pl/wiadomosc/gotowy-zestaw-sushi-alternatywny-fastfood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704</text:p>
          </table:table-cell>
          <table:table-cell table:style-name="ce195" office:value-type="string" calcext:value-type="string">
            <text:p>infomare.pl###banerani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www.infomare.pl/" xlink:type="simple">https://www.infomare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infomare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705</text:p>
          </table:table-cell>
          <table:table-cell table:style-name="ce195" office:value-type="string" calcext:value-type="string">
            <text:p>transinfo.pl###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://transinfo.pl/" xlink:type="simple">http://transinfo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706</text:p>
          </table:table-cell>
          <table:table-cell table:style-name="ce212" office:value-type="string" calcext:value-type="string">
            <text:p>treningbiegacza.pl##.td-a-rec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reningbiegacza.pl/" xlink:type="simple">https://treningbiegacza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707</text:p>
          </table:table-cell>
          <table:table-cell table:style-name="ce195" office:value-type="string" calcext:value-type="string">
            <text:p>tsl-biznes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www.tsl-biznes.pl/" xlink:type="simple">https://www.tsl-biznes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708</text:p>
          </table:table-cell>
          <table:table-cell table:style-name="ce212" office:value-type="string" calcext:value-type="string">
            <text:p>trybawaryjny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rybawaryjny.pl/" xlink:type="simple">https://trybawaryjny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trybawaryjny.pl###text-16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trybawaryjny.pl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709</text:p>
          </table:table-cell>
          <table:table-cell table:style-name="ce213" office:value-type="string" calcext:value-type="string">
            <text:p>||tucholanin.pl^*_Tuchmet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://www.tucholanin.pl/aktualnosci/cekcyn/postaw-na-rozwoj-i-wybierz-studia-z-przyszloscia" xlink:type="simple">http://www.tucholanin.pl/aktualnosci/cekcyn/postaw-na-rozwoj-i-wybierz-studia-z-przyszloscia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710</text:p>
          </table:table-cell>
          <table:table-cell table:style-name="ce212" office:value-type="string" calcext:value-type="string">
            <text:p>tv.pl##.middle-salesmedi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tv.pl/" xlink:type="simple">https://www.tv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 office:value-type="string" calcext:value-type="string">
            <text:p>711</text:p>
          </table:table-cell>
          <table:table-cell table:style-name="ce195" office:value-type="string" calcext:value-type="string">
            <text:p>^therapy.$domain=tvklodz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 office:value-type="string" calcext:value-type="string">
            <text:p><text:a xlink:href="http://www.tvklodzka.pl/" xlink:type="simple">http://www.tvklodzka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 office:value-type="string" calcext:value-type="string">
            <text:p>712</text:p>
          </table:table-cell>
          <table:table-cell table:style-name="ce212" office:value-type="string" calcext:value-type="string">
            <text:p>tvnakarte.eu###jm-right .custo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vnakarte.eu/index.php/aktualnosci/83-iti-neovision-zmiana-nazwy-na-canal-polska-s-a" xlink:type="simple">https://tvnakarte.eu/index.php/aktualnosci/83-iti-neovision-zmiana-nazwy-na-canal-polska-s-a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713</text:p>
          </table:table-cell>
          <table:table-cell table:style-name="ce212" office:value-type="string" calcext:value-type="string">
            <text:p>sulecin24.pl##.td-rec-spot img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sulecin24.pl/" xlink:type="simple">https://sulecin24.pl/</text:a></text:p>
          </table:table-cell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sulecin24.pl##.td_rec &gt; .td_mod_wrap &gt; img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195"/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-baner-$domain=sulecin24.pl</text:p>
          </table:table-cell>
          <table:table-cell table:style-name="ce238" table:content-validation-name="val1" office:value-type="string" calcext:value-type="string">
            <text:p>BLOCK</text:p>
          </table:table-cell>
          <table:table-cell table:style-name="ce267"/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714</text:p>
          </table:table-cell>
          <table:table-cell table:style-name="ce195" office:value-type="string" calcext:value-type="string">
            <text:p>super-warez.eu##.h_banner-block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://super-warez.eu/" xlink:type="simple">http://super-warez.eu/</text:a></text:p>
          </table:table-cell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^banner_$domain=super-warez.eu</text:p>
          </table:table-cell>
          <table:table-cell table:style-name="ce238" table:content-validation-name="val1" office:value-type="string" calcext:value-type="string">
            <text:p>BLOCK</text:p>
          </table:table-cell>
          <table:table-cell table:style-name="ce267"/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715</text:p>
          </table:table-cell>
          <table:table-cell table:style-name="ce195" office:value-type="string" calcext:value-type="string">
            <text:p>swiatdronow.pl##a[onclick^="ga('send'"]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://www.swiatdronow.pl/" xlink:type="simple">http://www.swiatdronow.pl/</text:a></text:p>
          </table:table-cell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/>
          <table:table-cell table:style-name="ce212" office:value-type="string" calcext:value-type="string">
            <text:p>swiatdronow.pl###custom_html-2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267"/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 office:value-type="string" calcext:value-type="string">
            <text:p>716</text:p>
          </table:table-cell>
          <table:table-cell table:style-name="ce195" office:value-type="string" calcext:value-type="string">
            <text:p>swiatmotocykli.pl##div[class^="g-single a-"]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swiatmotocykli.pl/" xlink:type="simple">https://swiatmotocykli.pl/</text:a></text:p>
          </table:table-cell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717</text:p>
          </table:table-cell>
          <table:table-cell table:style-name="ce212" office:value-type="string" calcext:value-type="string">
            <text:p>||systemyplatnosci.com^*^hotpay_</text:p>
          </table:table-cell>
          <table:table-cell table:style-name="ce23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s://systemyplatnosci.com/" xlink:type="simple">https://systemyplatnosci.com/</text:a></text:p>
          </table:table-cell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 table:style-name="ce191"/>
          <table:table-cell table:style-name="ce195" office:value-type="string" calcext:value-type="string">
            <text:p>||systemyplatnosci.com^*^fundacja_zoodoptuj.</text:p>
          </table:table-cell>
          <table:table-cell table:style-name="ce238" table:content-validation-name="val1" office:value-type="string" calcext:value-type="string">
            <text:p>BLOCK</text:p>
          </table:table-cell>
          <table:table-cell table:style-name="ce195"/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office:value-type="string" calcext:value-type="string">
            <text:p>718</text:p>
          </table:table-cell>
          <table:table-cell table:style-name="ce21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1">
          <table:table-cell/>
          <table:table-cell table:style-name="ce21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4"/>
          <table:table-cell table:number-columns-repeated="1016"/>
        </table:table-row>
        <table:table-row table:style-name="ro1">
          <table:table-cell table:style-name="ce191"/>
          <table:table-cell table:style-name="ce195"/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5"/>
          <table:table-cell table:number-columns-repeated="1016"/>
        </table:table-row>
        <table:table-row table:style-name="ro2" table:number-rows-repeated="1047377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ilters.C881:filters.C891 filters.C872:filters.C879 filters.C1:filters.C836 filters.C839:filters.C870 filters.C1171:filters.C1048576 filters.C895:filters.C1160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1:filters.F891 filters.F893:filters.F1048576">
            <calcext:condition calcext:apply-style-name="Error" calcext:value="=&quot;easylist&quot;" calcext:base-cell-address="filters.F1"/>
          </calcext:conditional-format>
          <calcext:conditional-format calcext:target-range-address="filters.E818:filters.E828 filters.E1:filters.E816 filters.E831:filters.E891 filters.E1171:filters.E1048576 filters.E893:filters.E1160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891 filters.G893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  <calcext:conditional-format calcext:target-range-address="filters.C837:filters.C837">
            <calcext:condition calcext:apply-style-name="Neutral" calcext:value="=&quot;HIDE&quot;" calcext:base-cell-address="filters.C837"/>
            <calcext:condition calcext:apply-style-name="Good" calcext:value="=&quot;BLOCK&quot;" calcext:base-cell-address="filters.C837"/>
          </calcext:conditional-format>
          <calcext:conditional-format calcext:target-range-address="filters.C838:filters.C838">
            <calcext:condition calcext:apply-style-name="Neutral" calcext:value="=&quot;HIDE&quot;" calcext:base-cell-address="filters.C838"/>
            <calcext:condition calcext:apply-style-name="Good" calcext:value="=&quot;BLOCK&quot;" calcext:base-cell-address="filters.C838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C894:filters.C896">
            <calcext:condition calcext:apply-style-name="Neutral" calcext:value="=&quot;HIDE&quot;" calcext:base-cell-address="filters.C894"/>
            <calcext:condition calcext:apply-style-name="Good" calcext:value="=&quot;BLOCK&quot;" calcext:base-cell-address="filters.C894"/>
          </calcext:conditional-format>
          <calcext:conditional-format calcext:target-range-address="filters.D911:filters.D911">
            <calcext:condition calcext:apply-style-name="Error" calcext:value="=&quot;easylist&quot;" calcext:base-cell-address="filters.D911"/>
          </calcext:conditional-format>
          <calcext:conditional-format calcext:target-range-address="filters.D914:filters.D914 filters.D916:filters.D916 filters.D920:filters.D920 filters.D922:filters.D922 filters.D926:filters.D926 filters.D928:filters.D928 filters.D930:filters.D930 filters.D932:filters.D932 filters.D944:filters.D944 filters.D946:filters.D946 filters.D948:filters.D948 filters.D950:filters.D950 filters.D952:filters.D952 filters.D954:filters.D954 filters.D956:filters.D956 filters.D958:filters.D958 filters.D960:filters.D960 filters.D962:filters.D962 filters.D964:filters.D964 filters.D968:filters.D968 filters.D970:filters.D970 filters.D972:filters.D972 filters.D974:filters.D974 filters.D976:filters.D976 filters.D986:filters.D986 filters.D992:filters.D992 filters.D994:filters.D994 filters.D996:filters.D996 filters.D998:filters.D998 filters.D1002:filters.D1002 filters.D1004:filters.D1004 filters.D1006:filters.D1006 filters.D1008:filters.D1008 filters.D1012:filters.D1012 filters.D1014:filters.D1014 filters.D1016:filters.D1016 filters.D1026:filters.D1026 filters.D1028:filters.D1028 filters.D1030:filters.D1030 filters.D1032:filters.D1032 filters.D1034:filters.D1034 filters.D1036:filters.D1036 filters.D1038:filters.D1038 filters.D1040:filters.D1040 filters.D1042:filters.D1042 filters.D1044:filters.D1044 filters.D1046:filters.D1046 filters.D1048:filters.D1048 filters.D1050:filters.D1050 filters.D1052:filters.D1052 filters.D1054:filters.D1054 filters.D1056:filters.D1056 filters.D1058:filters.D1058 filters.D1060:filters.D1060 filters.D1062:filters.D1062 filters.D1064:filters.D1064 filters.D1066:filters.D1066 filters.D1068:filters.D1068 filters.D1070:filters.D1070 filters.D1072:filters.D1072 filters.D1074:filters.D1074 filters.D1076:filters.D1076 filters.D1078:filters.D1078 filters.D1080:filters.D1080 filters.D1082:filters.D1082 filters.D1084:filters.D1084 filters.D1086:filters.D1086 filters.D1088:filters.D1088 filters.D1090:filters.D1090 filters.D1092:filters.D1092 filters.D1094:filters.D1094 filters.D1096:filters.D1096 filters.D1098:filters.D1098 filters.D1100:filters.D1100 filters.D1102:filters.D1102 filters.D1104:filters.D1104 filters.D1106:filters.D1106 filters.D1108:filters.D1108 filters.D1110:filters.D1110 filters.D1112:filters.D1112 filters.D1114:filters.D1114 filters.D1116:filters.D1116 filters.D1118:filters.D1119 filters.D1122:filters.D1122 filters.D1124:filters.D1124 filters.D1126:filters.D1126 filters.D1128:filters.D1128 filters.D1130:filters.D1130 filters.D1132:filters.D1132 filters.D1134:filters.D1134 filters.D1136:filters.D1136 filters.D1138:filters.D1138 filters.D1140:filters.D1140 filters.D1142:filters.D1142 filters.D1144:filters.D1144 filters.D1146:filters.D1146 filters.D1148:filters.D1148 filters.D1150:filters.D1150 filters.D1152:filters.D1152 filters.D1154:filters.D1154 filters.D1156:filters.D1156 filters.D1158:filters.D1158 filters.D1160:filters.D1160 filters.D1171:filters.D1171 filters.D1173:filters.D1173 filters.D1175:filters.D1175 filters.D1177:filters.D1177 filters.D1179:filters.D1179 filters.D1181:filters.D1181 filters.D1183:filters.D1183 filters.D1185:filters.D1185 filters.D1187:filters.D1187 filters.D1189:filters.D1189 filters.D1191:filters.D1191 filters.D1193:filters.D1193 filters.D1195:filters.D1195 filters.D1197:filters.D1197">
            <calcext:condition calcext:apply-style-name="Error" calcext:value="=&quot;easylist&quot;" calcext:base-cell-address="filters.D914"/>
          </calcext:conditional-format>
          <calcext:conditional-format calcext:target-range-address="filters.D918:filters.D918">
            <calcext:condition calcext:apply-style-name="Error" calcext:value="=&quot;easylist&quot;" calcext:base-cell-address="filters.D918"/>
          </calcext:conditional-format>
          <calcext:conditional-format calcext:target-range-address="filters.E1171:filters.E1198 filters.E944:filters.E1160">
            <calcext:condition calcext:apply-style-name="Good" calcext:value="=&quot;yes&quot;" calcext:base-cell-address="filters.E944"/>
            <calcext:condition calcext:apply-style-name="Bad" calcext:value="=&quot;no&quot;" calcext:base-cell-address="filters.E944"/>
            <calcext:condition calcext:apply-style-name="Accent 2" calcext:value="=&quot;revert&quot;" calcext:base-cell-address="filters.E944"/>
          </calcext:conditional-format>
          <calcext:conditional-format calcext:target-range-address="filters.D961:filters.D961">
            <calcext:condition calcext:apply-style-name="Error" calcext:value="=&quot;easylist&quot;" calcext:base-cell-address="filters.D961"/>
          </calcext:conditional-format>
          <calcext:conditional-format calcext:target-range-address="filters.D1011:filters.D1011">
            <calcext:condition calcext:apply-style-name="Error" calcext:value="=&quot;easylist&quot;" calcext:base-cell-address="filters.D1011"/>
          </calcext:conditional-format>
          <calcext:conditional-format calcext:target-range-address="filters.D1022:filters.D1022">
            <calcext:condition calcext:apply-style-name="Error" calcext:value="=&quot;easylist&quot;" calcext:base-cell-address="filters.D1022"/>
          </calcext:conditional-format>
          <calcext:conditional-format calcext:target-range-address="filters.E1161:filters.E1170">
            <calcext:condition calcext:apply-style-name="Good" calcext:value="=&quot;yes&quot;" calcext:base-cell-address="filters.E1161"/>
            <calcext:condition calcext:apply-style-name="Bad" calcext:value="=&quot;no&quot;" calcext:base-cell-address="filters.E1161"/>
            <calcext:condition calcext:apply-style-name="Accent 2" calcext:value="=&quot;revert&quot;" calcext:base-cell-address="filters.E1161"/>
          </calcext:conditional-format>
          <calcext:conditional-format calcext:target-range-address="filters.E1161:filters.E1170">
            <calcext:condition calcext:apply-style-name="Good" calcext:value="=&quot;yes&quot;" calcext:base-cell-address="filters.E1161"/>
            <calcext:condition calcext:apply-style-name="Bad" calcext:value="=&quot;no&quot;" calcext:base-cell-address="filters.E1161"/>
            <calcext:condition calcext:apply-style-name="Accent 2" calcext:value="=&quot;revert&quot;" calcext:base-cell-address="filters.E1161"/>
          </calcext:conditional-format>
          <calcext:conditional-format calcext:target-range-address="filters.C1161:filters.C1170">
            <calcext:condition calcext:apply-style-name="Neutral" calcext:value="=&quot;HIDE&quot;" calcext:base-cell-address="filters.C1161"/>
            <calcext:condition calcext:apply-style-name="Good" calcext:value="=&quot;BLOCK&quot;" calcext:base-cell-address="filters.C1161"/>
          </calcext:conditional-format>
          <calcext:conditional-format calcext:target-range-address="filters.D1161:filters.D1161 filters.D1163:filters.D1163 filters.D1165:filters.D1165 filters.D1167:filters.D1167 filters.D1169:filters.D1169">
            <calcext:condition calcext:apply-style-name="Error" calcext:value="=&quot;easylist&quot;" calcext:base-cell-address="filters.D1161"/>
          </calcext:conditional-format>
        </calcext:conditional-formats>
      </table:table>
      <table:table table:name="domains" table:style-name="ta2">
        <table:table-column table:style-name="co9" table:number-columns-repeated="1024" table:default-cell-style-name="ce247"/>
        <table:table-row table:style-name="ro3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3" table:number-rows-repeated="10483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-check" table:style-name="ta3">
        <table:table-column table:style-name="co10" table:default-cell-style-name="Default"/>
        <table:table-column table:style-name="co11" table:default-cell-style-name="Default"/>
        <table:table-column table:style-name="co12" table:default-cell-style-name="ce321"/>
        <table:table-column table:style-name="co13" table:default-cell-style-name="Default"/>
        <table:table-column table:style-name="co12" table:number-columns-repeated="4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Link</text:p>
          </table:table-cell>
          <table:table-cell table:style-name="ce313" office:value-type="string" calcext:value-type="string">
            <text:p>Level</text:p>
          </table:table-cell>
          <table:table-cell table:style-name="ce1" office:value-type="string" calcext:value-type="string">
            <text:p>Comment</text:p>
          </table:table-cell>
          <table:table-cell table:style-name="ce129" office:value-type="string" calcext:value-type="string">
            <text:p>Check</text:p>
          </table:table-cell>
          <table:table-cell table:style-name="ce143" office:value-type="string" calcext:value-type="string">
            <text:p>Notes</text:p>
          </table:table-cell>
          <table:table-cell table:style-name="ce155" office:value-type="string" calcext:value-type="string">
            <text:p>EL</text:p>
          </table:table-cell>
          <table:table-cell table:style-name="ce1" office:value-type="string" calcext:value-type="string">
            <text:p>AntiCV</text:p>
          </table:table-cell>
        </table:table-row>
        <table:table-row table:style-name="ro1">
          <table:table-cell table:style-name="ce190"/>
          <table:table-cell table:style-name="ce194" office:value-type="string" calcext:value-type="string">
            <text:p>https://evertiq.com</text:p>
          </table:table-cell>
          <table:table-cell table:style-name="ce314" office:value-type="float" office:value="2" calcext:value-type="float">
            <text:p>2.00</text:p>
          </table:table-cell>
          <table:table-cell table:style-name="ce240" office:value-type="string" calcext:value-type="string">
            <text:p>not EL Polish</text:p>
          </table:table-cell>
          <table:table-cell table:style-name="ce350" office:value-type="string" calcext:value-type="string">
            <text:p>no</text:p>
          </table:table-cell>
          <table:table-cell table:style-name="ce395"/>
          <table:table-cell table:style-name="ce400" office:value-type="string" calcext:value-type="string">
            <text:p>X</text:p>
          </table:table-cell>
          <table:table-cell table:style-name="ce194"/>
        </table:table-row>
        <table:table-row table:style-name="ro1">
          <table:table-cell table:style-name="ce191"/>
          <table:table-cell table:style-name="ce195" office:value-type="string" calcext:value-type="string">
            <text:p>https://evertiq.se</text:p>
          </table:table-cell>
          <table:table-cell table:style-name="ce315" office:value-type="float" office:value="2" calcext:value-type="float">
            <text:p>2.00</text:p>
          </table:table-cell>
          <table:table-cell table:style-name="ce195" office:value-type="string" calcext:value-type="string">
            <text:p>not EL Polish</text:p>
          </table:table-cell>
          <table:table-cell table:style-name="ce350" office:value-type="string" calcext:value-type="string">
            <text:p>no</text:p>
          </table:table-cell>
          <table:table-cell table:style-name="ce396"/>
          <table:table-cell table:style-name="ce401" office:value-type="string" calcext:value-type="string">
            <text:p>X</text:p>
          </table:table-cell>
          <table:table-cell table:style-name="ce195"/>
        </table:table-row>
        <table:table-row table:style-name="ro1">
          <table:table-cell table:style-name="ce190"/>
          <table:table-cell table:style-name="ce194" office:value-type="string" calcext:value-type="string">
            <text:p>https://evertiq.de</text:p>
          </table:table-cell>
          <table:table-cell table:style-name="ce318" office:value-type="float" office:value="2" calcext:value-type="float">
            <text:p>2.00</text:p>
          </table:table-cell>
          <table:table-cell table:style-name="ce240" office:value-type="string" calcext:value-type="string">
            <text:p>not EL Polish</text:p>
          </table:table-cell>
          <table:table-cell table:style-name="ce350" office:value-type="string" calcext:value-type="string">
            <text:p>no</text:p>
          </table:table-cell>
          <table:table-cell table:style-name="ce395"/>
          <table:table-cell table:style-name="ce400" office:value-type="string" calcext:value-type="string">
            <text:p>X</text:p>
          </table:table-cell>
          <table:table-cell table:style-name="ce194"/>
        </table:table-row>
        <table:table-row table:style-name="ro1">
          <table:table-cell table:style-name="ce191"/>
          <table:table-cell table:style-name="ce255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318" office:value-type="float" office:value="0" calcext:value-type="float">
            <text:p>0.00</text:p>
          </table:table-cell>
          <table:table-cell table:style-name="ce195" office:value-type="string" calcext:value-type="string">
            <text:p>to search</text:p>
          </table:table-cell>
          <table:table-cell table:style-name="ce350" office:value-type="string" calcext:value-type="string">
            <text:p>no</text:p>
          </table:table-cell>
          <table:table-cell table:style-name="ce396"/>
          <table:table-cell table:style-name="ce401"/>
          <table:table-cell table:style-name="ce195"/>
        </table:table-row>
        <table:table-row table:style-name="ro1">
          <table:table-cell table:style-name="ce190"/>
          <table:table-cell table:style-name="ce312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style-name="ce318" office:value-type="float" office:value="0" calcext:value-type="float">
            <text:p>0.00</text:p>
          </table:table-cell>
          <table:table-cell table:style-name="ce194" office:value-type="string" calcext:value-type="string">
            <text:p>to search</text:p>
          </table:table-cell>
          <table:table-cell table:style-name="ce350" office:value-type="string" calcext:value-type="string">
            <text:p>no</text:p>
          </table:table-cell>
          <table:table-cell table:style-name="ce395"/>
          <table:table-cell table:style-name="ce400"/>
          <table:table-cell table:style-name="ce194"/>
        </table:table-row>
        <table:table-row table:style-name="ro1">
          <table:table-cell table:style-name="ce191"/>
          <table:table-cell table:style-name="ce195" office:value-type="string" calcext:value-type="string">
            <text:p>https://materialybudowlane.info.pl/pl/</text:p>
          </table:table-cell>
          <table:table-cell table:style-name="ce318" office:value-type="float" office:value="2" calcext:value-type="float">
            <text:p>2.00</text:p>
          </table:table-cell>
          <table:table-cell table:style-name="ce195"/>
          <table:table-cell table:style-name="ce350" office:value-type="string" calcext:value-type="string">
            <text:p>no</text:p>
          </table:table-cell>
          <table:table-cell table:style-name="ce396"/>
          <table:table-cell table:style-name="ce401"/>
          <table:table-cell table:style-name="ce195"/>
        </table:table-row>
        <table:table-row table:style-name="ro1">
          <table:table-cell table:style-name="ce190"/>
          <table:table-cell table:style-name="ce194" office:value-type="string" calcext:value-type="string">
            <text:p>http://mazury.info.pl/</text:p>
          </table:table-cell>
          <table:table-cell table:style-name="ce318" office:value-type="float" office:value="2" calcext:value-type="float">
            <text:p>2.00</text:p>
          </table:table-cell>
          <table:table-cell table:style-name="ce194"/>
          <table:table-cell table:style-name="ce350" office:value-type="string" calcext:value-type="string">
            <text:p>no</text:p>
          </table:table-cell>
          <table:table-cell table:style-name="ce395"/>
          <table:table-cell table:style-name="ce400"/>
          <table:table-cell table:style-name="ce194"/>
        </table:table-row>
        <table:table-row table:style-name="ro1">
          <table:table-cell table:style-name="ce191"/>
          <table:table-cell table:style-name="ce195" office:value-type="string" calcext:value-type="string">
            <text:p>https://kryptowaluty.info.pl/konferencja-infoshare-13-14-maja-w-gdansku/</text:p>
          </table:table-cell>
          <table:table-cell table:style-name="ce318" office:value-type="float" office:value="2" calcext:value-type="float">
            <text:p>2.00</text:p>
          </table:table-cell>
          <table:table-cell table:style-name="ce195"/>
          <table:table-cell table:style-name="ce350" office:value-type="string" calcext:value-type="string">
            <text:p>no</text:p>
          </table:table-cell>
          <table:table-cell table:style-name="ce396"/>
          <table:table-cell table:style-name="ce401"/>
          <table:table-cell table:style-name="ce195"/>
        </table:table-row>
        <table:table-row table:style-name="ro1">
          <table:table-cell table:style-name="ce190"/>
          <table:table-cell table:style-name="ce194" office:value-type="string" calcext:value-type="string">
            <text:p>https://mieszkaniec.pl/</text:p>
          </table:table-cell>
          <table:table-cell table:style-name="ce318" office:value-type="float" office:value="2" calcext:value-type="float">
            <text:p>2.00</text:p>
          </table:table-cell>
          <table:table-cell table:style-name="ce194"/>
          <table:table-cell table:style-name="ce350" office:value-type="string" calcext:value-type="string">
            <text:p>no</text:p>
          </table:table-cell>
          <table:table-cell table:style-name="ce395"/>
          <table:table-cell table:style-name="ce400"/>
          <table:table-cell table:style-name="ce194"/>
        </table:table-row>
        <table:table-row table:style-name="ro1">
          <table:table-cell table:style-name="ce191"/>
          <table:table-cell table:style-name="ce195" office:value-type="string" calcext:value-type="string">
            <text:p>http://mierzyn24.pl/news.php</text:p>
          </table:table-cell>
          <table:table-cell table:style-name="ce318" office:value-type="float" office:value="2" calcext:value-type="float">
            <text:p>2.00</text:p>
          </table:table-cell>
          <table:table-cell table:style-name="ce195"/>
          <table:table-cell table:style-name="ce350" office:value-type="string" calcext:value-type="string">
            <text:p>no</text:p>
          </table:table-cell>
          <table:table-cell table:style-name="ce396"/>
          <table:table-cell table:style-name="ce401"/>
          <table:table-cell table:style-name="ce195"/>
        </table:table-row>
        <table:table-row table:style-name="ro1">
          <table:table-cell table:style-name="ce190"/>
          <table:table-cell table:style-name="ce194" office:value-type="string" calcext:value-type="string">
            <text:p>https://www.motocykle125.pl/</text:p>
          </table:table-cell>
          <table:table-cell table:style-name="ce318" office:value-type="float" office:value="2" calcext:value-type="float">
            <text:p>2.00</text:p>
          </table:table-cell>
          <table:table-cell table:style-name="ce194"/>
          <table:table-cell table:style-name="ce350" office:value-type="string" calcext:value-type="string">
            <text:p>no</text:p>
          </table:table-cell>
          <table:table-cell table:style-name="ce395"/>
          <table:table-cell table:style-name="ce400"/>
          <table:table-cell table:style-name="ce194"/>
        </table:table-row>
        <table:table-row table:style-name="ro1">
          <table:table-cell table:style-name="ce191"/>
          <table:table-cell table:style-name="ce195" office:value-type="string" calcext:value-type="string">
            <text:p>http://przedsiebiorcy.eu/</text:p>
          </table:table-cell>
          <table:table-cell table:style-name="ce318" office:value-type="float" office:value="2" calcext:value-type="float">
            <text:p>2.00</text:p>
          </table:table-cell>
          <table:table-cell table:style-name="ce195"/>
          <table:table-cell table:style-name="ce350" office:value-type="string" calcext:value-type="string">
            <text:p>no</text:p>
          </table:table-cell>
          <table:table-cell table:style-name="ce396"/>
          <table:table-cell table:style-name="ce401"/>
          <table:table-cell table:style-name="ce195"/>
        </table:table-row>
        <table:table-row table:style-name="ro1">
          <table:table-cell table:style-name="ce190"/>
          <table:table-cell table:style-name="ce194" office:value-type="string" calcext:value-type="string">
            <text:p>https://porozmawiajmy.tv/staroslowianska-wiedza-wielkiej-tradycji-polnocy-grzegorz-skura/</text:p>
          </table:table-cell>
          <table:table-cell table:style-name="ce318" office:value-type="float" office:value="2" calcext:value-type="float">
            <text:p>2.00</text:p>
          </table:table-cell>
          <table:table-cell table:style-name="ce194"/>
          <table:table-cell table:style-name="ce350" office:value-type="string" calcext:value-type="string">
            <text:p>no</text:p>
          </table:table-cell>
          <table:table-cell table:style-name="ce395"/>
          <table:table-cell table:style-name="ce400"/>
          <table:table-cell table:style-name="ce194"/>
        </table:table-row>
        <table:table-row table:style-name="ro1">
          <table:table-cell table:style-name="ce191"/>
          <table:table-cell table:style-name="ce195" office:value-type="string" calcext:value-type="string">
            <text:p>http://podrogach.pl/test-opon-letnich-215-55-r17-gtu-2020/</text:p>
          </table:table-cell>
          <table:table-cell table:style-name="ce318" office:value-type="float" office:value="2" calcext:value-type="float">
            <text:p>2.00</text:p>
          </table:table-cell>
          <table:table-cell table:style-name="ce195"/>
          <table:table-cell table:style-name="ce350" office:value-type="string" calcext:value-type="string">
            <text:p>no</text:p>
          </table:table-cell>
          <table:table-cell table:style-name="ce396"/>
          <table:table-cell table:style-name="ce401"/>
          <table:table-cell table:style-name="ce195"/>
        </table:table-row>
        <table:table-row table:style-name="ro1">
          <table:table-cell table:style-name="ce190"/>
          <table:table-cell table:style-name="ce194" office:value-type="string" calcext:value-type="string">
            <text:p>http://polskaizbabranzypogrzebowej.pl</text:p>
          </table:table-cell>
          <table:table-cell table:style-name="ce318" office:value-type="float" office:value="1" calcext:value-type="float">
            <text:p>1.00</text:p>
          </table:table-cell>
          <table:table-cell table:style-name="ce194"/>
          <table:table-cell table:style-name="ce350" office:value-type="string" calcext:value-type="string">
            <text:p>no</text:p>
          </table:table-cell>
          <table:table-cell table:style-name="ce395"/>
          <table:table-cell table:style-name="ce400"/>
          <table:table-cell table:style-name="ce194"/>
        </table:table-row>
        <table:table-row table:style-name="ro1">
          <table:table-cell table:style-name="ce191"/>
          <table:table-cell table:style-name="ce195" office:value-type="string" calcext:value-type="string">
            <text:p>http://polnocna.tv</text:p>
          </table:table-cell>
          <table:table-cell table:style-name="ce318" office:value-type="float" office:value="1.5" calcext:value-type="float">
            <text:p>1.50</text:p>
          </table:table-cell>
          <table:table-cell table:style-name="ce195"/>
          <table:table-cell table:style-name="ce350" office:value-type="string" calcext:value-type="string">
            <text:p>no</text:p>
          </table:table-cell>
          <table:table-cell table:style-name="ce396"/>
          <table:table-cell table:style-name="ce401"/>
          <table:table-cell table:style-name="ce195"/>
        </table:table-row>
        <table:table-row table:style-name="ro1">
          <table:table-cell table:style-name="ce190"/>
          <table:table-cell table:style-name="ce194" office:value-type="string" calcext:value-type="string">
            <text:p>https://www.polonia-peterborough.uk</text:p>
          </table:table-cell>
          <table:table-cell table:style-name="ce318" office:value-type="float" office:value="2" calcext:value-type="float">
            <text:p>2.00</text:p>
          </table:table-cell>
          <table:table-cell table:style-name="ce194"/>
          <table:table-cell table:style-name="ce350" office:value-type="string" calcext:value-type="string">
            <text:p>no</text:p>
          </table:table-cell>
          <table:table-cell table:style-name="ce395"/>
          <table:table-cell table:style-name="ce400"/>
          <table:table-cell table:style-name="ce194"/>
        </table:table-row>
        <table:table-row table:style-name="ro1">
          <table:table-cell table:style-name="ce191"/>
          <table:table-cell table:style-name="ce195" office:value-type="string" calcext:value-type="string">
            <text:p>https://www.radiozw.com.pl/gosciem-radia-zw-byl-wlodzimierz-stochnialek-soltys-strojca-gm-praszka/</text:p>
          </table:table-cell>
          <table:table-cell table:style-name="ce318" office:value-type="float" office:value="2" calcext:value-type="float">
            <text:p>2.00</text:p>
          </table:table-cell>
          <table:table-cell table:style-name="ce195"/>
          <table:table-cell table:style-name="ce350" office:value-type="string" calcext:value-type="string">
            <text:p>no</text:p>
          </table:table-cell>
          <table:table-cell table:style-name="ce396"/>
          <table:table-cell table:style-name="ce401"/>
          <table:table-cell table:style-name="ce195"/>
        </table:table-row>
        <table:table-row table:style-name="ro1">
          <table:table-cell table:style-name="ce190"/>
          <table:table-cell table:style-name="ce194" office:value-type="string" calcext:value-type="string">
            <text:p>http://strims.world/CuprumLubinCzarniRadom.php</text:p>
          </table:table-cell>
          <table:table-cell table:style-name="ce318" office:value-type="float" office:value="2" calcext:value-type="float">
            <text:p>2.00</text:p>
          </table:table-cell>
          <table:table-cell table:style-name="ce194" office:value-type="string" calcext:value-type="string">
            <text:p>?</text:p>
          </table:table-cell>
          <table:table-cell table:style-name="ce350" office:value-type="string" calcext:value-type="string">
            <text:p>no</text:p>
          </table:table-cell>
          <table:table-cell table:style-name="ce395"/>
          <table:table-cell table:style-name="ce400"/>
          <table:table-cell table:style-name="ce194"/>
        </table:table-row>
        <table:table-row table:style-name="ro1">
          <table:table-cell table:style-name="ce191"/>
          <table:table-cell table:style-name="ce195" office:value-type="string" calcext:value-type="string">
            <text:p>http://nanarty.info</text:p>
          </table:table-cell>
          <table:table-cell table:style-name="ce318" office:value-type="float" office:value="2" calcext:value-type="float">
            <text:p>2.00</text:p>
          </table:table-cell>
          <table:table-cell table:style-name="ce195"/>
          <table:table-cell table:style-name="ce350" office:value-type="string" calcext:value-type="string">
            <text:p>no</text:p>
          </table:table-cell>
          <table:table-cell table:style-name="ce396"/>
          <table:table-cell table:style-name="ce401"/>
          <table:table-cell table:style-name="ce195"/>
        </table:table-row>
        <table:table-row table:style-name="ro1">
          <table:table-cell table:style-name="ce190"/>
          <table:table-cell table:style-name="ce194" office:value-type="string" calcext:value-type="string">
            <text:p>https://naszafloryda.com</text:p>
          </table:table-cell>
          <table:table-cell table:style-name="ce318" office:value-type="float" office:value="2" calcext:value-type="float">
            <text:p>2.00</text:p>
          </table:table-cell>
          <table:table-cell table:style-name="ce194"/>
          <table:table-cell table:style-name="ce350" office:value-type="string" calcext:value-type="string">
            <text:p>no</text:p>
          </table:table-cell>
          <table:table-cell table:style-name="ce395"/>
          <table:table-cell table:style-name="ce400"/>
          <table:table-cell table:style-name="ce194"/>
        </table:table-row>
        <table:table-row table:style-name="ro1">
          <table:table-cell table:style-name="ce191"/>
          <table:table-cell table:style-name="ce195" office:value-type="string" calcext:value-type="string">
            <text:p>https://naszabramow.pl</text:p>
          </table:table-cell>
          <table:table-cell table:style-name="ce318" office:value-type="float" office:value="2" calcext:value-type="float">
            <text:p>2.00</text:p>
          </table:table-cell>
          <table:table-cell table:style-name="ce195"/>
          <table:table-cell table:style-name="ce350" office:value-type="string" calcext:value-type="string">
            <text:p>no</text:p>
          </table:table-cell>
          <table:table-cell table:style-name="ce396"/>
          <table:table-cell table:style-name="ce401"/>
          <table:table-cell table:style-name="ce195"/>
        </table:table-row>
        <table:table-row table:style-name="ro1">
          <table:table-cell table:style-name="ce190"/>
          <table:table-cell table:style-name="ce194" office:value-type="string" calcext:value-type="string">
            <text:p>http://www.abc-dachy.pl/index2.php?site=publikacje&amp;dzial=Folie%20dachowe&amp;baza=folie</text:p>
          </table:table-cell>
          <table:table-cell table:style-name="ce318" office:value-type="float" office:value="2" calcext:value-type="float">
            <text:p>2.00</text:p>
          </table:table-cell>
          <table:table-cell table:style-name="ce194"/>
          <table:table-cell table:style-name="ce350" office:value-type="string" calcext:value-type="string">
            <text:p>no</text:p>
          </table:table-cell>
          <table:table-cell table:style-name="ce395"/>
          <table:table-cell table:style-name="ce400"/>
          <table:table-cell table:style-name="ce194"/>
        </table:table-row>
        <table:table-row table:style-name="ro1">
          <table:table-cell table:style-name="ce191" office:value-type="string" calcext:value-type="string">
            <text:p>X</text:p>
          </table:table-cell>
          <table:table-cell table:style-name="ce195" office:value-type="string" calcext:value-type="string">
            <text:p>https://abcvideo.cc/epl8j5wrzp43</text:p>
          </table:table-cell>
          <table:table-cell table:style-name="ce318" office:value-type="float" office:value="3" calcext:value-type="float">
            <text:p>3.00</text:p>
          </table:table-cell>
          <table:table-cell table:style-name="ce195" office:value-type="string" calcext:value-type="string">
            <text:p>MOVIE</text:p>
          </table:table-cell>
          <table:table-cell table:style-name="ce350" office:value-type="string" calcext:value-type="string">
            <text:p>no</text:p>
          </table:table-cell>
          <table:table-cell table:style-name="ce396"/>
          <table:table-cell table:style-name="ce401"/>
          <table:table-cell table:style-name="ce195"/>
        </table:table-row>
        <table:table-row table:style-name="ro1">
          <table:table-cell table:style-name="ce190"/>
          <table:table-cell table:style-name="ce194" office:value-type="string" calcext:value-type="string">
            <text:p>http://kronikamontrealska.com/</text:p>
          </table:table-cell>
          <table:table-cell table:style-name="ce318" office:value-type="float" office:value="2" calcext:value-type="float">
            <text:p>2.00</text:p>
          </table:table-cell>
          <table:table-cell table:style-name="ce194"/>
          <table:table-cell table:style-name="ce350" office:value-type="string" calcext:value-type="string">
            <text:p>no</text:p>
          </table:table-cell>
          <table:table-cell table:style-name="ce395"/>
          <table:table-cell table:style-name="ce400"/>
          <table:table-cell table:style-name="ce194"/>
        </table:table-row>
        <table:table-row table:style-name="ro1">
          <table:table-cell table:style-name="ce191"/>
          <table:table-cell table:style-name="ce195" office:value-type="string" calcext:value-type="string">
            <text:p>lubanski.eu</text:p>
          </table:table-cell>
          <table:table-cell table:style-name="ce318" office:value-type="float" office:value="2" calcext:value-type="float">
            <text:p>2.00</text:p>
          </table:table-cell>
          <table:table-cell table:style-name="ce195"/>
          <table:table-cell table:style-name="ce350" office:value-type="string" calcext:value-type="string">
            <text:p>no</text:p>
          </table:table-cell>
          <table:table-cell table:style-name="ce396"/>
          <table:table-cell table:style-name="ce401"/>
          <table:table-cell table:style-name="ce195"/>
        </table:table-row>
        <table:table-row table:style-name="ro1">
          <table:table-cell table:style-name="ce190"/>
          <table:table-cell table:style-name="ce194" office:value-type="string" calcext:value-type="string">
            <text:p>https://sportprojekt.info</text:p>
          </table:table-cell>
          <table:table-cell table:style-name="ce318" office:value-type="float" office:value="1.5" calcext:value-type="float">
            <text:p>1.50</text:p>
          </table:table-cell>
          <table:table-cell table:style-name="ce194"/>
          <table:table-cell table:style-name="ce350" office:value-type="string" calcext:value-type="string">
            <text:p>no</text:p>
          </table:table-cell>
          <table:table-cell table:style-name="ce395"/>
          <table:table-cell table:style-name="ce400"/>
          <table:table-cell table:style-name="ce194"/>
        </table:table-row>
        <table:table-row table:style-name="ro1">
          <table:table-cell table:style-name="ce191"/>
          <table:table-cell table:style-name="ce195" office:value-type="string" calcext:value-type="string">
            <text:p>http://irenakuczynska.pl</text:p>
          </table:table-cell>
          <table:table-cell table:style-name="ce318" office:value-type="float" office:value="2" calcext:value-type="float">
            <text:p>2.00</text:p>
          </table:table-cell>
          <table:table-cell table:style-name="ce195"/>
          <table:table-cell table:style-name="ce350" office:value-type="string" calcext:value-type="string">
            <text:p>no</text:p>
          </table:table-cell>
          <table:table-cell table:style-name="ce396"/>
          <table:table-cell table:style-name="ce401"/>
          <table:table-cell table:style-name="ce195"/>
        </table:table-row>
        <table:table-row table:style-name="ro1">
          <table:table-cell table:style-name="ce190"/>
          <table:table-cell table:style-name="ce194" office:value-type="string" calcext:value-type="string">
            <text:p>https://e-pingpong.pl</text:p>
          </table:table-cell>
          <table:table-cell table:style-name="ce318" office:value-type="float" office:value="2" calcext:value-type="float">
            <text:p>2.00</text:p>
          </table:table-cell>
          <table:table-cell table:style-name="ce194"/>
          <table:table-cell table:style-name="ce350" office:value-type="string" calcext:value-type="string">
            <text:p>no</text:p>
          </table:table-cell>
          <table:table-cell table:style-name="ce395"/>
          <table:table-cell table:style-name="ce400"/>
          <table:table-cell table:style-name="ce194"/>
        </table:table-row>
        <table:table-row table:style-name="ro1">
          <table:table-cell table:style-name="ce191"/>
          <table:table-cell table:style-name="ce195" office:value-type="string" calcext:value-type="string">
            <text:p>https://hdtvpolska.com</text:p>
          </table:table-cell>
          <table:table-cell table:style-name="ce318" office:value-type="float" office:value="2" calcext:value-type="float">
            <text:p>2.00</text:p>
          </table:table-cell>
          <table:table-cell table:style-name="ce195"/>
          <table:table-cell table:style-name="ce350" office:value-type="string" calcext:value-type="string">
            <text:p>no</text:p>
          </table:table-cell>
          <table:table-cell table:style-name="ce396"/>
          <table:table-cell table:style-name="ce401"/>
          <table:table-cell table:style-name="ce195"/>
        </table:table-row>
        <table:table-row table:style-name="ro1">
          <table:table-cell table:style-name="ce190"/>
          <table:table-cell table:style-name="ce194" office:value-type="string" calcext:value-type="string">
            <text:p>http://www.infokrakow24.pl</text:p>
          </table:table-cell>
          <table:table-cell table:style-name="ce318" office:value-type="float" office:value="1.5" calcext:value-type="float">
            <text:p>1.50</text:p>
          </table:table-cell>
          <table:table-cell table:style-name="ce194"/>
          <table:table-cell table:style-name="ce350" office:value-type="string" calcext:value-type="string">
            <text:p>no</text:p>
          </table:table-cell>
          <table:table-cell table:style-name="ce395"/>
          <table:table-cell table:style-name="ce400"/>
          <table:table-cell table:style-name="ce194"/>
        </table:table-row>
        <table:table-row table:style-name="ro1">
          <table:table-cell table:style-name="ce191"/>
          <table:table-cell table:style-name="ce195" office:value-type="string" calcext:value-type="string">
            <text:p>https://infobusko.pl/</text:p>
          </table:table-cell>
          <table:table-cell table:style-name="ce318" office:value-type="float" office:value="2" calcext:value-type="float">
            <text:p>2.00</text:p>
          </table:table-cell>
          <table:table-cell table:style-name="ce195"/>
          <table:table-cell table:style-name="ce350" office:value-type="string" calcext:value-type="string">
            <text:p>no</text:p>
          </table:table-cell>
          <table:table-cell table:style-name="ce396"/>
          <table:table-cell table:style-name="ce401"/>
          <table:table-cell table:style-name="ce195"/>
        </table:table-row>
        <table:table-row table:style-name="ro1">
          <table:table-cell table:style-name="ce190"/>
          <table:table-cell table:style-name="ce194" office:value-type="string" calcext:value-type="string">
            <text:p>http://gizycko.info.pl/</text:p>
          </table:table-cell>
          <table:table-cell table:style-name="ce318" office:value-type="float" office:value="1.5" calcext:value-type="float">
            <text:p>1.50</text:p>
          </table:table-cell>
          <table:table-cell table:style-name="ce194"/>
          <table:table-cell table:style-name="ce350" office:value-type="string" calcext:value-type="string">
            <text:p>no</text:p>
          </table:table-cell>
          <table:table-cell table:style-name="ce395"/>
          <table:table-cell table:style-name="ce400"/>
          <table:table-cell table:style-name="ce194"/>
        </table:table-row>
        <table:table-row table:style-name="ro1">
          <table:table-cell table:style-name="ce191"/>
          <table:table-cell table:style-name="ce195" office:value-type="string" calcext:value-type="string">
            <text:p>http://kobietaigolf.pl/</text:p>
          </table:table-cell>
          <table:table-cell table:style-name="ce318" office:value-type="float" office:value="2" calcext:value-type="float">
            <text:p>2.00</text:p>
          </table:table-cell>
          <table:table-cell table:style-name="ce195"/>
          <table:table-cell table:style-name="ce350" office:value-type="string" calcext:value-type="string">
            <text:p>no</text:p>
          </table:table-cell>
          <table:table-cell table:style-name="ce396"/>
          <table:table-cell table:style-name="ce401"/>
          <table:table-cell table:style-name="ce195"/>
        </table:table-row>
        <table:table-row table:style-name="ro1">
          <table:table-cell table:style-name="ce190"/>
          <table:table-cell table:style-name="ce194" office:value-type="string" calcext:value-type="string">
            <text:p>https://twojradom.pl</text:p>
          </table:table-cell>
          <table:table-cell table:style-name="ce318" office:value-type="float" office:value="2" calcext:value-type="float">
            <text:p>2.00</text:p>
          </table:table-cell>
          <table:table-cell table:style-name="ce194"/>
          <table:table-cell table:style-name="ce350" office:value-type="string" calcext:value-type="string">
            <text:p>no</text:p>
          </table:table-cell>
          <table:table-cell table:style-name="ce395"/>
          <table:table-cell table:style-name="ce400"/>
          <table:table-cell table:style-name="ce194"/>
        </table:table-row>
        <table:table-row table:style-name="ro1">
          <table:table-cell table:style-name="ce191"/>
          <table:table-cell table:style-name="ce195" office:value-type="string" calcext:value-type="string">
            <text:p>https://pultusk24.pl</text:p>
          </table:table-cell>
          <table:table-cell table:style-name="ce318" office:value-type="float" office:value="2" calcext:value-type="float">
            <text:p>2.00</text:p>
          </table:table-cell>
          <table:table-cell table:style-name="ce195"/>
          <table:table-cell table:style-name="ce350" office:value-type="string" calcext:value-type="string">
            <text:p>no</text:p>
          </table:table-cell>
          <table:table-cell table:style-name="ce396"/>
          <table:table-cell table:style-name="ce401"/>
          <table:table-cell table:style-name="ce195"/>
        </table:table-row>
        <table:table-row table:style-name="ro1">
          <table:table-cell table:style-name="ce190"/>
          <table:table-cell table:style-name="ce194" office:value-type="string" calcext:value-type="string">
            <text:p>https://nowinynyskie.com.pl</text:p>
          </table:table-cell>
          <table:table-cell table:style-name="ce318" office:value-type="float" office:value="2" calcext:value-type="float">
            <text:p>2.00</text:p>
          </table:table-cell>
          <table:table-cell table:style-name="ce194"/>
          <table:table-cell table:style-name="ce350" office:value-type="string" calcext:value-type="string">
            <text:p>no</text:p>
          </table:table-cell>
          <table:table-cell table:style-name="ce395"/>
          <table:table-cell table:style-name="ce400"/>
          <table:table-cell table:style-name="ce194"/>
        </table:table-row>
        <table:table-row table:style-name="ro1">
          <table:table-cell table:style-name="ce191" office:value-type="string" calcext:value-type="string">
            <text:p>X</text:p>
          </table:table-cell>
          <table:table-cell table:style-name="ce195" office:value-type="string" calcext:value-type="string">
            <text:p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p>
          </table:table-cell>
          <table:table-cell table:style-name="ce318" office:value-type="float" office:value="3" calcext:value-type="float">
            <text:p>3.00</text:p>
          </table:table-cell>
          <table:table-cell table:style-name="ce195" office:value-type="string" calcext:value-type="string">
            <text:p>MOVIE</text:p>
          </table:table-cell>
          <table:table-cell table:style-name="ce350" office:value-type="string" calcext:value-type="string">
            <text:p>no</text:p>
          </table:table-cell>
          <table:table-cell table:style-name="ce396"/>
          <table:table-cell table:style-name="ce401"/>
          <table:table-cell table:style-name="ce195"/>
        </table:table-row>
        <table:table-row table:style-name="ro1">
          <table:table-cell table:style-name="ce191" office:value-type="string" calcext:value-type="string">
            <text:p>X</text:p>
          </table:table-cell>
          <table:table-cell table:style-name="ce195" office:value-type="string" calcext:value-type="string">
            <text:p>https://ekinomaniak.net/watch-movies/Sonic-Szybki-jak-byskawica-5983</text:p>
          </table:table-cell>
          <table:table-cell table:style-name="ce318" office:value-type="float" office:value="3" calcext:value-type="float">
            <text:p>3.00</text:p>
          </table:table-cell>
          <table:table-cell table:style-name="ce195" office:value-type="string" calcext:value-type="string">
            <text:p>MOVIE</text:p>
          </table:table-cell>
          <table:table-cell table:style-name="ce350" office:value-type="string" calcext:value-type="string">
            <text:p>no</text:p>
          </table:table-cell>
          <table:table-cell table:style-name="ce396"/>
          <table:table-cell table:style-name="ce401"/>
          <table:table-cell table:style-name="ce195"/>
        </table:table-row>
        <table:table-row table:style-name="ro1">
          <table:table-cell table:style-name="ce191" office:value-type="string" calcext:value-type="string">
            <text:p>X</text:p>
          </table:table-cell>
          <table:table-cell table:style-name="ce195" office:value-type="string" calcext:value-type="string">
            <text:p>http://www.maniak.tv/</text:p>
          </table:table-cell>
          <table:table-cell table:style-name="ce319" office:value-type="float" office:value="3" calcext:value-type="float">
            <text:p>3.00</text:p>
          </table:table-cell>
          <table:table-cell table:style-name="ce195" office:value-type="string" calcext:value-type="string">
            <text:p>MOVIE</text:p>
          </table:table-cell>
          <table:table-cell table:style-name="ce350" office:value-type="string" calcext:value-type="string">
            <text:p>no</text:p>
          </table:table-cell>
          <table:table-cell table:style-name="ce396"/>
          <table:table-cell table:style-name="ce401"/>
          <table:table-cell table:style-name="ce195"/>
        </table:table-row>
        <table:table-row table:style-name="ro1">
          <table:table-cell table:style-name="ce191" office:value-type="string" calcext:value-type="string">
            <text:p>X</text:p>
          </table:table-cell>
          <table:table-cell table:style-name="ce195" office:value-type="string" calcext:value-type="string">
            <text:p>https://www.flvto.biz/pl76/how-to/how-to-install-chrome-plugin-win/</text:p>
          </table:table-cell>
          <table:table-cell table:style-name="ce319" office:value-type="float" office:value="3" calcext:value-type="float">
            <text:p>3.00</text:p>
          </table:table-cell>
          <table:table-cell table:style-name="ce195" office:value-type="string" calcext:value-type="string">
            <text:p>MOVIE</text:p>
          </table:table-cell>
          <table:table-cell table:style-name="ce350" office:value-type="string" calcext:value-type="string">
            <text:p>no</text:p>
          </table:table-cell>
          <table:table-cell table:style-name="ce396"/>
          <table:table-cell table:style-name="ce401"/>
          <table:table-cell table:style-name="ce195"/>
        </table:table-row>
        <table:table-row table:style-name="ro1">
          <table:table-cell table:style-name="ce191" office:value-type="string" calcext:value-type="string">
            <text:p>X</text:p>
          </table:table-cell>
          <table:table-cell table:style-name="ce195" office:value-type="string" calcext:value-type="string">
            <text:p>https://superportal24.pl/gryficki</text:p>
          </table:table-cell>
          <table:table-cell table:style-name="ce319" office:value-type="float" office:value="3" calcext:value-type="float">
            <text:p>3.00</text:p>
          </table:table-cell>
          <table:table-cell table:style-name="ce195" office:value-type="string" calcext:value-type="string">
            <text:p>MOVIE</text:p>
          </table:table-cell>
          <table:table-cell table:style-name="ce350" office:value-type="string" calcext:value-type="string">
            <text:p>no</text:p>
          </table:table-cell>
          <table:table-cell table:style-name="ce396"/>
          <table:table-cell table:style-name="ce401"/>
          <table:table-cell table:style-name="ce195"/>
        </table:table-row>
        <table:table-row table:style-name="ro1">
          <table:table-cell table:style-name="ce191" office:value-type="string" calcext:value-type="string">
            <text:p>X</text:p>
          </table:table-cell>
          <table:table-cell table:style-name="ce195" office:value-type="string" calcext:value-type="string">
            <text:p>http://alltube.pl/link/ZWlkPTc5NTU2Jmhvc3Rpbmc9YXBhcmF0JmlkPXhrYnQ3b2JqMjRqNCZsb2dpbj1iYW5kemFqNjk=?__cf_chl_jschl_tk__=76582bff9950c75c18836492c0e9bdd0e8bc6494-1597411729-0-AYoofD3RGeSrplzpOyBCdObRs7auASfkfWI8bCQSIKppQAoZjKTMkoWZwCzty1X3HQJteZgELWoOW1pHLZySfd80Hzx0wQRDEZ_lXmKPLvkmqs-wfobe7FE94gdNy8k_hFUjkkFGWP6hhhiMio4qmjqnjolrgS1qBXlcV_b6Jh9a7789cSg7Se5ymokVsEc8GukSqMPOGKL2qqwlsAvf94TdTsyAgvGqRthykr_IgOz4Z6rBoNGrmV8BoEShydVLk7E2dUT09A1tIV3RuW_frjz-LQCQ3gMUNwBEDyANJt64sREtavIOvoLZcu7qAsU0McGgyDP_LkzbXP3AmDjNzW6VTdfcbkL-9bRV0poQxG3-iX3wIy3EarQjewFX8T3Mmw</text:p>
          </table:table-cell>
          <table:table-cell table:style-name="ce319" office:value-type="float" office:value="3" calcext:value-type="float">
            <text:p>3.00</text:p>
          </table:table-cell>
          <table:table-cell table:style-name="ce195" office:value-type="string" calcext:value-type="string">
            <text:p>MOVIE</text:p>
          </table:table-cell>
          <table:table-cell table:style-name="ce350" office:value-type="string" calcext:value-type="string">
            <text:p>no</text:p>
          </table:table-cell>
          <table:table-cell table:style-name="ce396"/>
          <table:table-cell table:style-name="ce401"/>
          <table:table-cell table:style-name="ce195"/>
        </table:table-row>
        <table:table-row table:style-name="ro1">
          <table:table-cell table:style-name="ce191" office:value-type="string" calcext:value-type="string">
            <text:p>X</text:p>
          </table:table-cell>
          <table:table-cell table:style-name="ce253" office:value-type="string" calcext:value-type="string">
            <text:p><text:span text:style-name="T9"><text:a xlink:href="https://2conv.com/pl53/terms/" xlink:type="simple">https://2conv.com/pl53/terms/</text:a></text:span></text:p>
          </table:table-cell>
          <table:table-cell table:style-name="ce319" office:value-type="float" office:value="3" calcext:value-type="float">
            <text:p>3.00</text:p>
          </table:table-cell>
          <table:table-cell table:style-name="ce195" office:value-type="string" calcext:value-type="string">
            <text:p>MOVIE</text:p>
          </table:table-cell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 office:value-type="string" calcext:value-type="string">
            <text:p>X</text:p>
          </table:table-cell>
          <table:table-cell table:style-name="ce218"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style-name="ce319" office:value-type="float" office:value="3" calcext:value-type="float">
            <text:p>3.00</text:p>
          </table:table-cell>
          <table:table-cell table:style-name="ce195" office:value-type="string" calcext:value-type="string">
            <text:p>MOVIE</text:p>
          </table:table-cell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310"/>
          <table:table-cell table:style-name="ce240" office:value-type="string" calcext:value-type="string">
            <text:p>https://xlomza.pl</text:p>
          </table:table-cell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5" office:value-type="string" calcext:value-type="string">
            <text:p>https://epainfo.pl/wosp-pabianice-2020-zobacz-pelny-harmonogram/</text:p>
          </table:table-cell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 office:value-type="string" calcext:value-type="string">
            <text:p>https://polishexpress.com.au</text:p>
          </table:table-cell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 office:value-type="string" calcext:value-type="string">
            <text:p>https://kk24.pl</text:p>
          </table:table-cell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 office:value-type="string" calcext:value-type="string">
            <text:p><text:a xlink:href="https://skipol.pl/" xlink:type="simple">https://skipol.pl</text:a></text:p>
          </table:table-cell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 office:value-type="string" calcext:value-type="string">
            <text:p><text:a xlink:href="https://radioandrychow.pl/" xlink:type="simple">https://radioandrychow.pl</text:a></text:p>
          </table:table-cell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 office:value-type="string" calcext:value-type="string">
            <text:p><text:a xlink:href="http://www.stowarzyszenie.szn.pl/" xlink:type="simple">http://www.stowarzyszenie.szn.pl/</text:a></text:p>
          </table:table-cell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 office:value-type="string" calcext:value-type="string">
            <text:p><text:a xlink:href="https://swiat-szkla.pl/" xlink:type="simple">https://swiat-szkla.pl/</text:a></text:p>
          </table:table-cell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1">
          <table:table-cell table:style-name="ce190"/>
          <table:table-cell table:style-name="ce194"/>
          <table:table-cell table:style-name="ce320" office:value-type="float" office:value="2" calcext:value-type="float">
            <text:p>2.00</text:p>
          </table:table-cell>
          <table:table-cell table:style-name="ce194"/>
          <table:table-cell table:style-name="ce393" office:value-type="string" calcext:value-type="string">
            <text:p>no</text:p>
          </table:table-cell>
          <table:table-cell table:style-name="ce398"/>
          <table:table-cell table:style-name="ce403"/>
          <table:table-cell table:style-name="ce194"/>
        </table:table-row>
        <table:table-row table:style-name="ro1">
          <table:table-cell table:style-name="ce191"/>
          <table:table-cell table:style-name="ce195"/>
          <table:table-cell table:style-name="ce320" office:value-type="float" office:value="2" calcext:value-type="float">
            <text:p>2.00</text:p>
          </table:table-cell>
          <table:table-cell table:style-name="ce195"/>
          <table:table-cell table:style-name="ce393" office:value-type="string" calcext:value-type="string">
            <text:p>no</text:p>
          </table:table-cell>
          <table:table-cell table:style-name="ce397"/>
          <table:table-cell table:style-name="ce402"/>
          <table:table-cell table:style-name="ce195"/>
        </table:table-row>
        <table:table-row table:style-name="ro4" table:number-rows-repeated="1048324">
          <table:table-cell table:number-columns-repeated="8"/>
        </table:table-row>
        <table:table-row table:style-name="ro4">
          <table:table-cell table:number-columns-repeated="8"/>
        </table:table-row>
        <calcext:conditional-formats>
          <calcext:conditional-format calcext:target-range-address="'to-check'.C1:'to-check'.C1">
            <calcext:condition calcext:apply-style-name="Neutral" calcext:value="=&quot;HIDE&quot;" calcext:base-cell-address="'to-check'.C1"/>
            <calcext:condition calcext:apply-style-name="Good" calcext:value="=&quot;BLOCK&quot;" calcext:base-cell-address="'to-check'.C1"/>
          </calcext:conditional-format>
          <calcext:conditional-format calcext:target-range-address="'to-check'.F1:'to-check'.F44">
            <calcext:condition calcext:apply-style-name="Error" calcext:value="=&quot;easylist&quot;" calcext:base-cell-address="'to-check'.F1"/>
          </calcext:conditional-format>
          <calcext:conditional-format calcext:target-range-address="'to-check'.E1:'to-check'.E44">
            <calcext:condition calcext:apply-style-name="Good" calcext:value="=&quot;yes&quot;" calcext:base-cell-address="'to-check'.E1"/>
            <calcext:condition calcext:apply-style-name="Bad" calcext:value="=&quot;no&quot;" calcext:base-cell-address="'to-check'.E1"/>
            <calcext:condition calcext:apply-style-name="Accent 2" calcext:value="=&quot;revert&quot;" calcext:base-cell-address="'to-check'.E1"/>
          </calcext:conditional-format>
          <calcext:conditional-format calcext:target-range-address="'to-check'.G1:'to-check'.G44">
            <calcext:condition calcext:apply-style-name="Good" calcext:value="=&quot;yes&quot;" calcext:base-cell-address="'to-check'.G1"/>
            <calcext:condition calcext:apply-style-name="Bad" calcext:value="=&quot;no&quot;" calcext:base-cell-address="'to-check'.G1"/>
          </calcext:conditional-format>
          <calcext:conditional-format calcext:target-range-address="'to-check'.C2:'to-check'.C2 'to-check'.C4:'to-check'.C46">
            <calcext:condition calcext:apply-style-name="Good" calcext:value="=&quot;1&quot;" calcext:base-cell-address="'to-check'.C2"/>
            <calcext:condition calcext:apply-style-name="Bad" calcext:value="contains-text(&quot;2&quot;)" calcext:base-cell-address="'to-check'.C2"/>
            <calcext:condition calcext:apply-style-name="Neutral" calcext:value="=&quot;1.5&quot;" calcext:base-cell-address="'to-check'.C2"/>
          </calcext:conditional-format>
          <calcext:conditional-format calcext:target-range-address="'to-check'.C2:'to-check'.C2 'to-check'.C4:'to-check'.C46">
            <calcext:condition calcext:apply-style-name="Good" calcext:value="=1" calcext:base-cell-address="'to-check'.C2"/>
            <calcext:condition calcext:apply-style-name="Neutral" calcext:value="=1.5" calcext:base-cell-address="'to-check'.C2"/>
            <calcext:condition calcext:apply-style-name="Bad" calcext:value="contains-text(2)" calcext:base-cell-address="'to-check'.C2"/>
          </calcext:conditional-format>
          <calcext:conditional-format calcext:target-range-address="'to-check'.C3:'to-check'.C46">
            <calcext:condition calcext:apply-style-name="Good" calcext:value="=&quot;1&quot;" calcext:base-cell-address="'to-check'.C3"/>
            <calcext:condition calcext:apply-style-name="Bad" calcext:value="contains-text(&quot;2&quot;)" calcext:base-cell-address="'to-check'.C3"/>
            <calcext:condition calcext:apply-style-name="Neutral" calcext:value="=&quot;1.5&quot;" calcext:base-cell-address="'to-check'.C3"/>
          </calcext:conditional-format>
          <calcext:conditional-format calcext:target-range-address="'to-check'.C3:'to-check'.C46">
            <calcext:condition calcext:apply-style-name="Good" calcext:value="=1" calcext:base-cell-address="'to-check'.C3"/>
            <calcext:condition calcext:apply-style-name="Neutral" calcext:value="=1.5" calcext:base-cell-address="'to-check'.C3"/>
            <calcext:condition calcext:apply-style-name="Bad" calcext:value="contains-text(2)" calcext:base-cell-address="'to-check'.C3"/>
          </calcext:conditional-format>
          <calcext:conditional-format calcext:target-range-address="'to-check'.B6:'to-check'.B6">
            <calcext:condition calcext:apply-style-name="Error" calcext:value="=&quot;easylist&quot;" calcext:base-cell-address="'to-check'.B6"/>
          </calcext:conditional-format>
          <calcext:conditional-format calcext:target-range-address="'to-check'.F45:'to-check'.F251">
            <calcext:condition calcext:apply-style-name="Error" calcext:value="=&quot;easylist&quot;" calcext:base-cell-address="'to-check'.F45"/>
          </calcext:conditional-format>
          <calcext:conditional-format calcext:target-range-address="'to-check'.E45:'to-check'.E251">
            <calcext:condition calcext:apply-style-name="Good" calcext:value="=&quot;yes&quot;" calcext:base-cell-address="'to-check'.E45"/>
            <calcext:condition calcext:apply-style-name="Bad" calcext:value="=&quot;no&quot;" calcext:base-cell-address="'to-check'.E45"/>
            <calcext:condition calcext:apply-style-name="Accent 2" calcext:value="=&quot;revert&quot;" calcext:base-cell-address="'to-check'.E45"/>
          </calcext:conditional-format>
          <calcext:conditional-format calcext:target-range-address="'to-check'.G45:'to-check'.G251">
            <calcext:condition calcext:apply-style-name="Good" calcext:value="=&quot;yes&quot;" calcext:base-cell-address="'to-check'.G45"/>
            <calcext:condition calcext:apply-style-name="Bad" calcext:value="=&quot;no&quot;" calcext:base-cell-address="'to-check'.G45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</calcext:conditional-formats>
      </table:table>
      <table:table table:name="anti-CV" table:style-name="ta4">
        <table:table-column table:style-name="co14" table:default-cell-style-name="ce248"/>
        <table:table-column table:style-name="co15" table:default-cell-style-name="ce248"/>
        <table:table-column table:style-name="co16" table:default-cell-style-name="ce248"/>
        <table:table-column table:style-name="co17" table:default-cell-style-name="ce248"/>
        <table:table-column table:style-name="co18" table:default-cell-style-name="ce248"/>
        <table:table-column table:style-name="co19" table:default-cell-style-name="ce248"/>
        <table:table-column table:style-name="co12" table:number-columns-repeated="1018" table:default-cell-style-name="ce248"/>
        <table:table-row table:style-name="ro1">
          <table:table-cell table:style-name="ce404"/>
          <table:table-cell table:style-name="ce414" office:value-type="string" calcext:value-type="string">
            <text:p>site</text:p>
          </table:table-cell>
          <table:table-cell table:style-name="ce414" office:value-type="string" calcext:value-type="string">
            <text:p>status</text:p>
          </table:table-cell>
          <table:table-cell table:style-name="ce414" office:value-type="string" calcext:value-type="string">
            <text:p>filter</text:p>
          </table:table-cell>
          <table:table-cell table:style-name="ce414" office:value-type="string" calcext:value-type="string">
            <text:p>reason</text:p>
          </table:table-cell>
          <table:table-cell table:style-name="ce420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405" office:value-type="float" office:value="1" calcext:value-type="float">
            <text:p>1</text:p>
          </table:table-cell>
          <table:table-cell table:style-name="ce208" office:value-type="string" calcext:value-type="string">
            <text:p>sportowefakty.wp.pl</text:p>
          </table:table-cell>
          <table:table-cell table:style-name="ce417" office:value-type="string" calcext:value-type="string">
            <text:p>DONE</text:p>
          </table:table-cell>
          <table:table-cell table:style-name="ce208" office:value-type="string" calcext:value-type="string">
            <text:p>sportowefakty.wp.pl#$#abort-on-property-read prebidConfig.config.bidTargets</text:p>
          </table:table-cell>
          <table:table-cell table:style-name="ce208"/>
          <table:table-cell table:style-name="ce421"/>
          <table:table-cell table:number-columns-repeated="1018"/>
        </table:table-row>
        <table:table-row table:style-name="ro1">
          <table:table-cell table:style-name="ce406" office:value-type="float" office:value="2" calcext:value-type="float">
            <text:p>2</text:p>
          </table:table-cell>
          <table:table-cell table:style-name="ce415" office:value-type="string" calcext:value-type="string">
            <text:p>finanse.wp.pl</text:p>
          </table:table-cell>
          <table:table-cell table:style-name="ce418" office:value-type="string" calcext:value-type="string">
            <text:p>DONE</text:p>
          </table:table-cell>
          <table:table-cell table:style-name="ce415" office:value-type="string" calcext:value-type="string">
            <text:p>finanse.wp.pl#$#abort-on-property-read prebidConfig.hbA</text:p>
          </table:table-cell>
          <table:table-cell table:style-name="ce415"/>
          <table:table-cell table:style-name="ce422"/>
          <table:table-cell table:number-columns-repeated="1018"/>
        </table:table-row>
        <table:table-row table:style-name="ro5">
          <table:table-cell table:style-name="ce405" office:value-type="float" office:value="3" calcext:value-type="float">
            <text:p>3</text:p>
          </table:table-cell>
          <table:table-cell table:style-name="ce208" office:value-type="string" calcext:value-type="string">
            <text:p>o2.pl</text:p>
          </table:table-cell>
          <table:table-cell table:style-name="ce417" office:value-type="string" calcext:value-type="string">
            <text:p>DONE</text:p>
          </table:table-cell>
          <table:table-cell table:style-name="ce208" office:value-type="string" calcext:value-type="string">
            <text:p>o2.pl#$#abort-on-property-read prebidConfig.hb</text:p>
          </table:table-cell>
          <table:table-cell table:style-name="ce208" office:value-type="string" calcext:value-type="string">
            <text:p>-</text:p>
          </table:table-cell>
          <table:table-cell table:style-name="ce421"/>
          <table:table-cell table:number-columns-repeated="1018"/>
        </table:table-row>
        <table:table-row table:style-name="ro1">
          <table:table-cell table:style-name="ce406" office:value-type="float" office:value="4" calcext:value-type="float">
            <text:p>4</text:p>
          </table:table-cell>
          <table:table-cell table:style-name="ce415" office:value-type="string" calcext:value-type="string">
            <text:p>o2.pl</text:p>
          </table:table-cell>
          <table:table-cell table:style-name="ce418" office:value-type="string" calcext:value-type="string">
            <text:p>TEST</text:p>
          </table:table-cell>
          <table:table-cell table:style-name="ce415" office:value-type="string" calcext:value-type="string">
            <text:p>o2.pl#$#abort-on-property-read o2App.adsFirstRefs</text:p>
          </table:table-cell>
          <table:table-cell table:style-name="ce415" office:value-type="string" calcext:value-type="string">
            <text:p>to block AdsFirstRegisterSlot</text:p>
          </table:table-cell>
          <table:table-cell table:style-name="ce422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5">
          <table:table-cell table:style-name="ce405" office:value-type="float" office:value="5" calcext:value-type="float">
            <text:p>5</text:p>
          </table:table-cell>
          <table:table-cell table:style-name="ce208" office:value-type="string" calcext:value-type="string">
            <text:p>gwiazdy.wp.pl</text:p>
          </table:table-cell>
          <table:table-cell table:style-name="ce417" office:value-type="string" calcext:value-type="string">
            <text:p>DONE</text:p>
          </table:table-cell>
          <table:table-cell table:style-name="ce208" office:value-type="string" calcext:value-type="string">
            <text:p>gwiazdy.wp.pl#$#abort-on-property-read prebidConfig.hb</text:p>
          </table:table-cell>
          <table:table-cell table:style-name="ce208"/>
          <table:table-cell table:style-name="ce421"/>
          <table:table-cell table:number-columns-repeated="1018"/>
        </table:table-row>
        <table:table-row table:style-name="ro1">
          <table:table-cell table:style-name="ce406" office:value-type="float" office:value="6" calcext:value-type="float">
            <text:p>6</text:p>
          </table:table-cell>
          <table:table-cell table:style-name="ce415" office:value-type="string" calcext:value-type="string">
            <text:p>pudelek.pl</text:p>
          </table:table-cell>
          <table:table-cell table:style-name="ce418" office:value-type="string" calcext:value-type="string">
            <text:p>PROBLEM</text:p>
          </table:table-cell>
          <table:table-cell table:style-name="ce255" office:value-type="string" calcext:value-type="string">
            <text:p>www.wp.pl#$#abort-on-property-read Object.prototype.bodies</text:p>
          </table:table-cell>
          <table:table-cell table:style-name="ce415"/>
          <table:table-cell table:style-name="ce422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5">
          <table:table-cell table:style-name="ce405" office:value-type="float" office:value="7" calcext:value-type="float">
            <text:p>7</text:p>
          </table:table-cell>
          <table:table-cell table:style-name="ce208" office:value-type="string" calcext:value-type="string">
            <text:p>autokult.pl</text:p>
          </table:table-cell>
          <table:table-cell table:style-name="ce417" office:value-type="string" calcext:value-type="string">
            <text:p>DONE</text:p>
          </table:table-cell>
          <table:table-cell table:style-name="ce255" office:value-type="string" calcext:value-type="string">
            <text:p>autokult.pl#?#figure[class^="insert"]:-abp-has(var + script)</text:p>
          </table:table-cell>
          <table:table-cell table:style-name="ce208"/>
          <table:table-cell table:style-name="ce421"/>
          <table:table-cell table:number-columns-repeated="1018"/>
        </table:table-row>
        <table:table-row table:style-name="ro1">
          <table:table-cell table:style-name="ce406" office:value-type="float" office:value="8" calcext:value-type="float">
            <text:p>8</text:p>
          </table:table-cell>
          <table:table-cell table:style-name="ce208" office:value-type="string" calcext:value-type="string">
            <text:p>sportowefakty.wp.pl</text:p>
          </table:table-cell>
          <table:table-cell table:style-name="ce418" office:value-type="string" calcext:value-type="string">
            <text:p>TEST</text:p>
          </table:table-cell>
          <table:table-cell table:style-name="ce255" office:value-type="string" calcext:value-type="string">
            <text:p>sportowefakty.wp.pl#$#abort-on-property-read prebidConfig.hb</text:p>
          </table:table-cell>
          <table:table-cell table:style-name="ce415" office:value-type="string" calcext:value-type="string">
            <text:p>unnecessary?</text:p>
          </table:table-cell>
          <table:table-cell table:style-name="ce422"/>
          <table:table-cell table:number-columns-repeated="1018"/>
        </table:table-row>
        <table:table-row table:style-name="ro1">
          <table:table-cell table:style-name="ce405" office:value-type="float" office:value="9" calcext:value-type="float">
            <text:p>9</text:p>
          </table:table-cell>
          <table:table-cell table:style-name="ce208" office:value-type="string" calcext:value-type="string">
            <text:p>forum.echirurgia.pl</text:p>
          </table:table-cell>
          <table:table-cell table:style-name="ce417" office:value-type="string" calcext:value-type="string">
            <text:p>DONE</text:p>
          </table:table-cell>
          <table:table-cell table:style-name="ce208" office:value-type="string" calcext:value-type="string">
            <text:p>echirurgia.pl#$#abort-current-inline-script document.querySelector registerSlot</text:p>
          </table:table-cell>
          <table:table-cell table:style-name="ce208"/>
          <table:table-cell table:style-name="ce421"/>
          <table:table-cell table:style-name="ce208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406" office:value-type="float" office:value="10" calcext:value-type="float">
            <text:p>10</text:p>
          </table:table-cell>
          <table:table-cell table:style-name="ce415" office:value-type="string" calcext:value-type="string">
            <text:p>kardiolo.pl</text:p>
          </table:table-cell>
          <table:table-cell table:style-name="ce418" office:value-type="string" calcext:value-type="string">
            <text:p>DONE</text:p>
          </table:table-cell>
          <table:table-cell table:style-name="ce213" office:value-type="string" calcext:value-type="string">
            <text:p>kardiolo.pl#$#abort-on-property-write rekid</text:p>
          </table:table-cell>
          <table:table-cell table:style-name="ce415"/>
          <table:table-cell table:style-name="ce422"/>
          <table:table-cell table:number-columns-repeated="1018"/>
        </table:table-row>
        <table:table-row table:style-name="ro1">
          <table:table-cell table:style-name="ce405" office:value-type="float" office:value="11" calcext:value-type="float">
            <text:p>11</text:p>
          </table:table-cell>
          <table:table-cell table:style-name="ce416" office:value-type="string" calcext:value-type="string">
            <text:p>wawalove.wp.pl</text:p>
          </table:table-cell>
          <table:table-cell table:style-name="ce417" office:value-type="string" calcext:value-type="string">
            <text:p>DONE</text:p>
          </table:table-cell>
          <table:table-cell table:style-name="ce213" office:value-type="string" calcext:value-type="string">
            <text:p>wawalove.wp.pl#$#abort-on-property-read prebidConfig.hb</text:p>
          </table:table-cell>
          <table:table-cell table:style-name="ce208"/>
          <table:table-cell table:style-name="ce421"/>
          <table:table-cell table:number-columns-repeated="1018"/>
        </table:table-row>
        <table:table-row table:style-name="ro1">
          <table:table-cell table:style-name="ce406" office:value-type="float" office:value="12" calcext:value-type="float">
            <text:p>12</text:p>
          </table:table-cell>
          <table:table-cell table:style-name="ce415" office:value-type="string" calcext:value-type="string">
            <text:p>film.wp.pl</text:p>
          </table:table-cell>
          <table:table-cell table:style-name="ce418" office:value-type="string" calcext:value-type="string">
            <text:p>ACCEPT</text:p>
          </table:table-cell>
          <table:table-cell table:style-name="ce415" office:value-type="string" calcext:value-type="string">
            <text:p>film.wp.pl#?#span &gt; div:-abp-has(&gt; .container + .text_reklama)</text:p>
          </table:table-cell>
          <table:table-cell table:style-name="ce415"/>
          <table:table-cell table:style-name="ce422"/>
          <table:table-cell table:number-columns-repeated="1018"/>
        </table:table-row>
        <table:table-row table:style-name="ro1">
          <table:table-cell table:style-name="ce405" office:value-type="float" office:value="13" calcext:value-type="float">
            <text:p>13</text:p>
          </table:table-cell>
          <table:table-cell table:style-name="ce208" office:value-type="string" calcext:value-type="string">
            <text:p>film.wp.pl</text:p>
          </table:table-cell>
          <table:table-cell table:style-name="ce417" office:value-type="string" calcext:value-type="string">
            <text:p>DONE</text:p>
          </table:table-cell>
          <table:table-cell table:style-name="ce208" office:value-type="string" calcext:value-type="string">
            <text:p>film.wp.pl#$#abort-on-property-read prebidConfig.hb</text:p>
          </table:table-cell>
          <table:table-cell table:style-name="ce208" office:value-type="string" calcext:value-type="string">
            <text:p>domodi widget</text:p>
          </table:table-cell>
          <table:table-cell table:style-name="ce421"/>
          <table:table-cell table:number-columns-repeated="1018"/>
        </table:table-row>
        <table:table-row table:style-name="ro1">
          <table:table-cell table:style-name="ce406" office:value-type="float" office:value="14" calcext:value-type="float">
            <text:p>14</text:p>
          </table:table-cell>
          <table:table-cell table:style-name="ce208" office:value-type="string" calcext:value-type="string">
            <text:p>teleshow.wp.pl</text:p>
          </table:table-cell>
          <table:table-cell table:style-name="ce419" office:value-type="string" calcext:value-type="string">
            <text:p>DONE</text:p>
          </table:table-cell>
          <table:table-cell table:style-name="ce208" office:value-type="string" calcext:value-type="string">
            <text:p>teleshow.wp.pl#$#abort-on-property-read prebidConfig.hb</text:p>
          </table:table-cell>
          <table:table-cell table:style-name="ce415" office:value-type="string" calcext:value-type="string">
            <text:p>https://teleshow.wp.pl/bardowscy-z-rolnik-szuka-zony-buduja-dom-anna-byla-przerazona-oknami-6537576931560160a</text:p>
          </table:table-cell>
          <table:table-cell table:style-name="ce422"/>
          <table:table-cell table:number-columns-repeated="1018"/>
        </table:table-row>
        <table:table-row table:style-name="ro1">
          <table:table-cell table:style-name="ce405" office:value-type="float" office:value="15" calcext:value-type="float">
            <text:p>15</text:p>
          </table:table-cell>
          <table:table-cell table:style-name="ce208" office:value-type="string" calcext:value-type="string">
            <text:p>teleshow.wp.pl</text:p>
          </table:table-cell>
          <table:table-cell table:style-name="ce417" office:value-type="string" calcext:value-type="string">
            <text:p>DONE</text:p>
          </table:table-cell>
          <table:table-cell table:style-name="ce208" office:value-type="string" calcext:value-type="string">
            <text:p>teleshow.wp.pl##.shoplovin-3P</text:p>
          </table:table-cell>
          <table:table-cell table:style-name="ce208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421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406" office:value-type="float" office:value="16" calcext:value-type="float">
            <text:p>16</text:p>
          </table:table-cell>
          <table:table-cell table:style-name="ce415" office:value-type="string" calcext:value-type="string">
            <text:p>pogoda.wp.pl</text:p>
          </table:table-cell>
          <table:table-cell table:style-name="ce418" office:value-type="string" calcext:value-type="string">
            <text:p>DONE</text:p>
          </table:table-cell>
          <table:table-cell table:style-name="ce213" office:value-type="string" calcext:value-type="string">
            <text:p>pogoda.wp.pl#$#abort-on-property-read prebidConfig.config.floorprices</text:p>
          </table:table-cell>
          <table:table-cell table:style-name="ce415"/>
          <table:table-cell table:style-name="ce422"/>
          <table:table-cell table:number-columns-repeated="1018"/>
        </table:table-row>
        <table:table-row table:style-name="ro1">
          <table:table-cell table:style-name="ce405" office:value-type="float" office:value="17" calcext:value-type="float">
            <text:p>17</text:p>
          </table:table-cell>
          <table:table-cell table:style-name="ce208" office:value-type="string" calcext:value-type="string">
            <text:p>dom.wp.pl</text:p>
          </table:table-cell>
          <table:table-cell table:style-name="ce417" office:value-type="string" calcext:value-type="string">
            <text:p>DONE</text:p>
          </table:table-cell>
          <table:table-cell table:style-name="ce208" office:value-type="string" calcext:value-type="string">
            <text:p>dom.wp.pl#$#abort-on-property-read rekid</text:p>
          </table:table-cell>
          <table:table-cell table:style-name="ce208"/>
          <table:table-cell table:style-name="ce421"/>
          <table:table-cell table:number-columns-repeated="1018"/>
        </table:table-row>
        <table:table-row table:style-name="ro6">
          <table:table-cell table:style-name="ce406" office:value-type="float" office:value="18" calcext:value-type="float">
            <text:p>18</text:p>
          </table:table-cell>
          <table:table-cell table:style-name="ce415" office:value-type="string" calcext:value-type="string">
            <text:p>dom.wp.pl</text:p>
          </table:table-cell>
          <table:table-cell table:style-name="ce418" office:value-type="string" calcext:value-type="string">
            <text:p>DONE</text:p>
          </table:table-cell>
          <table:table-cell table:style-name="ce213" office:value-type="string" calcext:value-type="string">
            <text:p>dom.wp.pl#?#.view-first:-abp-has(a[onclick*="var img = document.createElement('img');"])</text:p>
          </table:table-cell>
          <table:table-cell table:style-name="ce415"/>
          <table:table-cell table:style-name="ce422"/>
          <table:table-cell table:number-columns-repeated="1018"/>
        </table:table-row>
        <table:table-row table:style-name="ro1">
          <table:table-cell table:style-name="ce405" office:value-type="float" office:value="19" calcext:value-type="float">
            <text:p>19</text:p>
          </table:table-cell>
          <table:table-cell table:style-name="ce208" office:value-type="string" calcext:value-type="string">
            <text:p>opinie.wp.pl</text:p>
          </table:table-cell>
          <table:table-cell table:style-name="ce417" office:value-type="string" calcext:value-type="string">
            <text:p>DONE</text:p>
          </table:table-cell>
          <table:table-cell table:style-name="ce213" office:value-type="string" calcext:value-type="string">
            <text:p>opinie.wp.pl#$#abort-on-property-read prebidConfig.hb</text:p>
          </table:table-cell>
          <table:table-cell table:style-name="ce208"/>
          <table:table-cell table:style-name="ce421"/>
          <table:table-cell table:number-columns-repeated="1018"/>
        </table:table-row>
        <table:table-row table:style-name="ro1">
          <table:table-cell table:style-name="ce406" office:value-type="float" office:value="20" calcext:value-type="float">
            <text:p>20</text:p>
          </table:table-cell>
          <table:table-cell table:style-name="ce415" office:value-type="string" calcext:value-type="string">
            <text:p>facet.wp.pl</text:p>
          </table:table-cell>
          <table:table-cell table:style-name="ce418" office:value-type="string" calcext:value-type="string">
            <text:p>DONE</text:p>
          </table:table-cell>
          <table:table-cell table:style-name="ce415" office:value-type="string" calcext:value-type="string">
            <text:p>facet.wp.pl#?#.view-first:-abp-has(a[onclick*="var img = document.createElement('img');"])</text:p>
          </table:table-cell>
          <table:table-cell table:style-name="ce213" office:value-type="string" calcext:value-type="string">
            <text:p><text:a xlink:href="https://facet.wp.pl/garnitury-i-koszule-na-lato-lekkie-i-przewiewne-modele-6530236037990529a" xlink:type="simple">https://facet.wp.pl/garnitury-i-koszule-na-lato-lekkie-i-przewiewne-modele-6530236037990529a</text:a></text:p>
          </table:table-cell>
          <table:table-cell table:style-name="ce422"/>
          <table:table-cell table:number-columns-repeated="1018"/>
        </table:table-row>
        <table:table-row table:style-name="ro1">
          <table:table-cell table:style-name="ce405" office:value-type="float" office:value="21" calcext:value-type="float">
            <text:p>21</text:p>
          </table:table-cell>
          <table:table-cell table:style-name="ce208" office:value-type="string" calcext:value-type="string">
            <text:p>facet.wp.pl</text:p>
          </table:table-cell>
          <table:table-cell table:style-name="ce417" office:value-type="string" calcext:value-type="string">
            <text:p>DONE</text:p>
          </table:table-cell>
          <table:table-cell table:style-name="ce208" office:value-type="string" calcext:value-type="string">
            <text:p>facet.wp.pl#$#abort-on-property-read pbjs.bidderSettings</text:p>
          </table:table-cell>
          <table:table-cell table:style-name="ce208"/>
          <table:table-cell table:style-name="ce421"/>
          <table:table-cell table:number-columns-repeated="1018"/>
        </table:table-row>
        <table:table-row table:style-name="ro1">
          <table:table-cell table:style-name="ce407" office:value-type="float" office:value="22" calcext:value-type="float">
            <text:p>22</text:p>
          </table:table-cell>
          <table:table-cell table:style-name="ce415" office:value-type="string" calcext:value-type="string">
            <text:p>autocentrum.pl</text:p>
          </table:table-cell>
          <table:table-cell table:style-name="ce418" office:value-type="string" calcext:value-type="string">
            <text:p>DONE</text:p>
          </table:table-cell>
          <table:table-cell table:style-name="ce213" office:value-type="string" calcext:value-type="string">
            <text:p>autocentrum.pl#$#abort-on-property-write rekid</text:p>
          </table:table-cell>
          <table:table-cell table:style-name="ce415"/>
          <table:table-cell table:style-name="ce422"/>
          <table:table-cell table:number-columns-repeated="1018"/>
        </table:table-row>
        <table:table-row table:style-name="ro1">
          <table:table-cell table:style-name="ce408" office:value-type="float" office:value="23" calcext:value-type="float">
            <text:p>23</text:p>
          </table:table-cell>
          <table:table-cell table:style-name="ce208" office:value-type="string" calcext:value-type="string">
            <text:p>horoskop.wp.pl</text:p>
          </table:table-cell>
          <table:table-cell table:style-name="ce417" office:value-type="string" calcext:value-type="string">
            <text:p>DONE</text:p>
          </table:table-cell>
          <table:table-cell table:style-name="ce208" office:value-type="string" calcext:value-type="string">
            <text:p>horoskop.wp.pl#$#abort-on-property-write rekid</text:p>
          </table:table-cell>
          <table:table-cell table:style-name="ce208" office:value-type="string" calcext:value-type="string">
            <text:p><text:a xlink:href="https://horoskop.wp.pl/artykuly/wibracje-numerologiczne-na-sierpien-2020-1" xlink:type="simple">https://horoskop.wp.pl/artykuly/wibracje-numerologiczne-na-sierpien-2020-1</text:a></text:p>
          </table:table-cell>
          <table:table-cell table:style-name="ce421"/>
          <table:table-cell table:number-columns-repeated="1018"/>
        </table:table-row>
        <table:table-row table:style-name="ro1">
          <table:table-cell table:style-name="ce408" office:value-type="float" office:value="24" calcext:value-type="float">
            <text:p>24</text:p>
          </table:table-cell>
          <table:table-cell table:style-name="ce415" office:value-type="string" calcext:value-type="string">
            <text:p>ksiazki.wp.pl</text:p>
          </table:table-cell>
          <table:table-cell table:style-name="ce418" office:value-type="string" calcext:value-type="string">
            <text:p>DONE</text:p>
          </table:table-cell>
          <table:table-cell table:style-name="ce415" office:value-type="string" calcext:value-type="string">
            <text:p>ksiazki.wp.pl#$#abort-on-property-read pbjs.bidderSettings</text:p>
          </table:table-cell>
          <table:table-cell table:style-name="ce415"/>
          <table:table-cell table:style-name="ce422"/>
          <table:table-cell table:number-columns-repeated="1018"/>
        </table:table-row>
        <table:table-row table:style-name="ro1">
          <table:table-cell table:style-name="ce407" office:value-type="float" office:value="25" calcext:value-type="float">
            <text:p>25</text:p>
          </table:table-cell>
          <table:table-cell table:style-name="ce208" office:value-type="string" calcext:value-type="string">
            <text:p>kuchnia.wp.pl</text:p>
          </table:table-cell>
          <table:table-cell table:style-name="ce417" office:value-type="string" calcext:value-type="string">
            <text:p>DONE</text:p>
          </table:table-cell>
          <table:table-cell table:style-name="ce208" office:value-type="string" calcext:value-type="string">
            <text:p>kuchnia.wp.pl#$#abort-on-property-read pbjs.libLoaded</text:p>
          </table:table-cell>
          <table:table-cell table:style-name="ce208"/>
          <table:table-cell table:style-name="ce421"/>
          <table:table-cell table:number-columns-repeated="1018"/>
        </table:table-row>
        <table:table-row table:style-name="ro1">
          <table:table-cell table:style-name="ce409" office:value-type="float" office:value="26" calcext:value-type="float">
            <text:p>26</text:p>
          </table:table-cell>
          <table:table-cell table:style-name="ce415" office:value-type="string" calcext:value-type="string">
            <text:p>turystyka.wp.pl</text:p>
          </table:table-cell>
          <table:table-cell table:style-name="ce418" office:value-type="string" calcext:value-type="string">
            <text:p>DONE</text:p>
          </table:table-cell>
          <table:table-cell table:style-name="ce415" office:value-type="string" calcext:value-type="string">
            <text:p>turystyka.wp.pl#$#abort-on-property-read pbjsChunk</text:p>
          </table:table-cell>
          <table:table-cell table:style-name="ce415"/>
          <table:table-cell table:style-name="ce422"/>
          <table:table-cell table:number-columns-repeated="1018"/>
        </table:table-row>
        <table:table-row table:style-name="ro1">
          <table:table-cell table:style-name="ce405" office:value-type="float" office:value="27" calcext:value-type="float">
            <text:p>27</text:p>
          </table:table-cell>
          <table:table-cell table:style-name="ce208" office:value-type="string" calcext:value-type="string">
            <text:p>wp.pl</text:p>
          </table:table-cell>
          <table:table-cell table:style-name="ce417" office:value-type="string" calcext:value-type="string">
            <text:p>ACCEPT</text:p>
          </table:table-cell>
          <table:table-cell table:style-name="ce208" office:value-type="string" calcext:value-type="string">
            <text:p>wp.pl##div[id^="Player"] &gt; .npp-container <text:s/>video:not([src^="blob:"])</text:p>
          </table:table-cell>
          <table:table-cell table:style-name="ce208" office:value-type="string" calcext:value-type="string">
            <text:p>all sites – difficult to reproduce</text:p>
          </table:table-cell>
          <table:table-cell table:style-name="ce421"/>
          <table:table-cell table:number-columns-repeated="1018"/>
        </table:table-row>
        <table:table-row table:style-name="ro1">
          <table:table-cell table:style-name="ce409" office:value-type="float" office:value="28" calcext:value-type="float">
            <text:p>28</text:p>
          </table:table-cell>
          <table:table-cell table:style-name="ce415" office:value-type="string" calcext:value-type="string">
            <text:p>tech.wp.pl</text:p>
          </table:table-cell>
          <table:table-cell table:style-name="ce418" office:value-type="string" calcext:value-type="string">
            <text:p>DONE</text:p>
          </table:table-cell>
          <table:table-cell table:style-name="ce415" office:value-type="string" calcext:value-type="string">
            <text:p>tech.wp.pl#$#abort-on-property-read pbjs.bidderSettings</text:p>
          </table:table-cell>
          <table:table-cell table:style-name="ce415"/>
          <table:table-cell table:style-name="ce422"/>
          <table:table-cell table:number-columns-repeated="1018"/>
        </table:table-row>
        <table:table-row table:style-name="ro1">
          <table:table-cell table:style-name="ce410" office:value-type="float" office:value="29" calcext:value-type="float">
            <text:p>29</text:p>
          </table:table-cell>
          <table:table-cell table:style-name="ce208" office:value-type="string" calcext:value-type="string">
            <text:p>moto.wp.pl</text:p>
          </table:table-cell>
          <table:table-cell table:style-name="ce417" office:value-type="string" calcext:value-type="string">
            <text:p>DONE</text:p>
          </table:table-cell>
          <table:table-cell table:style-name="ce208" table:number-columns-repeated="2"/>
          <table:table-cell table:style-name="ce421"/>
          <table:table-cell table:number-columns-repeated="1018"/>
        </table:table-row>
        <table:table-row table:style-name="ro1">
          <table:table-cell table:style-name="ce410" office:value-type="float" office:value="30" calcext:value-type="float">
            <text:p>30</text:p>
          </table:table-cell>
          <table:table-cell table:style-name="ce415" office:value-type="string" calcext:value-type="string">
            <text:p>kobieta.wp.pl</text:p>
          </table:table-cell>
          <table:table-cell table:style-name="ce418" office:value-type="string" calcext:value-type="string">
            <text:p>DONE</text:p>
          </table:table-cell>
          <table:table-cell table:style-name="ce415" table:number-columns-repeated="2"/>
          <table:table-cell table:style-name="ce422"/>
          <table:table-cell table:number-columns-repeated="1018"/>
        </table:table-row>
        <table:table-row table:style-name="ro1">
          <table:table-cell table:style-name="ce411" office:value-type="float" office:value="31" calcext:value-type="float">
            <text:p>31</text:p>
          </table:table-cell>
          <table:table-cell table:style-name="ce208" office:value-type="string" calcext:value-type="string">
            <text:p>wiadomosci.wp.pl</text:p>
          </table:table-cell>
          <table:table-cell table:style-name="ce417"/>
          <table:table-cell table:style-name="ce208" table:number-columns-repeated="2"/>
          <table:table-cell table:style-name="ce421"/>
          <table:table-cell table:number-columns-repeated="1018"/>
        </table:table-row>
        <table:table-row table:style-name="ro1">
          <table:table-cell table:style-name="ce412" office:value-type="float" office:value="32" calcext:value-type="float">
            <text:p>32</text:p>
          </table:table-cell>
          <table:table-cell table:style-name="ce415" office:value-type="string" calcext:value-type="string">
            <text:p>pilot.wp.pl</text:p>
          </table:table-cell>
          <table:table-cell table:style-name="ce418"/>
          <table:table-cell table:style-name="ce415" table:number-columns-repeated="2"/>
          <table:table-cell table:style-name="ce422"/>
          <table:table-cell table:number-columns-repeated="1018"/>
        </table:table-row>
        <table:table-row table:style-name="ro1">
          <table:table-cell table:style-name="ce412" office:value-type="float" office:value="33" calcext:value-type="float">
            <text:p>33</text:p>
          </table:table-cell>
          <table:table-cell table:style-name="ce208" office:value-type="string" calcext:value-type="string">
            <text:p>tv.wp.pl</text:p>
          </table:table-cell>
          <table:table-cell table:style-name="ce417"/>
          <table:table-cell table:style-name="ce208" table:number-columns-repeated="2"/>
          <table:table-cell table:style-name="ce421"/>
          <table:table-cell table:number-columns-repeated="1018"/>
        </table:table-row>
        <table:table-row table:style-name="ro1">
          <table:table-cell table:style-name="ce413" office:value-type="float" office:value="34" calcext:value-type="float">
            <text:p>34</text:p>
          </table:table-cell>
          <table:table-cell table:style-name="ce415" office:value-type="string" calcext:value-type="string">
            <text:p>video.wp.pl</text:p>
          </table:table-cell>
          <table:table-cell table:style-name="ce418"/>
          <table:table-cell table:style-name="ce415" table:number-columns-repeated="2"/>
          <table:table-cell table:style-name="ce422"/>
          <table:table-cell table:number-columns-repeated="1018"/>
        </table:table-row>
        <table:table-row table:style-name="ro1">
          <table:table-cell table:style-name="ce405" office:value-type="float" office:value="35" calcext:value-type="float">
            <text:p>35</text:p>
          </table:table-cell>
          <table:table-cell table:style-name="ce208" office:value-type="string" calcext:value-type="string">
            <text:p>money.pl</text:p>
          </table:table-cell>
          <table:table-cell table:style-name="ce417" office:value-type="string" calcext:value-type="string">
            <text:p>DONE</text:p>
          </table:table-cell>
          <table:table-cell table:style-name="ce213" office:value-type="string" calcext:value-type="string">
            <text:p>money.pl,moneyv.wp.pl#$#abort-on-property-read pbjs.bidderSettings</text:p>
          </table:table-cell>
          <table:table-cell table:style-name="ce208"/>
          <table:table-cell table:style-name="ce421"/>
          <table:table-cell table:number-columns-repeated="1018"/>
        </table:table-row>
        <table:table-row table:style-name="ro1">
          <table:table-cell table:style-name="ce406" office:value-type="float" office:value="36" calcext:value-type="float">
            <text:p>36</text:p>
          </table:table-cell>
          <table:table-cell table:style-name="ce415" office:value-type="string" calcext:value-type="string">
            <text:p>moneyv.wp.pl</text:p>
          </table:table-cell>
          <table:table-cell table:style-name="ce418" office:value-type="string" calcext:value-type="string">
            <text:p>DONE</text:p>
          </table:table-cell>
          <table:table-cell table:style-name="ce415" table:number-columns-repeated="2"/>
          <table:table-cell table:style-name="ce422"/>
          <table:table-cell table:number-columns-repeated="1018"/>
        </table:table-row>
        <table:table-row table:style-name="ro1">
          <table:table-cell table:style-name="ce405" office:value-type="float" office:value="37" calcext:value-type="float">
            <text:p>37</text:p>
          </table:table-cell>
          <table:table-cell table:style-name="ce208" office:value-type="string" calcext:value-type="string">
            <text:p>finanse.wp.pl</text:p>
          </table:table-cell>
          <table:table-cell table:style-name="ce417" office:value-type="string" calcext:value-type="string">
            <text:p>DONE</text:p>
          </table:table-cell>
          <table:table-cell table:style-name="ce213" office:value-type="string" calcext:value-type="string">
            <text:p>moto.wp.pl,finanse.wp.pl#$#abort-on-property-read prebidConfig.hb</text:p>
          </table:table-cell>
          <table:table-cell table:style-name="ce208"/>
          <table:table-cell table:style-name="ce421"/>
          <table:table-cell table:number-columns-repeated="1018"/>
        </table:table-row>
        <table:table-row table:style-name="ro1">
          <table:table-cell table:style-name="ce406" office:value-type="float" office:value="38" calcext:value-type="float">
            <text:p>38</text:p>
          </table:table-cell>
          <table:table-cell table:style-name="ce415" office:value-type="string" calcext:value-type="string">
            <text:p>moto.wp.pl</text:p>
          </table:table-cell>
          <table:table-cell table:style-name="ce418" office:value-type="string" calcext:value-type="string">
            <text:p>DONE</text:p>
          </table:table-cell>
          <table:table-cell table:style-name="ce415" table:number-columns-repeated="2"/>
          <table:table-cell table:style-name="ce422"/>
          <table:table-cell table:number-columns-repeated="1018"/>
        </table:table-row>
        <table:table-row table:style-name="ro1">
          <table:table-cell table:style-name="ce405" office:value-type="float" office:value="39" calcext:value-type="float">
            <text:p>39</text:p>
          </table:table-cell>
          <table:table-cell table:style-name="ce208" office:value-type="string" calcext:value-type="string">
            <text:p>kobieta.wp.pl</text:p>
          </table:table-cell>
          <table:table-cell table:style-name="ce417" office:value-type="string" calcext:value-type="string">
            <text:p>ACCEPT</text:p>
          </table:table-cell>
          <table:table-cell table:style-name="ce208" office:value-type="string" calcext:value-type="string">
            <text:p>gry.wp.pl,kobieta.wp.pl#$#abort-on-property-read pbjs.libLoaded</text:p>
          </table:table-cell>
          <table:table-cell table:style-name="ce208"/>
          <table:table-cell table:style-name="ce421"/>
          <table:table-cell table:number-columns-repeated="1018"/>
        </table:table-row>
        <table:table-row table:style-name="ro1">
          <table:table-cell table:style-name="ce406" office:value-type="float" office:value="40" calcext:value-type="float">
            <text:p>40</text:p>
          </table:table-cell>
          <table:table-cell table:style-name="ce415" office:value-type="string" calcext:value-type="string">
            <text:p>gry.wp.pl</text:p>
          </table:table-cell>
          <table:table-cell table:style-name="ce418" office:value-type="string" calcext:value-type="string">
            <text:p>ACCEPT</text:p>
          </table:table-cell>
          <table:table-cell table:style-name="ce415" table:number-columns-repeated="2"/>
          <table:table-cell table:style-name="ce422"/>
          <table:table-cell table:number-columns-repeated="1018"/>
        </table:table-row>
        <table:table-row table:style-name="ro1">
          <table:table-cell table:style-name="ce405" office:value-type="float" office:value="41" calcext:value-type="float">
            <text:p>41</text:p>
          </table:table-cell>
          <table:table-cell table:style-name="ce208" office:value-type="string" calcext:value-type="string">
            <text:p>twojeip.wp.pl</text:p>
          </table:table-cell>
          <table:table-cell table:style-name="ce417" office:value-type="string" calcext:value-type="string">
            <text:p>DONE</text:p>
          </table:table-cell>
          <table:table-cell table:style-name="ce213" office:value-type="string" calcext:value-type="string">
            <text:p>`#$#abort-on-property-read rekid</text:p>
          </table:table-cell>
          <table:table-cell table:style-name="ce208"/>
          <table:table-cell table:style-name="ce421"/>
          <table:table-cell table:number-columns-repeated="1018"/>
        </table:table-row>
        <table:table-row table:style-name="ro1">
          <table:table-cell table:style-name="ce406" office:value-type="float" office:value="42" calcext:value-type="float">
            <text:p>42</text:p>
          </table:table-cell>
          <table:table-cell table:style-name="ce415" office:value-type="string" calcext:value-type="string">
            <text:p>parenting.pl</text:p>
          </table:table-cell>
          <table:table-cell table:style-name="ce418" office:value-type="string" calcext:value-type="string">
            <text:p>DONE</text:p>
          </table:table-cell>
          <table:table-cell table:style-name="ce415" office:value-type="string" calcext:value-type="string">
            <text:p>parenting.pl#$#abort-on-property-read slot</text:p>
          </table:table-cell>
          <table:table-cell table:style-name="ce415"/>
          <table:table-cell table:style-name="ce422"/>
          <table:table-cell table:number-columns-repeated="1018"/>
        </table:table-row>
        <table:table-row table:style-name="ro1">
          <table:table-cell table:style-name="ce405" office:value-type="float" office:value="43" calcext:value-type="float">
            <text:p>43</text:p>
          </table:table-cell>
          <table:table-cell table:style-name="ce208" office:value-type="string" calcext:value-type="string">
            <text:p>wiadomosci.wp.pl</text:p>
          </table:table-cell>
          <table:table-cell table:style-name="ce417" office:value-type="string" calcext:value-type="string">
            <text:p>ACCEPT</text:p>
          </table:table-cell>
          <table:table-cell table:style-name="ce213" office:value-type="string" calcext:value-type="string">
            <text:p>wiadomosci.wp.pl#$#abort-on-property-read pbjsChunk</text:p>
          </table:table-cell>
          <table:table-cell table:style-name="ce208"/>
          <table:table-cell table:style-name="ce421"/>
          <table:table-cell table:number-columns-repeated="1018"/>
        </table:table-row>
        <table:table-row table:style-name="ro1">
          <table:table-cell table:style-name="ce406" office:value-type="float" office:value="44" calcext:value-type="float">
            <text:p>44</text:p>
          </table:table-cell>
          <table:table-cell table:style-name="ce415"/>
          <table:table-cell table:style-name="ce418"/>
          <table:table-cell table:style-name="ce415" table:number-columns-repeated="2"/>
          <table:table-cell table:style-name="ce422"/>
          <table:table-cell table:number-columns-repeated="1018"/>
        </table:table-row>
        <table:table-row table:style-name="ro6">
          <table:table-cell table:style-name="ce405" office:value-type="float" office:value="45" calcext:value-type="float">
            <text:p>45</text:p>
          </table:table-cell>
          <table:table-cell table:style-name="ce208"/>
          <table:table-cell table:style-name="ce417"/>
          <table:table-cell table:style-name="ce213" office:value-type="string" calcext:value-type="string">
            <text:p>facet.wp.pl,tech.wp.pl,sportowefakty.wp.pl,kobieta.wp.pl#$#debug; abort-on-property-write window.INITIAL_STATE</text:p>
          </table:table-cell>
          <table:table-cell table:style-name="ce208" office:value-type="string" calcext:value-type="string">
            <text:p>check other sites</text:p>
          </table:table-cell>
          <table:table-cell table:style-name="ce421"/>
          <table:table-cell table:number-columns-repeated="1018"/>
        </table:table-row>
        <table:table-row table:style-name="ro1">
          <table:table-cell table:style-name="ce406" office:value-type="float" office:value="46" calcext:value-type="float">
            <text:p>46</text:p>
          </table:table-cell>
          <table:table-cell table:style-name="ce415"/>
          <table:table-cell table:style-name="ce418"/>
          <table:table-cell table:style-name="ce415" table:number-columns-repeated="2"/>
          <table:table-cell table:style-name="ce422"/>
          <table:table-cell table:number-columns-repeated="1018"/>
        </table:table-row>
        <table:table-row table:style-name="ro1">
          <table:table-cell table:style-name="ce405" office:value-type="float" office:value="47" calcext:value-type="float">
            <text:p>47</text:p>
          </table:table-cell>
          <table:table-cell table:style-name="ce208"/>
          <table:table-cell table:style-name="ce417"/>
          <table:table-cell table:style-name="ce208" table:number-columns-repeated="2"/>
          <table:table-cell table:style-name="ce421"/>
          <table:table-cell table:number-columns-repeated="1018"/>
        </table:table-row>
        <table:table-row table:style-name="ro1">
          <table:table-cell table:style-name="ce406" office:value-type="float" office:value="48" calcext:value-type="float">
            <text:p>48</text:p>
          </table:table-cell>
          <table:table-cell table:style-name="ce415"/>
          <table:table-cell table:style-name="ce418"/>
          <table:table-cell table:style-name="ce415" table:number-columns-repeated="2"/>
          <table:table-cell table:style-name="ce422"/>
          <table:table-cell table:number-columns-repeated="1018"/>
        </table:table-row>
        <table:table-row table:style-name="ro1">
          <table:table-cell table:style-name="ce405" office:value-type="float" office:value="49" calcext:value-type="float">
            <text:p>49</text:p>
          </table:table-cell>
          <table:table-cell table:style-name="ce208"/>
          <table:table-cell table:style-name="ce417"/>
          <table:table-cell table:style-name="ce208" table:number-columns-repeated="2"/>
          <table:table-cell table:style-name="ce421"/>
          <table:table-cell table:number-columns-repeated="1018"/>
        </table:table-row>
        <table:table-row table:style-name="ro1">
          <table:table-cell table:style-name="ce406" office:value-type="float" office:value="50" calcext:value-type="float">
            <text:p>50</text:p>
          </table:table-cell>
          <table:table-cell table:style-name="ce415"/>
          <table:table-cell table:style-name="ce418"/>
          <table:table-cell table:style-name="ce415" table:number-columns-repeated="2"/>
          <table:table-cell table:style-name="ce422"/>
          <table:table-cell table:number-columns-repeated="1018"/>
        </table:table-row>
        <table:table-row table:style-name="ro1">
          <table:table-cell table:style-name="ce405" office:value-type="float" office:value="51" calcext:value-type="float">
            <text:p>51</text:p>
          </table:table-cell>
          <table:table-cell table:style-name="ce208"/>
          <table:table-cell table:style-name="ce417"/>
          <table:table-cell table:style-name="ce208" table:number-columns-repeated="2"/>
          <table:table-cell table:style-name="ce421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to make damag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kobieta.wp.pl#$#abort-on-property-write __advHolder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kobieta.wp.pl#$#abort-on-property-write __wpcd__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kobieta.wp.pl#$#abort-on-property-write __wpjsdebug__</text:p>
          </table:table-cell>
          <table:table-cell table:style-name="ce213" office:value-type="string" calcext:value-type="string">
            <text:p>kobieta.wp.pl#$#abort-on-property-read __wpjsdebug__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kobieta.wp.pl#$#abort-on-property-write __wpApi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kobieta.wp.pl#$#abort-on-property-write rekid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WP.gq210ykp.bodies["234437_3"] = function() {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kobieta2016.wp.pl/wiadomosc.html/L32/932087904/x59/OasDefault/BusinessClick_Kobieta_x59/adx-iaq678292732337.html/5577674970462b42354d7741422f4371?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wp_spa_config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wp.parentNode.insertBefor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load Script 2 a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document.getElementsByTagName s</text:p>
          </table:table-cell>
          <table:table-cell table:number-columns-repeated="1020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5">
        <office:forms form:automatic-focus="false" form:apply-design-mode="false"/>
        <table:table-column table:style-name="co20" table:default-cell-style-name="ce248"/>
        <table:table-column table:style-name="co15" table:visibility="collapse" table:default-cell-style-name="ce248"/>
        <table:table-column table:style-name="co21" table:default-cell-style-name="ce248"/>
        <table:table-column table:style-name="co22" table:default-cell-style-name="ce248"/>
        <table:table-column table:style-name="co23" table:default-cell-style-name="ce248"/>
        <table:table-column table:style-name="co24" table:default-cell-style-name="ce465"/>
        <table:table-column table:style-name="co25" table:default-cell-style-name="ce248"/>
        <table:table-column table:style-name="co12" table:number-columns-repeated="1017" table:default-cell-style-name="ce248"/>
        <table:table-row table:style-name="ro1">
          <table:table-cell table:style-name="ce423"/>
          <table:table-cell table:style-name="ce427"/>
          <table:table-cell table:style-name="ce427" office:value-type="string" calcext:value-type="string">
            <text:p>site</text:p>
          </table:table-cell>
          <table:table-cell table:style-name="ce427" office:value-type="string" calcext:value-type="string">
            <text:p>status</text:p>
          </table:table-cell>
          <table:table-cell table:style-name="ce427" office:value-type="string" calcext:value-type="string">
            <text:p>filter</text:p>
          </table:table-cell>
          <table:table-cell table:style-name="ce459" office:value-type="string" calcext:value-type="string">
            <text:p>reason</text:p>
          </table:table-cell>
          <table:table-cell table:style-name="ce466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424" office:value-type="float" office:value="1" calcext:value-type="float">
            <text:p>1</text:p>
          </table:table-cell>
          <table:table-cell table:style-name="ce428" table:formula="of:=RIGHT([.C2];LEN([.C2])-FIND(&quot;.&quot;;[.C2]))" office:value-type="string" office:string-value="com" calcext:value-type="string">
            <text:p>com</text:p>
          </table:table-cell>
          <table:table-cell table:style-name="ce430" office:value-type="string" calcext:value-type="string">
            <text:p>nerwica.com</text:p>
          </table:table-cell>
          <table:table-cell table:style-name="ce437" office:value-type="string" calcext:value-type="string">
            <text:p>OK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2" calcext:value-type="float">
            <text:p>2</text:p>
          </table:table-cell>
          <table:table-cell table:style-name="ce429" table:formula="of:=RIGHT([.C3];LEN([.C3])-FIND(&quot;.&quot;;[.C3]))" office:value-type="string" office:string-value="fm" calcext:value-type="string">
            <text:p>fm</text:p>
          </table:table-cell>
          <table:table-cell table:style-name="ce416" office:value-type="string" calcext:value-type="string">
            <text:p>open.fm</text:p>
          </table:table-cell>
          <table:table-cell table:style-name="ce438" office:value-type="string" calcext:value-type="string">
            <text:p>OK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3" calcext:value-type="float">
            <text:p>3</text:p>
          </table:table-cell>
          <table:table-cell table:style-name="ce428" table:formula="of:=RIGHT([.C4];LEN([.C4])-FIND(&quot;.&quot;;[.C4]))" office:value-type="string" office:string-value="money.pl" calcext:value-type="string">
            <text:p>money.pl</text:p>
          </table:table-cell>
          <table:table-cell table:style-name="ce430" office:value-type="string" calcext:value-type="string">
            <text:p>direct.money.pl</text:p>
          </table:table-cell>
          <table:table-cell table:style-name="ce437" office:value-type="string" calcext:value-type="string">
            <text:p>OK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4" calcext:value-type="float">
            <text:p>4</text:p>
          </table:table-cell>
          <table:table-cell table:style-name="ce429" table:formula="of:=RIGHT([.C5];LEN([.C5])-FIND(&quot;.&quot;;[.C5]))" office:value-type="string" office:string-value="money.pl" calcext:value-type="string">
            <text:p>money.pl</text:p>
          </table:table-cell>
          <table:table-cell table:style-name="ce416" office:value-type="string" calcext:value-type="string">
            <text:p>praca.money.pl</text:p>
          </table:table-cell>
          <table:table-cell table:style-name="ce438" office:value-type="string" calcext:value-type="string">
            <text:p>OK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5" calcext:value-type="float">
            <text:p>5</text:p>
          </table:table-cell>
          <table:table-cell table:style-name="ce428" table:formula="of:=RIGHT([.C6];LEN([.C6])-FIND(&quot;.&quot;;[.C6]))" office:value-type="string" office:string-value="money.pl" calcext:value-type="string">
            <text:p>money.pl</text:p>
          </table:table-cell>
          <table:table-cell table:style-name="ce430" office:value-type="string" calcext:value-type="string">
            <text:p>prawo.money.pl</text:p>
          </table:table-cell>
          <table:table-cell table:style-name="ce437" office:value-type="string" calcext:value-type="string">
            <text:p>OK</text:p>
          </table:table-cell>
          <table:table-cell table:style-name="ce430" office:value-type="string" calcext:value-type="string">
            <text:p>https://prawo.money.pl/aktualnosci/okiem-eksperta/artykul/jak-rozwiazac-problem-kredytu-po-rozwodzie,28,0,2111260.html</text:p>
          </table:table-cell>
          <table:table-cell table:style-name="ce460"/>
          <table:table-cell table:style-name="ce467" office:value-type="string" calcext:value-type="string">
            <text:p>https://www.money.pl/gospodarka/pandemia-redukuje-miejsca-pracy-polacy-traca-zatrudnienie-6547870512462528a.html</text:p>
          </table:table-cell>
          <table:table-cell table:number-columns-repeated="1017"/>
        </table:table-row>
        <table:table-row table:style-name="ro1">
          <table:table-cell table:style-name="ce425" office:value-type="float" office:value="6" calcext:value-type="float">
            <text:p>6</text:p>
          </table:table-cell>
          <table:table-cell table:style-name="ce429" table:formula="of:=RIGHT([.C7];LEN([.C7])-FIND(&quot;.&quot;;[.C7]))" office:value-type="string" office:string-value="o2.pl" calcext:value-type="string">
            <text:p>o2.pl</text:p>
          </table:table-cell>
          <table:table-cell table:style-name="ce416" office:value-type="string" calcext:value-type="string">
            <text:p>poczta.o2.pl</text:p>
          </table:table-cell>
          <table:table-cell table:style-name="ce438" office:value-type="string" calcext:value-type="string">
            <text:p>OK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7" calcext:value-type="float">
            <text:p>7</text:p>
          </table:table-cell>
          <table:table-cell table:style-name="ce428" table:formula="of:=RIGHT([.C8];LEN([.C8])-FIND(&quot;.&quot;;[.C8]))" office:value-type="string" office:string-value="pl" calcext:value-type="string">
            <text:p>pl</text:p>
          </table:table-cell>
          <table:table-cell table:style-name="ce430" office:value-type="string" calcext:value-type="string">
            <text:p>abczdrowie.pl</text:p>
          </table:table-cell>
          <table:table-cell table:style-name="ce437" office:value-type="string" calcext:value-type="string">
            <text:p>ADVERT</text:p>
          </table:table-cell>
          <table:table-cell table:style-name="ce430" office:value-type="string" calcext:value-type="string">
            <text:p>https://zywienie.abczdrowie.pl/kolendra-wlasciwosci-odzywcze-zastosowanie</text:p>
          </table:table-cell>
          <table:table-cell table:style-name="ce460" office:value-type="string" calcext:value-type="string">
            <text:p>.contentstream-bar</text:p>
          </table:table-cell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8" calcext:value-type="float">
            <text:p>8</text:p>
          </table:table-cell>
          <table:table-cell table:style-name="ce429" table:formula="of:=RIGHT([.C9];LEN([.C9])-FIND(&quot;.&quot;;[.C9]))" office:value-type="string" office:string-value="pl" calcext:value-type="string">
            <text:p>pl</text:p>
          </table:table-cell>
          <table:table-cell table:style-name="ce416" office:value-type="string" calcext:value-type="string">
            <text:p>autokult.pl</text:p>
          </table:table-cell>
          <table:table-cell table:style-name="ce438" office:value-type="string" calcext:value-type="string">
            <text:p>OK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9" calcext:value-type="float">
            <text:p>9</text:p>
          </table:table-cell>
          <table:table-cell table:style-name="ce428" table:formula="of:=RIGHT([.C10];LEN([.C10])-FIND(&quot;.&quot;;[.C10]))" office:value-type="string" office:string-value="pl" calcext:value-type="string">
            <text:p>pl</text:p>
          </table:table-cell>
          <table:table-cell table:style-name="ce430" office:value-type="string" calcext:value-type="string">
            <text:p>bloog.pl</text:p>
          </table:table-cell>
          <table:table-cell table:style-name="ce437" office:value-type="string" calcext:value-type="string">
            <text:p>OK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10" calcext:value-type="float">
            <text:p>10</text:p>
          </table:table-cell>
          <table:table-cell table:style-name="ce429" table:formula="of:=RIGHT([.C11];LEN([.C11])-FIND(&quot;.&quot;;[.C11]))" office:value-type="string" office:string-value="com" calcext:value-type="string">
            <text:p>com</text:p>
          </table:table-cell>
          <table:table-cell table:style-name="ce416" office:value-type="string" calcext:value-type="string">
            <text:p>interaktywnie.com</text:p>
          </table:table-cell>
          <table:table-cell table:style-name="ce438" office:value-type="string" calcext:value-type="string">
            <text:p>OK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11" calcext:value-type="float">
            <text:p>11</text:p>
          </table:table-cell>
          <table:table-cell table:style-name="ce428" table:formula="of:=RIGHT([.C12];LEN([.C12])-FIND(&quot;.&quot;;[.C12]))" office:value-type="string" office:string-value="pl" calcext:value-type="string">
            <text:p>pl</text:p>
          </table:table-cell>
          <table:table-cell table:style-name="ce212" office:value-type="string" calcext:value-type="string">
            <text:p>docelu.pl</text:p>
          </table:table-cell>
          <table:table-cell table:style-name="ce437" office:value-type="string" calcext:value-type="string">
            <text:p>OK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12" calcext:value-type="float">
            <text:p>12</text:p>
          </table:table-cell>
          <table:table-cell table:style-name="ce429" table:formula="of:=RIGHT([.C13];LEN([.C13])-FIND(&quot;.&quot;;[.C13]))" office:value-type="string" office:string-value="pl" calcext:value-type="string">
            <text:p>pl</text:p>
          </table:table-cell>
          <table:table-cell table:style-name="ce416" office:value-type="string" calcext:value-type="string">
            <text:p>domodi.pl</text:p>
          </table:table-cell>
          <table:table-cell table:style-name="ce438" office:value-type="string" calcext:value-type="string">
            <text:p>NO ADS BY DEFAULT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13" calcext:value-type="float">
            <text:p>13</text:p>
          </table:table-cell>
          <table:table-cell table:style-name="ce428" table:formula="of:=RIGHT([.C14];LEN([.C14])-FIND(&quot;.&quot;;[.C14]))" office:value-type="string" office:string-value="pl" calcext:value-type="string">
            <text:p>pl</text:p>
          </table:table-cell>
          <table:table-cell table:style-name="ce430" office:value-type="string" calcext:value-type="string">
            <text:p>echirurgia.pl</text:p>
          </table:table-cell>
          <table:table-cell table:style-name="ce437" office:value-type="string" calcext:value-type="string">
            <text:p>OK</text:p>
          </table:table-cell>
          <table:table-cell table:style-name="ce430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14" calcext:value-type="float">
            <text:p>14</text:p>
          </table:table-cell>
          <table:table-cell table:style-name="ce429" table:formula="of:=RIGHT([.C15];LEN([.C15])-FIND(&quot;.&quot;;[.C15]))" office:value-type="string" office:string-value="pl" calcext:value-type="string">
            <text:p>pl</text:p>
          </table:table-cell>
          <table:table-cell table:style-name="ce416" office:value-type="string" calcext:value-type="string">
            <text:p>gadzetomania.pl</text:p>
          </table:table-cell>
          <table:table-cell table:style-name="ce438" office:value-type="string" calcext:value-type="string">
            <text:p>OK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15" calcext:value-type="float">
            <text:p>15</text:p>
          </table:table-cell>
          <table:table-cell table:style-name="ce428" table:formula="of:=RIGHT([.C16];LEN([.C16])-FIND(&quot;.&quot;;[.C16]))" office:value-type="string" office:string-value="pl" calcext:value-type="string">
            <text:p>pl</text:p>
          </table:table-cell>
          <table:table-cell table:style-name="ce430" office:value-type="string" calcext:value-type="string">
            <text:p>homebook.pl</text:p>
          </table:table-cell>
          <table:table-cell table:style-name="ce437" office:value-type="string" calcext:value-type="string">
            <text:p>OK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16" calcext:value-type="float">
            <text:p>16</text:p>
          </table:table-cell>
          <table:table-cell table:style-name="ce429" table:formula="of:=RIGHT([.C17];LEN([.C17])-FIND(&quot;.&quot;;[.C17]))" office:value-type="string" office:string-value="pl" calcext:value-type="string">
            <text:p>pl</text:p>
          </table:table-cell>
          <table:table-cell table:style-name="ce416" office:value-type="string" calcext:value-type="string">
            <text:p>kafeteria.pl</text:p>
          </table:table-cell>
          <table:table-cell table:style-name="ce438" office:value-type="string" calcext:value-type="string">
            <text:p>OK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17" calcext:value-type="float">
            <text:p>17</text:p>
          </table:table-cell>
          <table:table-cell table:style-name="ce428" table:formula="of:=RIGHT([.C18];LEN([.C18])-FIND(&quot;.&quot;;[.C18]))" office:value-type="string" office:string-value="kafeteria.pl" calcext:value-type="string">
            <text:p>kafeteria.pl</text:p>
          </table:table-cell>
          <table:table-cell table:style-name="ce430" office:value-type="string" calcext:value-type="string">
            <text:p>forum.kafeteria.pl</text:p>
          </table:table-cell>
          <table:table-cell table:style-name="ce439" office:value-type="string" calcext:value-type="string">
            <text:p>OK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18" calcext:value-type="float">
            <text:p>18</text:p>
          </table:table-cell>
          <table:table-cell table:style-name="ce429" table:formula="of:=RIGHT([.C19];LEN([.C19])-FIND(&quot;.&quot;;[.C19]))" office:value-type="string" office:string-value="pl" calcext:value-type="string">
            <text:p>pl</text:p>
          </table:table-cell>
          <table:table-cell table:style-name="ce416" office:value-type="string" calcext:value-type="string">
            <text:p>kardiolo.pl</text:p>
          </table:table-cell>
          <table:table-cell table:style-name="ce438" office:value-type="string" calcext:value-type="string">
            <text:p>OK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19" calcext:value-type="float">
            <text:p>19</text:p>
          </table:table-cell>
          <table:table-cell table:style-name="ce428" table:formula="of:=RIGHT([.C20];LEN([.C20])-FIND(&quot;.&quot;;[.C20]))" office:value-type="string" office:string-value="pl" calcext:value-type="string">
            <text:p>pl</text:p>
          </table:table-cell>
          <table:table-cell table:style-name="ce430" office:value-type="string" calcext:value-type="string">
            <text:p>komorkomania.pl</text:p>
          </table:table-cell>
          <table:table-cell table:style-name="ce437" office:value-type="string" calcext:value-type="string">
            <text:p>OK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20" calcext:value-type="float">
            <text:p>20</text:p>
          </table:table-cell>
          <table:table-cell table:style-name="ce429" table:formula="of:=RIGHT([.C21];LEN([.C21])-FIND(&quot;.&quot;;[.C21]))" office:value-type="string" office:string-value="pl" calcext:value-type="string">
            <text:p>pl</text:p>
          </table:table-cell>
          <table:table-cell table:style-name="ce416" office:value-type="string" calcext:value-type="string">
            <text:p>kowbojki.pl</text:p>
          </table:table-cell>
          <table:table-cell table:style-name="ce438" office:value-type="string" calcext:value-type="string">
            <text:p>OK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21" calcext:value-type="float">
            <text:p>21</text:p>
          </table:table-cell>
          <table:table-cell table:style-name="ce428" table:formula="of:=RIGHT([.C22];LEN([.C22])-FIND(&quot;.&quot;;[.C22]))" office:value-type="string" office:string-value="pl" calcext:value-type="string">
            <text:p>pl</text:p>
          </table:table-cell>
          <table:table-cell table:style-name="ce430" office:value-type="string" calcext:value-type="string">
            <text:p>luxlux.pl</text:p>
          </table:table-cell>
          <table:table-cell table:style-name="ce437" office:value-type="string" calcext:value-type="string">
            <text:p>OK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22" calcext:value-type="float">
            <text:p>22</text:p>
          </table:table-cell>
          <table:table-cell table:style-name="ce429" table:formula="of:=RIGHT([.C23];LEN([.C23])-FIND(&quot;.&quot;;[.C23]))" office:value-type="string" office:string-value="pl" calcext:value-type="string">
            <text:p>pl</text:p>
          </table:table-cell>
          <table:table-cell table:style-name="ce416" office:value-type="string" calcext:value-type="string">
            <text:p>medycyna24.pl</text:p>
          </table:table-cell>
          <table:table-cell table:style-name="ce438" office:value-type="string" calcext:value-type="string">
            <text:p>OK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23" calcext:value-type="float">
            <text:p>23</text:p>
          </table:table-cell>
          <table:table-cell table:style-name="ce428" table:formula="of:=RIGHT([.C24];LEN([.C24])-FIND(&quot;.&quot;;[.C24]))" office:value-type="string" office:string-value="pl" calcext:value-type="string">
            <text:p>pl</text:p>
          </table:table-cell>
          <table:table-cell table:style-name="ce430" office:value-type="string" calcext:value-type="string">
            <text:p>o2.pl</text:p>
          </table:table-cell>
          <table:table-cell table:style-name="ce437" office:value-type="string" calcext:value-type="string">
            <text:p>OK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24" calcext:value-type="float">
            <text:p>24</text:p>
          </table:table-cell>
          <table:table-cell table:style-name="ce429" table:formula="of:=RIGHT([.C25];LEN([.C25])-FIND(&quot;.&quot;;[.C25]))" office:value-type="string" office:string-value="pl" calcext:value-type="string">
            <text:p>pl</text:p>
          </table:table-cell>
          <table:table-cell table:style-name="ce416" office:value-type="string" calcext:value-type="string">
            <text:p>parenting.pl</text:p>
          </table:table-cell>
          <table:table-cell table:style-name="ce438" office:value-type="string" calcext:value-type="string">
            <text:p>TO SUBMIT</text:p>
          </table:table-cell>
          <table:table-cell table:style-name="ce416" office:value-type="string" calcext:value-type="string">
            <text:p>https://parenting.pl/baby-blues-nie-boj-sie-prosic-o-wsparcie</text:p>
          </table:table-cell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25" calcext:value-type="float">
            <text:p>25</text:p>
          </table:table-cell>
          <table:table-cell table:style-name="ce428" table:formula="of:=RIGHT([.C26];LEN([.C26])-FIND(&quot;.&quot;;[.C26]))" office:value-type="string" office:string-value="pl" calcext:value-type="string">
            <text:p>pl</text:p>
          </table:table-cell>
          <table:table-cell table:style-name="ce430" office:value-type="string" calcext:value-type="string">
            <text:p>pinger.pl</text:p>
          </table:table-cell>
          <table:table-cell table:style-name="ce437" office:value-type="string" calcext:value-type="string">
            <text:p>OK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26" calcext:value-type="float">
            <text:p>26</text:p>
          </table:table-cell>
          <table:table-cell table:style-name="ce429" table:formula="of:=RIGHT([.C27];LEN([.C27])-FIND(&quot;.&quot;;[.C27]))" office:value-type="string" office:string-value="pl" calcext:value-type="string">
            <text:p>pl</text:p>
          </table:table-cell>
          <table:table-cell table:style-name="ce416" office:value-type="string" calcext:value-type="string">
            <text:p>pogodnie.pl</text:p>
          </table:table-cell>
          <table:table-cell table:style-name="ce438" office:value-type="string" calcext:value-type="string">
            <text:p>OK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27" calcext:value-type="float">
            <text:p>27</text:p>
          </table:table-cell>
          <table:table-cell table:style-name="ce428" table:formula="of:=RIGHT([.C28];LEN([.C28])-FIND(&quot;.&quot;;[.C28]))" office:value-type="string" office:string-value="pl" calcext:value-type="string">
            <text:p>pl</text:p>
          </table:table-cell>
          <table:table-cell table:style-name="ce430" office:value-type="string" calcext:value-type="string">
            <text:p>pudelek.pl</text:p>
          </table:table-cell>
          <table:table-cell table:style-name="ce437" office:value-type="string" calcext:value-type="string">
            <text:p>ADVERT</text:p>
          </table:table-cell>
          <table:table-cell table:style-name="ce430"/>
          <table:table-cell table:style-name="ce460" office:value-type="string" calcext:value-type="string">
            <text:p>broken</text:p>
          </table:table-cell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28" calcext:value-type="float">
            <text:p>28</text:p>
          </table:table-cell>
          <table:table-cell table:style-name="ce429" table:formula="of:=RIGHT([.C29];LEN([.C29])-FIND(&quot;.&quot;;[.C29]))" office:value-type="string" office:string-value="pl" calcext:value-type="string">
            <text:p>pl</text:p>
          </table:table-cell>
          <table:table-cell table:style-name="ce416" office:value-type="string" calcext:value-type="string">
            <text:p>samosia.pl</text:p>
          </table:table-cell>
          <table:table-cell table:style-name="ce438" office:value-type="string" calcext:value-type="string">
            <text:p>OK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29" calcext:value-type="float">
            <text:p>29</text:p>
          </table:table-cell>
          <table:table-cell table:style-name="ce428" table:formula="of:=RIGHT([.C30];LEN([.C30])-FIND(&quot;.&quot;;[.C30]))" office:value-type="string" office:string-value="pl" calcext:value-type="string">
            <text:p>pl</text:p>
          </table:table-cell>
          <table:table-cell table:style-name="ce430" office:value-type="string" calcext:value-type="string">
            <text:p>smaczneblogi.pl</text:p>
          </table:table-cell>
          <table:table-cell table:style-name="ce437" office:value-type="string" calcext:value-type="string">
            <text:p>OK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30" calcext:value-type="float">
            <text:p>30</text:p>
          </table:table-cell>
          <table:table-cell table:style-name="ce429" table:formula="of:=RIGHT([.C31];LEN([.C31])-FIND(&quot;.&quot;;[.C31]))" office:value-type="string" office:string-value="pl" calcext:value-type="string">
            <text:p>pl</text:p>
          </table:table-cell>
          <table:table-cell table:style-name="ce416" office:value-type="string" calcext:value-type="string">
            <text:p>smog.pl</text:p>
          </table:table-cell>
          <table:table-cell table:style-name="ce438" office:value-type="string" calcext:value-type="string">
            <text:p>OK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31" calcext:value-type="float">
            <text:p>31</text:p>
          </table:table-cell>
          <table:table-cell table:style-name="ce428" table:formula="of:=RIGHT([.C32];LEN([.C32])-FIND(&quot;.&quot;;[.C32]))" office:value-type="string" office:string-value="pl" calcext:value-type="string">
            <text:p>pl</text:p>
          </table:table-cell>
          <table:table-cell table:style-name="ce430" office:value-type="string" calcext:value-type="string">
            <text:p>snobka.pl</text:p>
          </table:table-cell>
          <table:table-cell table:style-name="ce437" office:value-type="string" calcext:value-type="string">
            <text:p>NO ADS BY DEFAULT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32" calcext:value-type="float">
            <text:p>32</text:p>
          </table:table-cell>
          <table:table-cell table:style-name="ce429" table:formula="of:=RIGHT([.C33];LEN([.C33])-FIND(&quot;.&quot;;[.C33]))" office:value-type="string" office:string-value="pl" calcext:value-type="string">
            <text:p>pl</text:p>
          </table:table-cell>
          <table:table-cell table:style-name="ce416" office:value-type="string" calcext:value-type="string">
            <text:p>testwiedzy.pl</text:p>
          </table:table-cell>
          <table:table-cell table:style-name="ce438" office:value-type="string" calcext:value-type="string">
            <text:p>OK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33" calcext:value-type="float">
            <text:p>33</text:p>
          </table:table-cell>
          <table:table-cell table:style-name="ce428" table:formula="of:=RIGHT([.C34];LEN([.C34])-FIND(&quot;.&quot;;[.C34]))" office:value-type="string" office:string-value="pl" calcext:value-type="string">
            <text:p>pl</text:p>
          </table:table-cell>
          <table:table-cell table:style-name="ce432" office:value-type="string" calcext:value-type="string">
            <text:p>wakacje.pl</text:p>
          </table:table-cell>
          <table:table-cell table:style-name="ce440" office:value-type="string" calcext:value-type="string">
            <text:p>NO ADS BY DEFAULT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5" office:value-type="float" office:value="34" calcext:value-type="float">
            <text:p>34</text:p>
          </table:table-cell>
          <table:table-cell table:style-name="ce429" table:formula="of:=RIGHT([.C35];LEN([.C35])-FIND(&quot;.&quot;;[.C35]))" office:value-type="string" office:string-value="wp.pl" calcext:value-type="string">
            <text:p>wp.pl</text:p>
          </table:table-cell>
          <table:table-cell table:style-name="ce416" office:value-type="string" calcext:value-type="string">
            <text:p>bilety24.wp.pl</text:p>
          </table:table-cell>
          <table:table-cell table:style-name="ce441" office:value-type="string" calcext:value-type="string">
            <text:p>NO ADS BY DEFAULT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35" calcext:value-type="float">
            <text:p>35</text:p>
          </table:table-cell>
          <table:table-cell table:style-name="ce428" table:formula="of:=RIGHT([.C36];LEN([.C36])-FIND(&quot;.&quot;;[.C36]))" office:value-type="string" office:string-value="wp.pl" calcext:value-type="string">
            <text:p>wp.pl</text:p>
          </table:table-cell>
          <table:table-cell table:style-name="ce430" office:value-type="string" calcext:value-type="string">
            <text:p>centralagier.wp.pl</text:p>
          </table:table-cell>
          <table:table-cell table:style-name="ce442" office:value-type="string" calcext:value-type="string">
            <text:p>NO ADS BY DEFAULT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36" calcext:value-type="float">
            <text:p>36</text:p>
          </table:table-cell>
          <table:table-cell table:style-name="ce429" table:formula="of:=RIGHT([.C37];LEN([.C37])-FIND(&quot;.&quot;;[.C37]))" office:value-type="string" office:string-value="wp.pl" calcext:value-type="string">
            <text:p>wp.pl</text:p>
          </table:table-cell>
          <table:table-cell table:style-name="ce416" office:value-type="string" calcext:value-type="string">
            <text:p>diety.wp.pl</text:p>
          </table:table-cell>
          <table:table-cell table:style-name="ce438" office:value-type="string" calcext:value-type="string">
            <text:p>OK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37" calcext:value-type="float">
            <text:p>37</text:p>
          </table:table-cell>
          <table:table-cell table:style-name="ce428" table:formula="of:=RIGHT([.C38];LEN([.C38])-FIND(&quot;.&quot;;[.C38]))" office:value-type="string" office:string-value="wp.pl" calcext:value-type="string">
            <text:p>wp.pl</text:p>
          </table:table-cell>
          <table:table-cell table:style-name="ce430" office:value-type="string" calcext:value-type="string">
            <text:p>dlaprasy.wp.pl</text:p>
          </table:table-cell>
          <table:table-cell table:style-name="ce443" office:value-type="string" calcext:value-type="string">
            <text:p>NO ADS BY DEFAULT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38" calcext:value-type="float">
            <text:p>38</text:p>
          </table:table-cell>
          <table:table-cell table:style-name="ce429" table:formula="of:=RIGHT([.C39];LEN([.C39])-FIND(&quot;.&quot;;[.C39]))" office:value-type="string" office:string-value="wp.pl" calcext:value-type="string">
            <text:p>wp.pl</text:p>
          </table:table-cell>
          <table:table-cell table:style-name="ce416" office:value-type="string" calcext:value-type="string">
            <text:p>dlugi.wp.pl</text:p>
          </table:table-cell>
          <table:table-cell table:style-name="ce444" office:value-type="string" calcext:value-type="string">
            <text:p>OK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39" calcext:value-type="float">
            <text:p>39</text:p>
          </table:table-cell>
          <table:table-cell table:style-name="ce428" table:formula="of:=RIGHT([.C40];LEN([.C40])-FIND(&quot;.&quot;;[.C40]))" office:value-type="string" office:string-value="wp.pl" calcext:value-type="string">
            <text:p>wp.pl</text:p>
          </table:table-cell>
          <table:table-cell table:style-name="ce212" office:value-type="string" calcext:value-type="string">
            <text:p>dom.wp.pl</text:p>
          </table:table-cell>
          <table:table-cell table:style-name="ce437" office:value-type="string" calcext:value-type="string">
            <text:p>ADVERT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40" calcext:value-type="float">
            <text:p>40</text:p>
          </table:table-cell>
          <table:table-cell table:style-name="ce429" table:formula="of:=RIGHT([.C41];LEN([.C41])-FIND(&quot;.&quot;;[.C41]))" office:value-type="string" office:string-value="wp.pl" calcext:value-type="string">
            <text:p>wp.pl</text:p>
          </table:table-cell>
          <table:table-cell table:style-name="ce416" office:value-type="string" calcext:value-type="string">
            <text:p>dziejesie.wp.pl</text:p>
          </table:table-cell>
          <table:table-cell table:style-name="ce438" office:value-type="string" calcext:value-type="string">
            <text:p>NO ADS BY DEFAULT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41" calcext:value-type="float">
            <text:p>41</text:p>
          </table:table-cell>
          <table:table-cell table:style-name="ce428" table:formula="of:=RIGHT([.C42];LEN([.C42])-FIND(&quot;.&quot;;[.C42]))" office:value-type="string" office:string-value="wp.pl" calcext:value-type="string">
            <text:p>wp.pl</text:p>
          </table:table-cell>
          <table:table-cell table:style-name="ce212" office:value-type="string" calcext:value-type="string">
            <text:p>facet.wp.pl</text:p>
          </table:table-cell>
          <table:table-cell table:style-name="ce437" office:value-type="string" calcext:value-type="string">
            <text:p>ADVERT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42" calcext:value-type="float">
            <text:p>42</text:p>
          </table:table-cell>
          <table:table-cell table:style-name="ce429" table:formula="of:=RIGHT([.C43];LEN([.C43])-FIND(&quot;.&quot;;[.C43]))" office:value-type="string" office:string-value="wp.pl" calcext:value-type="string">
            <text:p>wp.pl</text:p>
          </table:table-cell>
          <table:table-cell table:style-name="ce416" office:value-type="string" calcext:value-type="string">
            <text:p>film.wp.pl</text:p>
          </table:table-cell>
          <table:table-cell table:style-name="ce445" office:value-type="string" calcext:value-type="string">
            <text:p>ADVERT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43" calcext:value-type="float">
            <text:p>43</text:p>
          </table:table-cell>
          <table:table-cell table:style-name="ce428" table:formula="of:=RIGHT([.C44];LEN([.C44])-FIND(&quot;.&quot;;[.C44]))" office:value-type="string" office:string-value="wp.pl" calcext:value-type="string">
            <text:p>wp.pl</text:p>
          </table:table-cell>
          <table:table-cell table:style-name="ce212" office:value-type="string" calcext:value-type="string">
            <text:p>finanse.wp.pl</text:p>
          </table:table-cell>
          <table:table-cell table:style-name="ce446" office:value-type="string" calcext:value-type="string">
            <text:p>TO SUBMIT</text:p>
          </table:table-cell>
          <table:table-cell table:style-name="ce430" office:value-type="string" calcext:value-type="string">
            <text:p>FIX AGAIN</text:p>
          </table:table-cell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44" calcext:value-type="float">
            <text:p>44</text:p>
          </table:table-cell>
          <table:table-cell table:style-name="ce429" table:formula="of:=RIGHT([.C45];LEN([.C45])-FIND(&quot;.&quot;;[.C45]))" office:value-type="string" office:string-value="wp.pl" calcext:value-type="string">
            <text:p>wp.pl</text:p>
          </table:table-cell>
          <table:table-cell table:style-name="ce416" office:value-type="string" calcext:value-type="string">
            <text:p>gry.wp.pl</text:p>
          </table:table-cell>
          <table:table-cell table:style-name="ce447" office:value-type="string" calcext:value-type="string">
            <text:p>TO SUBMIT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45" calcext:value-type="float">
            <text:p>45</text:p>
          </table:table-cell>
          <table:table-cell table:style-name="ce428" table:formula="of:=RIGHT([.C46];LEN([.C46])-FIND(&quot;.&quot;;[.C46]))" office:value-type="string" office:string-value="wp.pl" calcext:value-type="string">
            <text:p>wp.pl</text:p>
          </table:table-cell>
          <table:table-cell table:style-name="ce212" office:value-type="string" calcext:value-type="string">
            <text:p>gryonline.wp.pl</text:p>
          </table:table-cell>
          <table:table-cell table:style-name="ce437" office:value-type="string" calcext:value-type="string">
            <text:p>OK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46" calcext:value-type="float">
            <text:p>46</text:p>
          </table:table-cell>
          <table:table-cell table:style-name="ce429" table:formula="of:=RIGHT([.C47];LEN([.C47])-FIND(&quot;.&quot;;[.C47]))" office:value-type="string" office:string-value="wp.pl" calcext:value-type="string">
            <text:p>wp.pl</text:p>
          </table:table-cell>
          <table:table-cell table:style-name="ce416" office:value-type="string" calcext:value-type="string">
            <text:p>gwiazdy.wp.pl</text:p>
          </table:table-cell>
          <table:table-cell table:style-name="ce448" office:value-type="string" calcext:value-type="string">
            <text:p>ADVERT</text:p>
          </table:table-cell>
          <table:table-cell table:style-name="ce416" office:value-type="string" calcext:value-type="string">
            <text:p>https://gwiazdy.wp.pl/renata-kaczoruk-znowu-zaskakuje-pokazala-odwazne-zdjecia-6547894606838400a</text:p>
          </table:table-cell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47" calcext:value-type="float">
            <text:p>47</text:p>
          </table:table-cell>
          <table:table-cell table:style-name="ce428" table:formula="of:=RIGHT([.C48];LEN([.C48])-FIND(&quot;.&quot;;[.C48]))" office:value-type="string" office:string-value="wp.pl" calcext:value-type="string">
            <text:p>wp.pl</text:p>
          </table:table-cell>
          <table:table-cell table:style-name="ce430" office:value-type="string" calcext:value-type="string">
            <text:p>holding.wp.pl</text:p>
          </table:table-cell>
          <table:table-cell table:style-name="ce437" office:value-type="string" calcext:value-type="string">
            <text:p>NO ADS BY DEFAULT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48" calcext:value-type="float">
            <text:p>48</text:p>
          </table:table-cell>
          <table:table-cell table:style-name="ce429" table:formula="of:=RIGHT([.C49];LEN([.C49])-FIND(&quot;.&quot;;[.C49]))" office:value-type="string" office:string-value="wp.pl" calcext:value-type="string">
            <text:p>wp.pl</text:p>
          </table:table-cell>
          <table:table-cell table:style-name="ce433" office:value-type="string" calcext:value-type="string">
            <text:p>horoskop.wp.pl</text:p>
          </table:table-cell>
          <table:table-cell table:style-name="ce449" office:value-type="string" calcext:value-type="string">
            <text:p>Ok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49" calcext:value-type="float">
            <text:p>49</text:p>
          </table:table-cell>
          <table:table-cell table:style-name="ce428" table:formula="of:=RIGHT([.C50];LEN([.C50])-FIND(&quot;.&quot;;[.C50]))" office:value-type="string" office:string-value="wp.pl" calcext:value-type="string">
            <text:p>wp.pl</text:p>
          </table:table-cell>
          <table:table-cell table:style-name="ce212" office:value-type="string" calcext:value-type="string">
            <text:p>kobieta.wp.pl</text:p>
          </table:table-cell>
          <table:table-cell table:style-name="ce437" office:value-type="string" calcext:value-type="string">
            <text:p>ADVERT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50" calcext:value-type="float">
            <text:p>50</text:p>
          </table:table-cell>
          <table:table-cell table:style-name="ce429" table:formula="of:=RIGHT([.C51];LEN([.C51])-FIND(&quot;.&quot;;[.C51]))" office:value-type="string" office:string-value="wp.pl" calcext:value-type="string">
            <text:p>wp.pl</text:p>
          </table:table-cell>
          <table:table-cell table:style-name="ce416" office:value-type="string" calcext:value-type="string">
            <text:p>ksiazki.wp.pl</text:p>
          </table:table-cell>
          <table:table-cell table:style-name="ce450" office:value-type="string" calcext:value-type="string">
            <text:p>ADVERT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51" calcext:value-type="float">
            <text:p>51</text:p>
          </table:table-cell>
          <table:table-cell table:style-name="ce428" table:formula="of:=RIGHT([.C52];LEN([.C52])-FIND(&quot;.&quot;;[.C52]))" office:value-type="string" office:string-value="wp.pl" calcext:value-type="string">
            <text:p>wp.pl</text:p>
          </table:table-cell>
          <table:table-cell table:style-name="ce212" office:value-type="string" calcext:value-type="string">
            <text:p>kuchnia.wp.pl</text:p>
          </table:table-cell>
          <table:table-cell table:style-name="ce437" office:value-type="string" calcext:value-type="string">
            <text:p>ADVERT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52" calcext:value-type="float">
            <text:p>52</text:p>
          </table:table-cell>
          <table:table-cell table:style-name="ce429" table:formula="of:=RIGHT([.C53];LEN([.C53])-FIND(&quot;.&quot;;[.C53]))" office:value-type="string" office:string-value="wp.pl" calcext:value-type="string">
            <text:p>wp.pl</text:p>
          </table:table-cell>
          <table:table-cell table:style-name="ce416" office:value-type="string" calcext:value-type="string">
            <text:p>magazyn.wp.pl</text:p>
          </table:table-cell>
          <table:table-cell table:style-name="ce451" office:value-type="string" calcext:value-type="string">
            <text:p>Anti-adblock 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53" calcext:value-type="float">
            <text:p>53</text:p>
          </table:table-cell>
          <table:table-cell table:style-name="ce428" table:formula="of:=RIGHT([.C54];LEN([.C54])-FIND(&quot;.&quot;;[.C54]))" office:value-type="string" office:string-value="wp.pl" calcext:value-type="string">
            <text:p>wp.pl</text:p>
          </table:table-cell>
          <table:table-cell table:style-name="ce212" office:value-type="string" calcext:value-type="string">
            <text:p>morizon.wp.pl</text:p>
          </table:table-cell>
          <table:table-cell table:style-name="ce437" office:value-type="string" calcext:value-type="string">
            <text:p>OK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54" calcext:value-type="float">
            <text:p>54</text:p>
          </table:table-cell>
          <table:table-cell table:style-name="ce429" table:formula="of:=RIGHT([.C55];LEN([.C55])-FIND(&quot;.&quot;;[.C55]))" office:value-type="string" office:string-value="wp.pl" calcext:value-type="string">
            <text:p>wp.pl</text:p>
          </table:table-cell>
          <table:table-cell table:style-name="ce416" office:value-type="string" calcext:value-type="string">
            <text:p>moto.wp.pl</text:p>
          </table:table-cell>
          <table:table-cell table:style-name="ce438" office:value-type="string" calcext:value-type="string">
            <text:p>TO SUBMIT</text:p>
          </table:table-cell>
          <table:table-cell table:style-name="ce416" office:value-type="string" calcext:value-type="string">
            <text:p>FIX AGAIN</text:p>
          </table:table-cell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55" calcext:value-type="float">
            <text:p>55</text:p>
          </table:table-cell>
          <table:table-cell table:style-name="ce428" table:formula="of:=RIGHT([.C56];LEN([.C56])-FIND(&quot;.&quot;;[.C56]))" office:value-type="string" office:string-value="wp.pl" calcext:value-type="string">
            <text:p>wp.pl</text:p>
          </table:table-cell>
          <table:table-cell table:style-name="ce430" office:value-type="string" calcext:value-type="string">
            <text:p>nocowanie.wp.pl</text:p>
          </table:table-cell>
          <table:table-cell table:style-name="ce437" office:value-type="string" calcext:value-type="string">
            <text:p>OK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56" calcext:value-type="float">
            <text:p>56</text:p>
          </table:table-cell>
          <table:table-cell table:style-name="ce429" table:formula="of:=RIGHT([.C57];LEN([.C57])-FIND(&quot;.&quot;;[.C57]))" office:value-type="string" office:string-value="wp.pl" calcext:value-type="string">
            <text:p>wp.pl</text:p>
          </table:table-cell>
          <table:table-cell table:style-name="ce433" office:value-type="string" calcext:value-type="string">
            <text:p>opinie.wp.pl</text:p>
          </table:table-cell>
          <table:table-cell table:style-name="ce438" office:value-type="string" calcext:value-type="string">
            <text:p>ADVERT</text:p>
          </table:table-cell>
          <table:table-cell table:style-name="ce416" office:value-type="string" calcext:value-type="string">
            <text:p>https://opinie.wp.pl/makowski-rekonstrukcja-scentralizuje-zarzadzanie-ministerstwami-po-raz-pierwszy-w-takiej-skali-opinia-6546925882837121a</text:p>
          </table:table-cell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57" calcext:value-type="float">
            <text:p>57</text:p>
          </table:table-cell>
          <table:table-cell table:style-name="ce428" table:formula="of:=RIGHT([.C58];LEN([.C58])-FIND(&quot;.&quot;;[.C58]))" office:value-type="string" office:string-value="wp.pl" calcext:value-type="string">
            <text:p>wp.pl</text:p>
          </table:table-cell>
          <table:table-cell table:style-name="ce430" office:value-type="string" calcext:value-type="string">
            <text:p>pilot.wp.pl</text:p>
          </table:table-cell>
          <table:table-cell table:style-name="ce437" office:value-type="string" calcext:value-type="string">
            <text:p>ADVERT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58" calcext:value-type="float">
            <text:p>58</text:p>
          </table:table-cell>
          <table:table-cell table:style-name="ce429" table:formula="of:=RIGHT([.C59];LEN([.C59])-FIND(&quot;.&quot;;[.C59]))" office:value-type="string" office:string-value="wp.pl" calcext:value-type="string">
            <text:p>wp.pl</text:p>
          </table:table-cell>
          <table:table-cell table:style-name="ce416" office:value-type="string" calcext:value-type="string">
            <text:p>poczta.wp.pl</text:p>
          </table:table-cell>
          <table:table-cell table:style-name="ce452" office:value-type="string" calcext:value-type="string">
            <text:p>OK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59" calcext:value-type="float">
            <text:p>59</text:p>
          </table:table-cell>
          <table:table-cell table:style-name="ce428" table:formula="of:=RIGHT([.C60];LEN([.C60])-FIND(&quot;.&quot;;[.C60]))" office:value-type="string" office:string-value="wp.pl" calcext:value-type="string">
            <text:p>wp.pl</text:p>
          </table:table-cell>
          <table:table-cell table:style-name="ce212" office:value-type="string" calcext:value-type="string">
            <text:p>pogoda.wp.pl</text:p>
          </table:table-cell>
          <table:table-cell table:style-name="ce437" office:value-type="string" calcext:value-type="string">
            <text:p>OK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60" calcext:value-type="float">
            <text:p>60</text:p>
          </table:table-cell>
          <table:table-cell table:style-name="ce429" table:formula="of:=RIGHT([.C61];LEN([.C61])-FIND(&quot;.&quot;;[.C61]))" office:value-type="string" office:string-value="wp.pl" calcext:value-type="string">
            <text:p>wp.pl</text:p>
          </table:table-cell>
          <table:table-cell table:style-name="ce416" office:value-type="string" calcext:value-type="string">
            <text:p>profil.wp.pl</text:p>
          </table:table-cell>
          <table:table-cell table:style-name="ce438" office:value-type="string" calcext:value-type="string">
            <text:p>OK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61" calcext:value-type="float">
            <text:p>61</text:p>
          </table:table-cell>
          <table:table-cell table:style-name="ce428" table:formula="of:=RIGHT([.C62];LEN([.C62])-FIND(&quot;.&quot;;[.C62]))" office:value-type="string" office:string-value="wp.pl" calcext:value-type="string">
            <text:p>wp.pl</text:p>
          </table:table-cell>
          <table:table-cell table:style-name="ce212" office:value-type="string" calcext:value-type="string">
            <text:p>radar.wp.pl</text:p>
          </table:table-cell>
          <table:table-cell table:style-name="ce437" office:value-type="string" calcext:value-type="string">
            <text:p>NO ADS BY DEFAULT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62" calcext:value-type="float">
            <text:p>62</text:p>
          </table:table-cell>
          <table:table-cell table:style-name="ce429" table:formula="of:=RIGHT([.C63];LEN([.C63])-FIND(&quot;.&quot;;[.C63]))" office:value-type="string" office:string-value="wp.pl" calcext:value-type="string">
            <text:p>wp.pl</text:p>
          </table:table-cell>
          <table:table-cell table:style-name="ce434" office:value-type="string" calcext:value-type="string">
            <text:p>reklama.wp.pl</text:p>
          </table:table-cell>
          <table:table-cell table:style-name="ce438" office:value-type="string" calcext:value-type="string">
            <text:p>NO ADS BY DEFAULT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63" calcext:value-type="float">
            <text:p>63</text:p>
          </table:table-cell>
          <table:table-cell table:style-name="ce428" table:formula="of:=RIGHT([.C64];LEN([.C64])-FIND(&quot;.&quot;;[.C64]))" office:value-type="string" office:string-value="wp.pl" calcext:value-type="string">
            <text:p>wp.pl</text:p>
          </table:table-cell>
          <table:table-cell table:style-name="ce212" office:value-type="string" calcext:value-type="string">
            <text:p>rekrutacja.wp.pl</text:p>
          </table:table-cell>
          <table:table-cell table:style-name="ce437" office:value-type="string" calcext:value-type="string">
            <text:p>NO ADS BY DEFAULT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64" calcext:value-type="float">
            <text:p>64</text:p>
          </table:table-cell>
          <table:table-cell table:style-name="ce429" table:formula="of:=RIGHT([.C65];LEN([.C65])-FIND(&quot;.&quot;;[.C65]))" office:value-type="string" office:string-value="wp.pl" calcext:value-type="string">
            <text:p>wp.pl</text:p>
          </table:table-cell>
          <table:table-cell table:style-name="ce416" office:value-type="string" calcext:value-type="string">
            <text:p>sportowefakty.wp.pl</text:p>
          </table:table-cell>
          <table:table-cell table:style-name="ce438" office:value-type="string" calcext:value-type="string">
            <text:p>ADVERT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65" calcext:value-type="float">
            <text:p>65</text:p>
          </table:table-cell>
          <table:table-cell table:style-name="ce428" table:formula="of:=RIGHT([.C66];LEN([.C66])-FIND(&quot;.&quot;;[.C66]))" office:value-type="string" office:string-value="wp.pl" calcext:value-type="string">
            <text:p>wp.pl</text:p>
          </table:table-cell>
          <table:table-cell table:style-name="ce430" office:value-type="string" calcext:value-type="string">
            <text:p>targinamedal.wp.pl</text:p>
          </table:table-cell>
          <table:table-cell table:style-name="ce437" office:value-type="string" calcext:value-type="string">
            <text:p>NO ADS BY DEFAULT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66" calcext:value-type="float">
            <text:p>66</text:p>
          </table:table-cell>
          <table:table-cell table:style-name="ce429" table:formula="of:=RIGHT([.C67];LEN([.C67])-FIND(&quot;.&quot;;[.C67]))" office:value-type="string" office:string-value="wp.pl" calcext:value-type="string">
            <text:p>wp.pl</text:p>
          </table:table-cell>
          <table:table-cell table:style-name="ce433" office:value-type="string" calcext:value-type="string">
            <text:p>tech.wp.pl</text:p>
          </table:table-cell>
          <table:table-cell table:style-name="ce438" office:value-type="string" calcext:value-type="string">
            <text:p>ADVERT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67" calcext:value-type="float">
            <text:p>67</text:p>
          </table:table-cell>
          <table:table-cell table:style-name="ce428" table:formula="of:=RIGHT([.C68];LEN([.C68])-FIND(&quot;.&quot;;[.C68]))" office:value-type="string" office:string-value="wp.pl" calcext:value-type="string">
            <text:p>wp.pl</text:p>
          </table:table-cell>
          <table:table-cell table:style-name="ce430" office:value-type="string" calcext:value-type="string">
            <text:p>teleshow.wp.pl</text:p>
          </table:table-cell>
          <table:table-cell table:style-name="ce437" office:value-type="string" calcext:value-type="string">
            <text:p>ADVERT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68" calcext:value-type="float">
            <text:p>68</text:p>
          </table:table-cell>
          <table:table-cell table:style-name="ce429" table:formula="of:=RIGHT([.C69];LEN([.C69])-FIND(&quot;.&quot;;[.C69]))" office:value-type="string" office:string-value="wp.pl" calcext:value-type="string">
            <text:p>wp.pl</text:p>
          </table:table-cell>
          <table:table-cell table:style-name="ce433" office:value-type="string" calcext:value-type="string">
            <text:p>telewizja.wp.pl</text:p>
          </table:table-cell>
          <table:table-cell table:style-name="ce438" office:value-type="string" calcext:value-type="string">
            <text:p>NO ADS BY DEFAULT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69" calcext:value-type="float">
            <text:p>69</text:p>
          </table:table-cell>
          <table:table-cell table:style-name="ce428" table:formula="of:=RIGHT([.C70];LEN([.C70])-FIND(&quot;.&quot;;[.C70]))" office:value-type="string" office:string-value="wp.pl" calcext:value-type="string">
            <text:p>wp.pl</text:p>
          </table:table-cell>
          <table:table-cell table:style-name="ce430" office:value-type="string" calcext:value-type="string">
            <text:p>turystyka.wp.pl</text:p>
          </table:table-cell>
          <table:table-cell table:style-name="ce453" office:value-type="string" calcext:value-type="string">
            <text:p>ADVERT</text:p>
          </table:table-cell>
          <table:table-cell table:style-name="ce430" office:value-type="string" calcext:value-type="string">
            <text:p>https://turystyka.wp.pl/kruszyniany-zobacz-jak-wyglada-najbardziej-tatarska-wies-w-polsce-6547891877926529v</text:p>
          </table:table-cell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70" calcext:value-type="float">
            <text:p>70</text:p>
          </table:table-cell>
          <table:table-cell table:style-name="ce429" table:formula="of:=RIGHT([.C71];LEN([.C71])-FIND(&quot;.&quot;;[.C71]))" office:value-type="string" office:string-value="wp.pl" calcext:value-type="string">
            <text:p>wp.pl</text:p>
          </table:table-cell>
          <table:table-cell table:style-name="ce433" office:value-type="string" calcext:value-type="string">
            <text:p>tv.wp.pl</text:p>
          </table:table-cell>
          <table:table-cell table:style-name="ce438" office:value-type="string" calcext:value-type="string">
            <text:p>ADVERT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71" calcext:value-type="float">
            <text:p>71</text:p>
          </table:table-cell>
          <table:table-cell table:style-name="ce428" table:formula="of:=RIGHT([.C72];LEN([.C72])-FIND(&quot;.&quot;;[.C72]))" office:value-type="string" office:string-value="wp.pl" calcext:value-type="string">
            <text:p>wp.pl</text:p>
          </table:table-cell>
          <table:table-cell table:style-name="ce430" office:value-type="string" calcext:value-type="string">
            <text:p>twojeip.wp.pl</text:p>
          </table:table-cell>
          <table:table-cell table:style-name="ce437" office:value-type="string" calcext:value-type="string">
            <text:p>OK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72" calcext:value-type="float">
            <text:p>72</text:p>
          </table:table-cell>
          <table:table-cell table:style-name="ce429" table:formula="of:=RIGHT([.C73];LEN([.C73])-FIND(&quot;.&quot;;[.C73]))" office:value-type="string" office:string-value="wp.pl" calcext:value-type="string">
            <text:p>wp.pl</text:p>
          </table:table-cell>
          <table:table-cell table:style-name="ce416" office:value-type="string" calcext:value-type="string">
            <text:p>typer.wp.pl</text:p>
          </table:table-cell>
          <table:table-cell table:style-name="ce438" office:value-type="string" calcext:value-type="string">
            <text:p>NO ADS BY DEFAULT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73" calcext:value-type="float">
            <text:p>73</text:p>
          </table:table-cell>
          <table:table-cell table:style-name="ce428" table:formula="of:=RIGHT([.C74];LEN([.C74])-FIND(&quot;.&quot;;[.C74]))" office:value-type="string" office:string-value="wp.pl" calcext:value-type="string">
            <text:p>wp.pl</text:p>
          </table:table-cell>
          <table:table-cell table:style-name="ce212" office:value-type="string" calcext:value-type="string">
            <text:p>video.wp.pl</text:p>
          </table:table-cell>
          <table:table-cell table:style-name="ce437" office:value-type="string" calcext:value-type="string">
            <text:p>ADVERT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74" calcext:value-type="float">
            <text:p>74</text:p>
          </table:table-cell>
          <table:table-cell table:style-name="ce429" table:formula="of:=RIGHT([.C75];LEN([.C75])-FIND(&quot;.&quot;;[.C75]))" office:value-type="string" office:string-value="wp.pl" calcext:value-type="string">
            <text:p>wp.pl</text:p>
          </table:table-cell>
          <table:table-cell table:style-name="ce416" office:value-type="string" calcext:value-type="string">
            <text:p>wawalove.wp.pl</text:p>
          </table:table-cell>
          <table:table-cell table:style-name="ce438" office:value-type="string" calcext:value-type="string">
            <text:p>ADVERT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75" calcext:value-type="float">
            <text:p>75</text:p>
          </table:table-cell>
          <table:table-cell table:style-name="ce428" table:formula="of:=RIGHT([.C76];LEN([.C76])-FIND(&quot;.&quot;;[.C76]))" office:value-type="string" office:string-value="wp.pl" calcext:value-type="string">
            <text:p>wp.pl</text:p>
          </table:table-cell>
          <table:table-cell table:style-name="ce212" office:value-type="string" calcext:value-type="string">
            <text:p>wiadomosci.wp.pl</text:p>
          </table:table-cell>
          <table:table-cell table:style-name="ce437" office:value-type="string" calcext:value-type="string">
            <text:p>ADVERT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76" calcext:value-type="float">
            <text:p>76</text:p>
          </table:table-cell>
          <table:table-cell table:style-name="ce429" table:formula="of:=RIGHT([.C77];LEN([.C77])-FIND(&quot;.&quot;;[.C77]))" office:value-type="string" office:string-value="wp.pl" calcext:value-type="string">
            <text:p>wp.pl</text:p>
          </table:table-cell>
          <table:table-cell table:style-name="ce435" office:value-type="string" calcext:value-type="string">
            <text:p>www.wp.pl</text:p>
          </table:table-cell>
          <table:table-cell table:style-name="ce454" office:value-type="string" calcext:value-type="string">
            <text:p>OK</text:p>
          </table:table-cell>
          <table:table-cell table:style-name="ce435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4" office:value-type="float" office:value="77" calcext:value-type="float">
            <text:p>77</text:p>
          </table:table-cell>
          <table:table-cell table:style-name="ce430"/>
          <table:table-cell table:style-name="ce212" office:value-type="string" calcext:value-type="string">
            <text:p>autocentrum.pl</text:p>
          </table:table-cell>
          <table:table-cell table:style-name="ce437" office:value-type="string" calcext:value-type="string">
            <text:p>OK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78" calcext:value-type="float">
            <text:p>78</text:p>
          </table:table-cell>
          <table:table-cell table:style-name="ce416"/>
          <table:table-cell table:style-name="ce416" office:value-type="string" calcext:value-type="string">
            <text:p>easygo.pl</text:p>
          </table:table-cell>
          <table:table-cell table:style-name="ce455" office:value-type="string" calcext:value-type="string">
            <text:p>NO ADS BY DEFAULT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79" calcext:value-type="float">
            <text:p>79</text:p>
          </table:table-cell>
          <table:table-cell table:style-name="ce430"/>
          <table:table-cell table:style-name="ce212" office:value-type="string" calcext:value-type="string">
            <text:p>hotmoney.pl</text:p>
          </table:table-cell>
          <table:table-cell table:style-name="ce437" office:value-type="string" calcext:value-type="string">
            <text:p>NO ADS BY DEFAULT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80" calcext:value-type="float">
            <text:p>80</text:p>
          </table:table-cell>
          <table:table-cell table:style-name="ce416"/>
          <table:table-cell table:style-name="ce416" office:value-type="string" calcext:value-type="string">
            <text:p>interaktywnie.com</text:p>
          </table:table-cell>
          <table:table-cell table:style-name="ce438" office:value-type="string" calcext:value-type="string">
            <text:p>NO ADS BY DEFAULT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81" calcext:value-type="float">
            <text:p>81</text:p>
          </table:table-cell>
          <table:table-cell table:style-name="ce430"/>
          <table:table-cell table:style-name="ce212" office:value-type="string" calcext:value-type="string">
            <text:p>inwestycje.pl</text:p>
          </table:table-cell>
          <table:table-cell table:style-name="ce437" office:value-type="string" calcext:value-type="string">
            <text:p>OK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82" calcext:value-type="float">
            <text:p>82</text:p>
          </table:table-cell>
          <table:table-cell table:style-name="ce416"/>
          <table:table-cell table:style-name="ce416" office:value-type="string" calcext:value-type="string">
            <text:p>kantory.pl</text:p>
          </table:table-cell>
          <table:table-cell table:style-name="ce438" office:value-type="string" calcext:value-type="string">
            <text:p>NO ADS BY DEFAULT</text:p>
          </table:table-cell>
          <table:table-cell table:style-name="ce416" office:value-type="string" calcext:value-type="string">
            <text:p>has connected sites</text:p>
          </table:table-cell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83" calcext:value-type="float">
            <text:p>83</text:p>
          </table:table-cell>
          <table:table-cell table:style-name="ce416"/>
          <table:table-cell table:style-name="ce212" office:value-type="string" calcext:value-type="string">
            <text:p>komediowo.pl</text:p>
          </table:table-cell>
          <table:table-cell table:style-name="ce437" office:value-type="string" calcext:value-type="string">
            <text:p>OK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84" calcext:value-type="float">
            <text:p>84</text:p>
          </table:table-cell>
          <table:table-cell table:style-name="ce416"/>
          <table:table-cell table:style-name="ce416" office:value-type="string" calcext:value-type="string">
            <text:p>mojeauto.pl</text:p>
          </table:table-cell>
          <table:table-cell table:style-name="ce438" office:value-type="string" calcext:value-type="string">
            <text:p>OK</text:p>
          </table:table-cell>
          <table:table-cell table:style-name="ce416" office:value-type="string" calcext:value-type="string">
            <text:p>has connected sites</text:p>
          </table:table-cell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85" calcext:value-type="float">
            <text:p>85</text:p>
          </table:table-cell>
          <table:table-cell table:style-name="ce416"/>
          <table:table-cell table:style-name="ce212" office:value-type="string" calcext:value-type="string">
            <text:p>nasygnale.pl</text:p>
          </table:table-cell>
          <table:table-cell table:style-name="ce437" office:value-type="string" calcext:value-type="string">
            <text:p>OK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86" calcext:value-type="float">
            <text:p>86</text:p>
          </table:table-cell>
          <table:table-cell table:style-name="ce416"/>
          <table:table-cell table:style-name="ce416" office:value-type="string" calcext:value-type="string">
            <text:p>niewiarygodne.pl</text:p>
          </table:table-cell>
          <table:table-cell table:style-name="ce438" office:value-type="string" calcext:value-type="string">
            <text:p>OK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87" calcext:value-type="float">
            <text:p>87</text:p>
          </table:table-cell>
          <table:table-cell table:style-name="ce416"/>
          <table:table-cell table:style-name="ce416" office:value-type="string" calcext:value-type="string">
            <text:p>odkrywcy.pl</text:p>
          </table:table-cell>
          <table:table-cell table:style-name="ce438" office:value-type="string" calcext:value-type="string">
            <text:p>OK</text:p>
          </table:table-cell>
          <table:table-cell table:style-name="ce416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88" calcext:value-type="float">
            <text:p>88</text:p>
          </table:table-cell>
          <table:table-cell table:style-name="ce416"/>
          <table:table-cell table:style-name="ce212" office:value-type="string" calcext:value-type="string">
            <text:p>sfora.pl</text:p>
          </table:table-cell>
          <table:table-cell table:style-name="ce437" office:value-type="string" calcext:value-type="string">
            <text:p>OK</text:p>
          </table:table-cell>
          <table:table-cell table:style-name="ce430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89" calcext:value-type="float">
            <text:p>89</text:p>
          </table:table-cell>
          <table:table-cell table:style-name="ce416"/>
          <table:table-cell table:style-name="ce212" office:value-type="string" calcext:value-type="string">
            <text:p>fotoblogia.pl</text:p>
          </table:table-cell>
          <table:table-cell table:style-name="ce437" office:value-type="string" calcext:value-type="string">
            <text:p>OK</text:p>
          </table:table-cell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90" calcext:value-type="float">
            <text:p>90</text:p>
          </table:table-cell>
          <table:table-cell table:style-name="ce416"/>
          <table:table-cell table:style-name="ce416" office:value-type="string" calcext:value-type="string">
            <text:p>moneyv.wp.pl</text:p>
          </table:table-cell>
          <table:table-cell table:style-name="ce438" office:value-type="string" calcext:value-type="string">
            <text:p>OK</text:p>
          </table:table-cell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91" calcext:value-type="float">
            <text:p>91</text:p>
          </table:table-cell>
          <table:table-cell table:style-name="ce416"/>
          <table:table-cell table:style-name="ce212"/>
          <table:table-cell table:style-name="ce437"/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92" calcext:value-type="float">
            <text:p>92</text:p>
          </table:table-cell>
          <table:table-cell table:style-name="ce430"/>
          <table:table-cell table:style-name="ce416"/>
          <table:table-cell table:style-name="ce438"/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93" calcext:value-type="float">
            <text:p>93</text:p>
          </table:table-cell>
          <table:table-cell table:style-name="ce416"/>
          <table:table-cell table:style-name="ce212"/>
          <table:table-cell table:style-name="ce437"/>
          <table:table-cell table:style-name="ce430" office:value-type="string" calcext:value-type="string">
            <text:p>wiadomosci.wp.pl,wawalove.wp.pl,turystyka.wp.pl,teleshow.wp.pl,opinie.wp.pl,gwiazdy.wp.pl,ksiazki.wp.pl,film.wp.pl ,facet.wp.pl,kobieta.wp.pl,kuchnia.wp.pl,moto.wp.pl,tech.wp.pl,gry.wp.pl,finanse.wp.pl</text:p>
          </table:table-cell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94" calcext:value-type="float">
            <text:p>94</text:p>
          </table:table-cell>
          <table:table-cell table:style-name="ce416" table:number-columns-repeated="2"/>
          <table:table-cell table:style-name="ce438"/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95" calcext:value-type="float">
            <text:p>95</text:p>
          </table:table-cell>
          <table:table-cell table:style-name="ce416"/>
          <table:table-cell table:style-name="ce212"/>
          <table:table-cell table:style-name="ce437"/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96" calcext:value-type="float">
            <text:p>96</text:p>
          </table:table-cell>
          <table:table-cell table:style-name="ce416" table:number-columns-repeated="2"/>
          <table:table-cell table:style-name="ce438"/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97" calcext:value-type="float">
            <text:p>97</text:p>
          </table:table-cell>
          <table:table-cell table:style-name="ce416"/>
          <table:table-cell table:style-name="ce212"/>
          <table:table-cell table:style-name="ce437"/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 office:value-type="float" office:value="98" calcext:value-type="float">
            <text:p>98</text:p>
          </table:table-cell>
          <table:table-cell table:style-name="ce416" table:number-columns-repeated="2"/>
          <table:table-cell table:style-name="ce438"/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4" office:value-type="float" office:value="99" calcext:value-type="float">
            <text:p>99</text:p>
          </table:table-cell>
          <table:table-cell table:style-name="ce416"/>
          <table:table-cell table:style-name="ce212"/>
          <table:table-cell table:style-name="ce437"/>
          <table:table-cell table:style-name="ce430"/>
          <table:table-cell table:style-name="ce460"/>
          <table:table-cell table:style-name="ce467"/>
          <table:table-cell table:number-columns-repeated="1017"/>
        </table:table-row>
        <table:table-row table:style-name="ro1">
          <table:table-cell table:style-name="ce425"/>
          <table:table-cell table:style-name="ce416" table:number-columns-repeated="2"/>
          <table:table-cell table:style-name="ce438"/>
          <table:table-cell table:style-name="ce416"/>
          <table:table-cell table:style-name="ce461"/>
          <table:table-cell table:style-name="ce468"/>
          <table:table-cell table:number-columns-repeated="1017"/>
        </table:table-row>
        <table:table-row table:style-name="ro1">
          <table:table-cell table:style-name="ce426"/>
          <table:table-cell table:style-name="ce431"/>
          <table:table-cell table:style-name="ce436" office:value-type="string" calcext:value-type="string">
            <text:p>COVER </text:p>
          </table:table-cell>
          <table:table-cell table:style-name="ce456" table:formula="of:=(COUNTIF([.D2:.D101];&quot;OK&quot;)+COUNTIF([.D2:.D101];&quot;NO ADS BY DEFAULT&quot;))/COUNTIF([.D2:.D101];&quot;*&quot;)" office:value-type="percentage" office:value="0.733333333333333" calcext:value-type="percentage">
            <text:p>73.33%</text:p>
          </table:table-cell>
          <table:table-cell table:style-name="ce458"/>
          <table:table-cell table:style-name="ce464" office:value-type="string" calcext:value-type="string">
            <text:p><text:s/>CONFIRMED ADS </text:p>
          </table:table-cell>
          <table:table-cell table:style-name="ce471" table:formula="of:=(COUNTIF([.D2:.D101];&quot;ADVERT&quot;)+COUNTIF([.D2:.D101];&quot;Anti-adblock&quot;))/COUNTIF([.D2:.D101];&quot;*&quot;)" office:value-type="percentage" office:value="0.211111111111111" calcext:value-type="percentage">
            <text:p>21.11%</text:p>
          </table:table-cell>
          <table:table-cell table:number-columns-repeated="1017"/>
        </table:table-row>
        <table:table-row table:style-name="ro2" table:number-rows-repeated="114">
          <table:table-cell table:number-columns-repeated="3"/>
          <table:table-cell table:style-name="ce457"/>
          <table:table-cell table:number-columns-repeated="1020"/>
        </table:table-row>
        <table:table-row table:style-name="ro2" table:number-rows-repeated="10483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WP-group'.D2:'WP-group'.D17 'WP-group'.D19:'WP-group'.D33 'WP-group'.D46:'WP-group'.D46 'WP-group'.D48:'WP-group'.D48 'WP-group'.D50:'WP-group'.D50 'WP-group'.D52:'WP-group'.D58 'WP-group'.D71:'WP-group'.D78 'WP-group'.D37:'WP-group'.D37 'WP-group'.D40:'WP-group'.D42 'WP-group'.D60:'WP-group'.D69 'WP-group'.D80:'WP-group'.D216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  <calcext:conditional-format calcext:target-range-address="'WP-group'.D70:'WP-group'.D70">
            <calcext:condition calcext:apply-style-name="Good" calcext:value="=&quot;OK&quot;" calcext:base-cell-address="'WP-group'.D70"/>
            <calcext:condition calcext:apply-style-name="Neutral" calcext:value="=&quot;TO SUBMIT&quot;" calcext:base-cell-address="'WP-group'.D70"/>
            <calcext:condition calcext:apply-style-name="Error" calcext:value="=&quot;ADVERT&quot;" calcext:base-cell-address="'WP-group'.D70"/>
            <calcext:condition calcext:apply-style-name="Accent 2" calcext:value="=&quot;NO ADS BY DEFAULT&quot;" calcext:base-cell-address="'WP-group'.D70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4" table:target-range-address="'WP-group'.C78:'WP-group'.E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09:33:01.273876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10-14T09:36:25.498744868</dc:date>
    <meta:editing-cycles>159</meta:editing-cycles>
    <meta:editing-duration>P1DT8H2M47S</meta:editing-duration>
    <meta:generator>LibreOffice/6.0.7.3$Linux_X86_64 LibreOffice_project/00m0$Build-3</meta:generator>
    <meta:document-statistic meta:table-count="5" meta:cell-count="771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